
<file path=META-INF/manifest.xml><?xml version="1.0" encoding="utf-8"?>
<manifest:manifest xmlns:manifest="urn:oasis:names:tc:opendocument:xmlns:manifest:1.0">
  <manifest:file-entry manifest:full-path="/" manifest:media-type="application/vnd.oasis.opendocument.text"/>
  <manifest:file-entry manifest:full-path="content.xml" manifest:media-type="text/xml"/>
  <manifest:file-entry manifest:full-path="styles.xml" manifest:media-type="text/xml"/>
  <manifest:file-entry manifest:full-path="settings.xml" manifest:media-type="text/xml"/>
  <manifest:file-entry manifest:full-path="meta.xml" manifest:media-type="text/xml"/>
</manifest:manifest>
</file>

<file path=content.xml><?xml version="1.0" encoding="utf-8"?>
<office:document-content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Nirmala UI" svg:font-family="Nirmala UI" style:font-family-generic="swiss" style:font-pitch="variable" svg:panose-1="2 11 5 2 4 2 4 2 2 3"/>
    <style:font-face style:name="Calibri Light" svg:font-family="Calibri Light" style:font-family-generic="swiss" style:font-pitch="variable" svg:panose-1="2 15 3 2 2 2 4 3 2 4"/>
  </office:font-face-decl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style style:name="P1" style:parent-style-name="Standard" style:master-page-name="MP0" style:family="paragraph">
      <style:paragraph-properties fo:break-before="page" fo:text-align="justify"/>
    </style:style>
    <style:style style:name="P2" style:parent-style-name="Standard" style:family="paragraph">
      <style:paragraph-properties fo:text-align="justify"/>
    </style:style>
    <style:style style:name="T3" style:parent-style-name="VarsayılanParagrafYazıTipi" style:family="text">
      <style:text-properties style:font-name-complex="Calibri" style:text-underline-type="single" style:text-underline-style="solid" style:text-underline-width="auto" style:text-underline-mode="continuous"/>
    </style:style>
    <style:style style:name="P4" style:parent-style-name="Standard" style:family="paragraph">
      <style:paragraph-properties fo:text-align="justify" fo:text-indent="0.4916in"/>
    </style:style>
    <style:style style:name="T5" style:parent-style-name="VarsayılanParagrafYazıTipi" style:family="text">
      <style:text-properties style:font-name-complex="Calibri"/>
    </style:style>
    <style:style style:name="T6" style:parent-style-name="VarsayılanParagrafYazıTipi" style:family="text">
      <style:text-properties style:font-name-complex="Calibri"/>
    </style:style>
    <style:style style:name="T7" style:parent-style-name="VarsayılanParagrafYazıTipi" style:family="text">
      <style:text-properties style:font-name-complex="Calibri" fo:font-weight="bold" style:font-weight-asian="bold" style:font-weight-complex="bold"/>
    </style:style>
    <style:style style:name="T8" style:parent-style-name="VarsayılanParagrafYazıTipi" style:family="text">
      <style:text-properties style:font-name-complex="Calibri"/>
    </style:style>
    <style:style style:name="T9" style:parent-style-name="VarsayılanParagrafYazıTipi" style:family="text">
      <style:text-properties style:font-name-complex="Calibri" fo:font-weight="bold" style:font-weight-asian="bold" style:font-weight-complex="bold"/>
    </style:style>
    <style:style style:name="T10" style:parent-style-name="VarsayılanParagrafYazıTipi" style:family="text">
      <style:text-properties style:font-name-complex="Calibri"/>
    </style:style>
    <style:style style:name="T11" style:parent-style-name="VarsayılanParagrafYazıTipi" style:family="text">
      <style:text-properties style:font-name-complex="Calibri" fo:font-weight="bold" style:font-weight-asian="bold" style:font-weight-complex="bold"/>
    </style:style>
    <style:style style:name="T12" style:parent-style-name="VarsayılanParagrafYazıTipi" style:family="text">
      <style:text-properties style:font-name-complex="Calibri" fo:font-weight="bold" style:font-weight-asian="bold" style:font-weight-complex="bold"/>
    </style:style>
    <style:style style:name="T13" style:parent-style-name="VarsayılanParagrafYazıTipi" style:family="text">
      <style:text-properties style:font-name-complex="Calibri"/>
    </style:style>
    <style:style style:name="T14" style:parent-style-name="VarsayılanParagrafYazıTipi" style:family="text">
      <style:text-properties style:font-name-complex="Calibri"/>
    </style:style>
    <style:style style:name="T15" style:parent-style-name="VarsayılanParagrafYazıTipi" style:family="text">
      <style:text-properties style:font-name-complex="Calibri" fo:font-weight="bold" style:font-weight-asian="bold" style:font-weight-complex="bold" style:text-underline-type="single" style:text-underline-style="solid" style:text-underline-width="auto" style:text-underline-mode="continuous"/>
    </style:style>
    <style:style style:name="T16" style:parent-style-name="VarsayılanParagrafYazıTipi" style:family="text">
      <style:text-properties style:font-name-complex="Calibri" fo:font-weight="bold" style:font-weight-asian="bold" style:font-weight-complex="bold" style:text-underline-type="single" style:text-underline-style="solid" style:text-underline-width="auto" style:text-underline-mode="continuous"/>
    </style:style>
    <style:style style:name="T17" style:parent-style-name="VarsayılanParagrafYazıTipi" style:family="text">
      <style:text-properties style:font-name-complex="Calibri"/>
    </style:style>
    <style:style style:name="T18" style:parent-style-name="VarsayılanParagrafYazıTipi" style:family="text">
      <style:text-properties style:font-name-complex="Calibri"/>
    </style:style>
    <style:style style:name="T19" style:parent-style-name="VarsayılanParagrafYazıTipi" style:family="text">
      <style:text-properties style:font-name-complex="Calibri"/>
    </style:style>
    <style:style style:name="P20" style:parent-style-name="Standard" style:family="paragraph">
      <style:paragraph-properties fo:text-align="justify" fo:text-indent="0.4916in"/>
    </style:style>
    <style:style style:name="T21" style:parent-style-name="VarsayılanParagrafYazıTipi" style:family="text">
      <style:text-properties style:font-name-complex="Calibri"/>
    </style:style>
    <style:style style:name="T22" style:parent-style-name="VarsayılanParagrafYazıTipi" style:family="text">
      <style:text-properties style:font-name-complex="Calibri"/>
    </style:style>
    <style:style style:name="P23" style:parent-style-name="Standard" style:family="paragraph">
      <style:paragraph-properties fo:text-align="justify" fo:text-indent="0.4916in"/>
    </style:style>
    <style:style style:name="T24" style:parent-style-name="VarsayılanParagrafYazıTipi" style:family="text">
      <style:text-properties style:font-name-complex="Calibri"/>
    </style:style>
    <style:style style:name="T25" style:parent-style-name="VarsayılanParagrafYazıTipi" style:family="text">
      <style:text-properties style:font-name-complex="Calibri"/>
    </style:style>
    <style:style style:name="P26" style:parent-style-name="Standard" style:family="paragraph">
      <style:paragraph-properties fo:text-align="justify"/>
    </style:style>
    <style:style style:name="P27" style:parent-style-name="Standard" style:family="paragraph">
      <style:paragraph-properties fo:text-align="justify"/>
    </style:style>
    <style:style style:name="T28" style:parent-style-name="VarsayılanParagrafYazıTipi" style:family="text">
      <style:text-properties style:font-name-complex="Calibri"/>
    </style:style>
    <style:style style:name="T29" style:parent-style-name="VarsayılanParagrafYazıTipi" style:family="text">
      <style:text-properties style:font-name-complex="Calibri"/>
    </style:style>
    <style:style style:name="P30" style:parent-style-name="Standard" style:family="paragraph">
      <style:paragraph-properties fo:text-align="justify"/>
    </style:style>
    <style:style style:name="T31" style:parent-style-name="VarsayılanParagrafYazıTipi" style:family="text">
      <style:text-properties style:font-name-complex="Calibri"/>
    </style:style>
    <style:style style:name="T32" style:parent-style-name="VarsayılanParagrafYazıTipi" style:family="text">
      <style:text-properties style:font-name-complex="Calibri"/>
    </style:style>
    <style:style style:name="P33" style:parent-style-name="Textbody" style:family="paragraph">
      <style:paragraph-properties fo:text-align="justify" fo:margin-bottom="0in" fo:line-height="100%"/>
    </style:style>
    <style:style style:name="T34" style:parent-style-name="VarsayılanParagrafYazıTipi" style:family="text">
      <style:text-properties style:font-name-complex="Calibri"/>
    </style:style>
    <style:style style:name="P35" style:parent-style-name="Textbody" style:family="paragraph">
      <style:paragraph-properties fo:text-align="justify" fo:margin-top="0.0395in" fo:margin-bottom="0.0395in" fo:line-height="100%"/>
    </style:style>
    <style:style style:name="T36" style:parent-style-name="VarsayılanParagrafYazıTipi" style:family="text">
      <style:text-properties fo:font-weight="bold" style:font-weight-asian="bold"/>
    </style:style>
    <style:style style:name="P37" style:parent-style-name="Textbody" style:family="paragraph">
      <style:paragraph-properties fo:text-align="justify" fo:margin-top="0.0395in" fo:margin-bottom="0.0395in" fo:line-height="100%"/>
    </style:style>
    <style:style style:name="P38" style:parent-style-name="Textbody" style:family="paragraph">
      <style:paragraph-properties fo:text-align="justify" fo:margin-bottom="0in" fo:line-height="100%"/>
    </style:style>
    <style:style style:name="P39" style:parent-style-name="Textbody" style:family="paragraph">
      <style:paragraph-properties fo:text-align="justify" fo:margin-bottom="0in" fo:line-height="100%"/>
    </style:style>
    <style:style style:name="P40" style:parent-style-name="Textbody" style:family="paragraph">
      <style:paragraph-properties fo:text-align="justify" fo:margin-top="0.0395in" fo:margin-bottom="0.0395in" fo:line-height="100%"/>
    </style:style>
    <style:style style:name="P41" style:parent-style-name="Standard" style:family="paragraph">
      <style:paragraph-properties fo:text-align="justify"/>
    </style:style>
    <style:style style:name="P42" style:parent-style-name="Standard" style:family="paragraph">
      <style:paragraph-properties fo:text-align="justify"/>
    </style:style>
    <style:style style:name="P43" style:parent-style-name="Standard" style:family="paragraph">
      <style:paragraph-properties fo:text-align="justify"/>
    </style:style>
    <style:style style:name="T44" style:parent-style-name="VarsayılanParagrafYazıTipi" style:family="text">
      <style:text-properties style:font-name-complex="Calibri"/>
    </style:style>
    <style:style style:name="P45" style:parent-style-name="Standard" style:family="paragraph">
      <style:paragraph-properties fo:text-align="justify"/>
    </style:style>
    <style:style style:name="T46" style:parent-style-name="VarsayılanParagrafYazıTipi" style:family="text">
      <style:text-properties style:font-name-complex="Calibri"/>
    </style:style>
    <style:style style:name="P47" style:parent-style-name="Standard" style:family="paragraph">
      <style:paragraph-properties fo:text-align="justify"/>
    </style:style>
    <style:style style:name="T48" style:parent-style-name="VarsayılanParagrafYazıTipi" style:family="text">
      <style:text-properties style:font-name-complex="Calibri"/>
    </style:style>
    <style:style style:name="P49" style:parent-style-name="Standard" style:family="paragraph">
      <style:paragraph-properties fo:text-align="justify"/>
    </style:style>
    <style:style style:name="P50" style:parent-style-name="Standard" style:family="paragraph">
      <style:paragraph-properties fo:text-align="justify"/>
    </style:style>
    <style:style style:name="P51" style:parent-style-name="Standard" style:family="paragraph">
      <style:paragraph-properties fo:text-align="justify"/>
    </style:style>
    <style:style style:name="T52" style:parent-style-name="VarsayılanParagrafYazıTipi" style:family="text">
      <style:text-properties style:font-name-complex="Calibri"/>
    </style:style>
    <style:style style:name="P53" style:parent-style-name="Standard" style:family="paragraph">
      <style:paragraph-properties fo:text-align="justify"/>
    </style:style>
    <style:style style:name="T54" style:parent-style-name="VarsayılanParagrafYazıTipi" style:family="text">
      <style:text-properties style:font-name-complex="Calibri"/>
    </style:style>
    <style:style style:name="P55" style:parent-style-name="Standard" style:family="paragraph">
      <style:paragraph-properties fo:text-align="justify"/>
    </style:style>
    <style:style style:name="T56" style:parent-style-name="VarsayılanParagrafYazıTipi" style:family="text">
      <style:text-properties style:font-name-complex="Calibri"/>
    </style:style>
    <style:style style:name="P57" style:parent-style-name="Standard" style:family="paragraph">
      <style:paragraph-properties fo:text-align="justify"/>
    </style:style>
    <style:style style:name="T58" style:parent-style-name="VarsayılanParagrafYazıTipi" style:family="text">
      <style:text-properties style:font-name-complex="Calibri"/>
    </style:style>
    <style:style style:name="T59" style:parent-style-name="VarsayılanParagrafYazıTipi" style:family="text">
      <style:text-properties style:font-name-complex="Calibri"/>
    </style:style>
    <style:style style:name="P60" style:parent-style-name="Standard" style:family="paragraph">
      <style:paragraph-properties fo:text-align="justify"/>
    </style:style>
    <style:style style:name="P61" style:parent-style-name="Standard" style:family="paragraph">
      <style:paragraph-properties fo:text-align="justify"/>
    </style:style>
    <style:style style:name="P62" style:parent-style-name="Standard" style:family="paragraph">
      <style:paragraph-properties fo:text-align="justify"/>
    </style:style>
    <style:style style:name="P63" style:parent-style-name="Standard" style:family="paragraph">
      <style:paragraph-properties fo:text-align="justify"/>
    </style:style>
    <style:style style:name="P64" style:parent-style-name="Standard" style:family="paragraph">
      <style:paragraph-properties fo:text-align="justify"/>
    </style:style>
    <style:style style:name="P65" style:parent-style-name="Standard" style:family="paragraph">
      <style:paragraph-properties fo:text-align="justify"/>
    </style:style>
    <style:style style:name="P66" style:parent-style-name="Standard" style:family="paragraph">
      <style:paragraph-properties fo:text-align="justify"/>
    </style:style>
    <style:style style:name="P67" style:parent-style-name="Standard" style:family="paragraph">
      <style:paragraph-properties fo:text-align="justify"/>
    </style:style>
    <style:style style:name="P68" style:parent-style-name="Standard" style:family="paragraph">
      <style:paragraph-properties fo:text-align="justify"/>
    </style:style>
    <style:style style:name="P69" style:parent-style-name="Standard" style:family="paragraph">
      <style:paragraph-properties fo:text-align="justify"/>
    </style:style>
    <style:style style:name="P70" style:parent-style-name="Standard" style:family="paragraph">
      <style:paragraph-properties fo:text-align="justify"/>
    </style:style>
    <style:style style:name="P71" style:parent-style-name="Standard" style:family="paragraph">
      <style:paragraph-properties fo:text-align="justify"/>
    </style:style>
    <style:style style:name="P72" style:parent-style-name="Standard" style:family="paragraph">
      <style:paragraph-properties fo:text-align="justify"/>
    </style:style>
    <style:style style:name="P73" style:parent-style-name="Standard" style:family="paragraph">
      <style:paragraph-properties fo:text-align="justify"/>
    </style:style>
    <style:style style:name="P74" style:parent-style-name="Standard" style:family="paragraph">
      <style:paragraph-properties fo:text-align="justify"/>
    </style:style>
    <style:style style:name="P75" style:parent-style-name="Standard" style:family="paragraph">
      <style:paragraph-properties fo:text-align="justify"/>
    </style:style>
    <style:style style:name="P76" style:parent-style-name="Standard" style:family="paragraph">
      <style:paragraph-properties fo:text-align="justify"/>
    </style:style>
    <style:style style:name="P77" style:parent-style-name="Standard" style:family="paragraph">
      <style:paragraph-properties fo:text-align="justify"/>
    </style:style>
    <style:style style:name="P78" style:parent-style-name="Standard" style:family="paragraph">
      <style:paragraph-properties fo:text-align="justify"/>
    </style:style>
    <style:style style:name="T79" style:parent-style-name="VarsayılanParagrafYazıTipi" style:family="text">
      <style:text-properties style:font-name-complex="Calibri"/>
    </style:style>
    <style:style style:name="P80" style:parent-style-name="Standard" style:family="paragraph">
      <style:paragraph-properties fo:text-align="justify"/>
    </style:style>
    <style:style style:name="T81" style:parent-style-name="VarsayılanParagrafYazıTipi" style:family="text">
      <style:text-properties style:font-name-complex="Calibri"/>
    </style:style>
    <style:style style:name="T82" style:parent-style-name="VarsayılanParagrafYazıTipi" style:family="text">
      <style:text-properties style:font-name-complex="Calibri"/>
    </style:style>
    <style:style style:name="P83" style:parent-style-name="Standard" style:family="paragraph">
      <style:paragraph-properties fo:text-align="justify"/>
    </style:style>
    <style:style style:name="T84" style:parent-style-name="VarsayılanParagrafYazıTipi" style:family="text">
      <style:text-properties style:font-name-complex="Calibri"/>
    </style:style>
    <style:style style:name="P85" style:parent-style-name="Standard" style:family="paragraph">
      <style:paragraph-properties fo:text-align="justify"/>
    </style:style>
    <style:style style:name="T86" style:parent-style-name="VarsayılanParagrafYazıTipi" style:family="text">
      <style:text-properties style:font-name-complex="Calibri"/>
    </style:style>
    <style:style style:name="P87" style:parent-style-name="Standard" style:family="paragraph">
      <style:paragraph-properties fo:text-align="justify"/>
    </style:style>
    <style:style style:name="T88" style:parent-style-name="VarsayılanParagrafYazıTipi" style:family="text">
      <style:text-properties style:font-name-complex="Calibri"/>
    </style:style>
    <style:style style:name="P89" style:parent-style-name="Standard" style:family="paragraph">
      <style:paragraph-properties fo:text-align="justify"/>
    </style:style>
    <style:style style:name="T90" style:parent-style-name="VarsayılanParagrafYazıTipi" style:family="text">
      <style:text-properties style:font-name-complex="Calibri"/>
    </style:style>
    <style:style style:name="T91" style:parent-style-name="VarsayılanParagrafYazıTipi" style:family="text">
      <style:text-properties style:font-name-complex="Calibri"/>
    </style:style>
    <style:style style:name="P92" style:parent-style-name="Standard" style:family="paragraph">
      <style:paragraph-properties fo:text-align="justify"/>
    </style:style>
    <style:style style:name="T93" style:parent-style-name="VarsayılanParagrafYazıTipi" style:family="text">
      <style:text-properties style:font-name-complex="Calibri"/>
    </style:style>
    <style:style style:name="P94" style:parent-style-name="Standard" style:family="paragraph">
      <style:paragraph-properties fo:text-align="justify"/>
    </style:style>
    <style:style style:name="T95" style:parent-style-name="VarsayılanParagrafYazıTipi" style:family="text">
      <style:text-properties style:font-name-complex="Calibri"/>
    </style:style>
    <style:style style:name="P96" style:parent-style-name="Standard" style:family="paragraph">
      <style:paragraph-properties fo:text-align="justify"/>
    </style:style>
    <style:style style:name="T97" style:parent-style-name="VarsayılanParagrafYazıTipi" style:family="text">
      <style:text-properties style:font-name-complex="Calibri"/>
    </style:style>
    <style:style style:name="T98" style:parent-style-name="VarsayılanParagrafYazıTipi" style:family="text">
      <style:text-properties style:font-name-complex="Calibri"/>
    </style:style>
    <style:style style:name="P99" style:parent-style-name="Standard" style:family="paragraph">
      <style:paragraph-properties fo:text-align="justify"/>
    </style:style>
    <style:style style:name="T100" style:parent-style-name="VarsayılanParagrafYazıTipi" style:family="text">
      <style:text-properties style:font-name-complex="Calibri"/>
    </style:style>
    <style:style style:name="P101" style:parent-style-name="Standard" style:family="paragraph">
      <style:paragraph-properties fo:text-align="justify"/>
    </style:style>
    <style:style style:name="P102" style:parent-style-name="Standard" style:family="paragraph">
      <style:paragraph-properties fo:text-align="justify"/>
    </style:style>
    <style:style style:name="T103" style:parent-style-name="VarsayılanParagrafYazıTipi" style:family="text">
      <style:text-properties style:font-name-complex="Calibri"/>
    </style:style>
    <style:style style:name="P104" style:parent-style-name="Standard" style:family="paragraph">
      <style:paragraph-properties fo:text-align="justify"/>
    </style:style>
    <style:style style:name="T105" style:parent-style-name="VarsayılanParagrafYazıTipi" style:family="text">
      <style:text-properties style:font-name-complex="Calibri"/>
    </style:style>
    <style:style style:name="P106" style:parent-style-name="Standard" style:family="paragraph">
      <style:paragraph-properties fo:text-align="justify"/>
    </style:style>
    <style:style style:name="T107" style:parent-style-name="VarsayılanParagrafYazıTipi" style:family="text">
      <style:text-properties style:font-name-complex="Calibri"/>
    </style:style>
    <style:style style:name="T108" style:parent-style-name="VarsayılanParagrafYazıTipi" style:family="text">
      <style:text-properties style:font-name-complex="Calibri"/>
    </style:style>
    <style:style style:name="P109" style:parent-style-name="Standard" style:family="paragraph">
      <style:paragraph-properties fo:text-align="justify"/>
    </style:style>
    <style:style style:name="T110" style:parent-style-name="VarsayılanParagrafYazıTipi" style:family="text">
      <style:text-properties style:font-name-complex="Calibri"/>
    </style:style>
    <style:style style:name="P111" style:parent-style-name="Standard" style:family="paragraph">
      <style:paragraph-properties fo:text-align="justify"/>
    </style:style>
    <style:style style:name="T112" style:parent-style-name="VarsayılanParagrafYazıTipi" style:family="text">
      <style:text-properties style:font-name-complex="Calibri"/>
    </style:style>
    <style:style style:name="P113" style:parent-style-name="Standard" style:family="paragraph">
      <style:paragraph-properties fo:text-align="justify"/>
    </style:style>
    <style:style style:name="T114" style:parent-style-name="VarsayılanParagrafYazıTipi" style:family="text">
      <style:text-properties style:font-name-complex="Calibri"/>
    </style:style>
    <style:style style:name="T115" style:parent-style-name="VarsayılanParagrafYazıTipi" style:family="text">
      <style:text-properties style:font-name-complex="Calibri"/>
    </style:style>
    <style:style style:name="P116" style:parent-style-name="Standard" style:family="paragraph">
      <style:paragraph-properties fo:text-align="justify"/>
    </style:style>
    <style:style style:name="T117" style:parent-style-name="VarsayılanParagrafYazıTipi" style:family="text">
      <style:text-properties style:font-name-complex="Calibri"/>
    </style:style>
    <style:style style:name="P118" style:parent-style-name="Standard" style:family="paragraph">
      <style:paragraph-properties fo:text-align="justify"/>
    </style:style>
    <style:style style:name="T119" style:parent-style-name="VarsayılanParagrafYazıTipi" style:family="text">
      <style:text-properties style:font-name-complex="Calibri"/>
    </style:style>
    <style:style style:name="P120" style:parent-style-name="Standard" style:family="paragraph">
      <style:paragraph-properties fo:text-align="justify"/>
    </style:style>
    <style:style style:name="T121" style:parent-style-name="VarsayılanParagrafYazıTipi" style:family="text">
      <style:text-properties style:font-name-complex="Calibri"/>
    </style:style>
    <style:style style:name="P122" style:parent-style-name="Standard" style:family="paragraph">
      <style:paragraph-properties fo:text-align="justify"/>
    </style:style>
    <style:style style:name="T123" style:parent-style-name="VarsayılanParagrafYazıTipi" style:family="text">
      <style:text-properties style:font-name-complex="Calibri"/>
    </style:style>
    <style:style style:name="T124" style:parent-style-name="VarsayılanParagrafYazıTipi" style:family="text">
      <style:text-properties style:font-name-complex="Calibri"/>
    </style:style>
    <style:style style:name="P125" style:parent-style-name="Standard" style:family="paragraph">
      <style:paragraph-properties fo:text-align="justify"/>
    </style:style>
    <style:style style:name="T126" style:parent-style-name="VarsayılanParagrafYazıTipi" style:family="text">
      <style:text-properties style:font-name-complex="Calibri"/>
    </style:style>
    <style:style style:name="P127" style:parent-style-name="Standard" style:family="paragraph">
      <style:paragraph-properties fo:text-align="justify"/>
    </style:style>
    <style:style style:name="T128" style:parent-style-name="VarsayılanParagrafYazıTipi" style:family="text">
      <style:text-properties style:font-name-complex="Calibri"/>
    </style:style>
    <style:style style:name="P129" style:parent-style-name="Standard" style:family="paragraph">
      <style:paragraph-properties fo:text-align="justify"/>
    </style:style>
    <style:style style:name="T130" style:parent-style-name="VarsayılanParagrafYazıTipi" style:family="text">
      <style:text-properties style:font-name-complex="Calibri"/>
    </style:style>
    <style:style style:name="T131" style:parent-style-name="VarsayılanParagrafYazıTipi" style:family="text">
      <style:text-properties style:font-name-complex="Calibri"/>
    </style:style>
    <style:style style:name="P132" style:parent-style-name="Standard" style:family="paragraph">
      <style:paragraph-properties fo:text-align="justify"/>
    </style:style>
    <style:style style:name="T133" style:parent-style-name="VarsayılanParagrafYazıTipi" style:family="text">
      <style:text-properties style:font-name-complex="Calibri"/>
    </style:style>
    <style:style style:name="P134" style:parent-style-name="Standard" style:family="paragraph">
      <style:paragraph-properties fo:text-align="justify"/>
    </style:style>
    <style:style style:name="T135" style:parent-style-name="VarsayılanParagrafYazıTipi" style:family="text">
      <style:text-properties style:font-name-complex="Calibri"/>
    </style:style>
    <style:style style:name="P136" style:parent-style-name="Standard" style:family="paragraph">
      <style:paragraph-properties fo:text-align="justify"/>
    </style:style>
    <style:style style:name="T137" style:parent-style-name="VarsayılanParagrafYazıTipi" style:family="text">
      <style:text-properties style:font-name-complex="Calibri"/>
    </style:style>
    <style:style style:name="T138" style:parent-style-name="VarsayılanParagrafYazıTipi" style:family="text">
      <style:text-properties style:font-name-complex="Calibri"/>
    </style:style>
    <style:style style:name="P139" style:parent-style-name="Standard" style:family="paragraph">
      <style:paragraph-properties fo:text-align="justify"/>
    </style:style>
    <style:style style:name="T140" style:parent-style-name="VarsayılanParagrafYazıTipi" style:family="text">
      <style:text-properties style:font-name-complex="Calibri"/>
    </style:style>
    <style:style style:name="P141" style:parent-style-name="Standard" style:family="paragraph">
      <style:paragraph-properties fo:text-align="justify"/>
    </style:style>
    <style:style style:name="T142" style:parent-style-name="VarsayılanParagrafYazıTipi" style:family="text">
      <style:text-properties style:font-name-complex="Calibri"/>
    </style:style>
    <style:style style:name="P143" style:parent-style-name="Standard" style:family="paragraph">
      <style:paragraph-properties fo:text-align="justify"/>
    </style:style>
    <style:style style:name="P144" style:parent-style-name="Standard" style:family="paragraph">
      <style:paragraph-properties fo:text-align="justify"/>
    </style:style>
    <style:style style:name="P145" style:parent-style-name="Standard" style:family="paragraph">
      <style:paragraph-properties fo:text-align="justify"/>
    </style:style>
    <style:style style:name="P146" style:parent-style-name="Standard" style:family="paragraph">
      <style:paragraph-properties fo:text-align="justify"/>
    </style:style>
    <style:style style:name="T147" style:parent-style-name="VarsayılanParagrafYazıTipi" style:family="text">
      <style:text-properties style:font-name-complex="Calibri"/>
    </style:style>
    <style:style style:name="T148" style:parent-style-name="VarsayılanParagrafYazıTipi" style:family="text">
      <style:text-properties style:font-name-complex="Calibri"/>
    </style:style>
    <style:style style:name="P149" style:parent-style-name="Standard" style:family="paragraph">
      <style:paragraph-properties fo:text-align="justify"/>
    </style:style>
    <style:style style:name="T150" style:parent-style-name="VarsayılanParagrafYazıTipi" style:family="text">
      <style:text-properties style:font-name-complex="Calibri"/>
    </style:style>
    <style:style style:name="P151" style:parent-style-name="Standard" style:family="paragraph">
      <style:paragraph-properties fo:text-align="justify"/>
    </style:style>
    <style:style style:name="T152" style:parent-style-name="VarsayılanParagrafYazıTipi" style:family="text">
      <style:text-properties style:font-name-complex="Calibri"/>
    </style:style>
    <style:style style:name="P153" style:parent-style-name="Standard" style:family="paragraph">
      <style:paragraph-properties fo:text-align="justify"/>
    </style:style>
    <style:style style:name="T154" style:parent-style-name="VarsayılanParagrafYazıTipi" style:family="text">
      <style:text-properties style:font-name-complex="Calibri"/>
    </style:style>
    <style:style style:name="T155" style:parent-style-name="VarsayılanParagrafYazıTipi" style:family="text">
      <style:text-properties style:font-name-complex="Calibri"/>
    </style:style>
    <style:style style:name="P156" style:parent-style-name="Standard" style:family="paragraph">
      <style:paragraph-properties fo:text-align="justify"/>
    </style:style>
    <style:style style:name="T157" style:parent-style-name="VarsayılanParagrafYazıTipi" style:family="text">
      <style:text-properties style:font-name-complex="Calibri"/>
    </style:style>
    <style:style style:name="P158" style:parent-style-name="Standard" style:family="paragraph">
      <style:paragraph-properties fo:text-align="justify"/>
    </style:style>
    <style:style style:name="T159" style:parent-style-name="VarsayılanParagrafYazıTipi" style:family="text">
      <style:text-properties style:font-name-complex="Calibri"/>
    </style:style>
    <style:style style:name="P160" style:parent-style-name="Standard" style:family="paragraph">
      <style:paragraph-properties fo:text-align="justify"/>
    </style:style>
    <style:style style:name="T161" style:parent-style-name="VarsayılanParagrafYazıTipi" style:family="text">
      <style:text-properties style:font-name-complex="Calibri"/>
    </style:style>
    <style:style style:name="T162" style:parent-style-name="VarsayılanParagrafYazıTipi" style:family="text">
      <style:text-properties style:font-name-complex="Calibri"/>
    </style:style>
    <style:style style:name="P163" style:parent-style-name="Standard" style:family="paragraph">
      <style:paragraph-properties fo:text-align="justify"/>
    </style:style>
    <style:style style:name="P164" style:parent-style-name="Standard" style:family="paragraph">
      <style:paragraph-properties fo:text-align="justify"/>
    </style:style>
    <style:style style:name="P165" style:parent-style-name="Standard" style:family="paragraph">
      <style:paragraph-properties fo:text-align="justify"/>
    </style:style>
    <style:style style:name="P166" style:parent-style-name="Standard" style:family="paragraph">
      <style:paragraph-properties fo:text-align="justify"/>
    </style:style>
    <style:style style:name="T167" style:parent-style-name="VarsayılanParagrafYazıTipi" style:family="text">
      <style:text-properties style:font-name-complex="Calibri"/>
    </style:style>
    <style:style style:name="P168" style:parent-style-name="Standard" style:family="paragraph">
      <style:paragraph-properties fo:text-align="justify"/>
    </style:style>
    <style:style style:name="T169" style:parent-style-name="VarsayılanParagrafYazıTipi" style:family="text">
      <style:text-properties style:font-name-complex="Calibri"/>
    </style:style>
    <style:style style:name="P170" style:parent-style-name="Standard" style:family="paragraph">
      <style:paragraph-properties fo:text-align="justify"/>
    </style:style>
    <style:style style:name="T171" style:parent-style-name="VarsayılanParagrafYazıTipi" style:family="text">
      <style:text-properties style:font-name-complex="Calibri"/>
    </style:style>
    <style:style style:name="T172" style:parent-style-name="VarsayılanParagrafYazıTipi" style:family="text">
      <style:text-properties style:font-name-complex="Calibri"/>
    </style:style>
    <style:style style:name="P173" style:parent-style-name="Standard" style:family="paragraph">
      <style:paragraph-properties fo:text-align="justify"/>
    </style:style>
    <style:style style:name="T174" style:parent-style-name="VarsayılanParagrafYazıTipi" style:family="text">
      <style:text-properties style:font-name-complex="Calibri"/>
    </style:style>
    <style:style style:name="P175" style:parent-style-name="Standard" style:family="paragraph">
      <style:paragraph-properties fo:text-align="justify"/>
    </style:style>
    <style:style style:name="T176" style:parent-style-name="VarsayılanParagrafYazıTipi" style:family="text">
      <style:text-properties style:font-name-complex="Calibri"/>
    </style:style>
    <style:style style:name="P177" style:parent-style-name="Standard" style:family="paragraph">
      <style:paragraph-properties fo:text-align="justify"/>
    </style:style>
    <style:style style:name="T178" style:parent-style-name="VarsayılanParagrafYazıTipi" style:family="text">
      <style:text-properties style:font-name-complex="Calibri"/>
    </style:style>
    <style:style style:name="T179" style:parent-style-name="VarsayılanParagrafYazıTipi" style:family="text">
      <style:text-properties style:font-name-complex="Calibri"/>
    </style:style>
    <style:style style:name="P180" style:parent-style-name="Standard" style:family="paragraph">
      <style:paragraph-properties fo:text-align="justify"/>
    </style:style>
    <style:style style:name="T181" style:parent-style-name="VarsayılanParagrafYazıTipi" style:family="text">
      <style:text-properties style:font-name-complex="Calibri"/>
    </style:style>
    <style:style style:name="P182" style:parent-style-name="Standard" style:family="paragraph">
      <style:paragraph-properties fo:text-align="justify"/>
    </style:style>
    <style:style style:name="T183" style:parent-style-name="VarsayılanParagrafYazıTipi" style:family="text">
      <style:text-properties style:font-name-complex="Calibri"/>
    </style:style>
    <style:style style:name="T184" style:parent-style-name="VarsayılanParagrafYazıTipi" style:family="text">
      <style:text-properties style:font-name-complex="Calibri"/>
    </style:style>
    <style:style style:name="P185" style:parent-style-name="Standard" style:family="paragraph">
      <style:paragraph-properties fo:text-align="justify"/>
    </style:style>
    <style:style style:name="T186" style:parent-style-name="VarsayılanParagrafYazıTipi" style:family="text">
      <style:text-properties style:font-name-complex="Calibri"/>
    </style:style>
    <style:style style:name="P187" style:parent-style-name="Standard" style:family="paragraph">
      <style:paragraph-properties fo:text-align="justify"/>
    </style:style>
    <style:style style:name="T188" style:parent-style-name="VarsayılanParagrafYazıTipi" style:family="text">
      <style:text-properties style:font-name-complex="Calibri"/>
    </style:style>
    <style:style style:name="P189" style:parent-style-name="Standard" style:family="paragraph">
      <style:paragraph-properties fo:text-align="justify"/>
    </style:style>
    <style:style style:name="T190" style:parent-style-name="VarsayılanParagrafYazıTipi" style:family="text">
      <style:text-properties style:font-name-complex="Calibri"/>
    </style:style>
    <style:style style:name="T191" style:parent-style-name="VarsayılanParagrafYazıTipi" style:family="text">
      <style:text-properties style:font-name-complex="Calibri"/>
    </style:style>
    <style:style style:name="P192" style:parent-style-name="Standard" style:family="paragraph">
      <style:paragraph-properties fo:text-align="justify"/>
    </style:style>
    <style:style style:name="T193" style:parent-style-name="VarsayılanParagrafYazıTipi" style:family="text">
      <style:text-properties style:font-name-complex="Calibri"/>
    </style:style>
    <style:style style:name="P194" style:parent-style-name="Standard" style:family="paragraph">
      <style:paragraph-properties fo:text-align="justify"/>
    </style:style>
    <style:style style:name="P195" style:parent-style-name="Standard" style:family="paragraph">
      <style:paragraph-properties fo:text-align="justify"/>
    </style:style>
    <style:style style:name="T196" style:parent-style-name="VarsayılanParagrafYazıTipi" style:family="text">
      <style:text-properties style:font-name-complex="Calibri"/>
    </style:style>
    <style:style style:name="P197" style:parent-style-name="Standard" style:family="paragraph">
      <style:paragraph-properties fo:text-align="justify"/>
    </style:style>
    <style:style style:name="T198" style:parent-style-name="VarsayılanParagrafYazıTipi" style:family="text">
      <style:text-properties style:font-name-complex="Calibri"/>
    </style:style>
    <style:style style:name="T199" style:parent-style-name="VarsayılanParagrafYazıTipi" style:family="text">
      <style:text-properties style:font-name-complex="Calibri"/>
    </style:style>
    <style:style style:name="P200" style:parent-style-name="Standard" style:family="paragraph">
      <style:paragraph-properties fo:text-align="justify"/>
    </style:style>
    <style:style style:name="T201" style:parent-style-name="VarsayılanParagrafYazıTipi" style:family="text">
      <style:text-properties style:font-name-complex="Calibri"/>
    </style:style>
    <style:style style:name="P202" style:parent-style-name="Standard" style:family="paragraph">
      <style:paragraph-properties fo:text-align="justify"/>
    </style:style>
    <style:style style:name="T203" style:parent-style-name="VarsayılanParagrafYazıTipi" style:family="text">
      <style:text-properties style:font-name-complex="Calibri"/>
    </style:style>
    <style:style style:name="P204" style:parent-style-name="Standard" style:family="paragraph">
      <style:paragraph-properties fo:text-align="justify"/>
    </style:style>
    <style:style style:name="T205" style:parent-style-name="VarsayılanParagrafYazıTipi" style:family="text">
      <style:text-properties style:font-name-complex="Calibri"/>
    </style:style>
    <style:style style:name="P206" style:parent-style-name="Standard" style:family="paragraph">
      <style:paragraph-properties fo:text-align="justify"/>
    </style:style>
    <style:style style:name="P207" style:parent-style-name="Standard" style:family="paragraph">
      <style:paragraph-properties fo:text-align="justify"/>
    </style:style>
    <style:style style:name="T208" style:parent-style-name="VarsayılanParagrafYazıTipi" style:family="text">
      <style:text-properties style:font-name-complex="Calibri"/>
    </style:style>
    <style:style style:name="T209" style:parent-style-name="VarsayılanParagrafYazıTipi" style:family="text">
      <style:text-properties style:font-name-complex="Calibri"/>
    </style:style>
    <style:style style:name="P210" style:parent-style-name="Standard" style:family="paragraph">
      <style:paragraph-properties fo:text-align="justify"/>
    </style:style>
    <style:style style:name="T211" style:parent-style-name="VarsayılanParagrafYazıTipi" style:family="text">
      <style:text-properties style:font-name-complex="Calibri"/>
    </style:style>
    <style:style style:name="P212" style:parent-style-name="Standard" style:family="paragraph">
      <style:paragraph-properties fo:text-align="justify"/>
    </style:style>
    <style:style style:name="T213" style:parent-style-name="VarsayılanParagrafYazıTipi" style:family="text">
      <style:text-properties style:font-name-complex="Calibri"/>
    </style:style>
    <style:style style:name="P214" style:parent-style-name="Standard" style:family="paragraph">
      <style:paragraph-properties fo:text-align="justify"/>
    </style:style>
    <style:style style:name="T215" style:parent-style-name="VarsayılanParagrafYazıTipi" style:family="text">
      <style:text-properties style:font-name-complex="Calibri"/>
    </style:style>
    <style:style style:name="T216" style:parent-style-name="VarsayılanParagrafYazıTipi" style:family="text">
      <style:text-properties style:font-name-complex="Calibri"/>
    </style:style>
    <style:style style:name="P217" style:parent-style-name="Standard" style:family="paragraph">
      <style:paragraph-properties fo:text-align="justify"/>
    </style:style>
    <style:style style:name="T218" style:parent-style-name="VarsayılanParagrafYazıTipi" style:family="text">
      <style:text-properties style:font-name-complex="Calibri"/>
    </style:style>
    <style:style style:name="P219" style:parent-style-name="Standard" style:family="paragraph">
      <style:paragraph-properties fo:text-align="justify"/>
    </style:style>
    <style:style style:name="T220" style:parent-style-name="VarsayılanParagrafYazıTipi" style:family="text">
      <style:text-properties style:font-name-complex="Calibri"/>
    </style:style>
    <style:style style:name="P221" style:parent-style-name="Standard" style:family="paragraph">
      <style:paragraph-properties fo:text-align="justify"/>
    </style:style>
    <style:style style:name="P222" style:parent-style-name="Standard" style:family="paragraph">
      <style:paragraph-properties fo:text-align="justify"/>
    </style:style>
    <style:style style:name="T223" style:parent-style-name="VarsayılanParagrafYazıTipi" style:family="text">
      <style:text-properties style:font-name-complex="Calibri"/>
    </style:style>
    <style:style style:name="P224" style:parent-style-name="Standard" style:family="paragraph">
      <style:paragraph-properties fo:text-align="justify"/>
    </style:style>
    <style:style style:name="T225" style:parent-style-name="VarsayılanParagrafYazıTipi" style:family="text">
      <style:text-properties style:font-name-complex="Calibri"/>
    </style:style>
    <style:style style:name="T226" style:parent-style-name="VarsayılanParagrafYazıTipi" style:family="text">
      <style:text-properties style:font-name-complex="Calibri"/>
    </style:style>
    <style:style style:name="P227" style:parent-style-name="Standard" style:family="paragraph">
      <style:paragraph-properties fo:text-align="justify"/>
    </style:style>
    <style:style style:name="T228" style:parent-style-name="VarsayılanParagrafYazıTipi" style:family="text">
      <style:text-properties style:font-name-complex="Calibri"/>
    </style:style>
    <style:style style:name="P229" style:parent-style-name="Standard" style:family="paragraph">
      <style:paragraph-properties fo:text-align="justify"/>
    </style:style>
    <style:style style:name="T230" style:parent-style-name="VarsayılanParagrafYazıTipi" style:family="text">
      <style:text-properties style:font-name-complex="Calibri"/>
    </style:style>
    <style:style style:name="P231" style:parent-style-name="Standard" style:family="paragraph">
      <style:paragraph-properties fo:text-align="justify"/>
    </style:style>
    <style:style style:name="T232" style:parent-style-name="VarsayılanParagrafYazıTipi" style:family="text">
      <style:text-properties style:font-name-complex="Calibri"/>
    </style:style>
    <style:style style:name="T233" style:parent-style-name="VarsayılanParagrafYazıTipi" style:family="text">
      <style:text-properties style:font-name-complex="Calibri"/>
    </style:style>
    <style:style style:name="P234" style:parent-style-name="Standard" style:family="paragraph">
      <style:paragraph-properties fo:text-align="justify"/>
    </style:style>
    <style:style style:name="T235" style:parent-style-name="VarsayılanParagrafYazıTipi" style:family="text">
      <style:text-properties style:font-name-complex="Calibri"/>
    </style:style>
    <style:style style:name="P236" style:parent-style-name="Standard" style:family="paragraph">
      <style:paragraph-properties fo:text-align="justify"/>
    </style:style>
    <style:style style:name="P237" style:parent-style-name="Standard" style:family="paragraph">
      <style:paragraph-properties fo:text-align="justify"/>
    </style:style>
    <style:style style:name="T238" style:parent-style-name="VarsayılanParagrafYazıTipi" style:family="text">
      <style:text-properties style:font-name-complex="Calibri"/>
    </style:style>
    <style:style style:name="P239" style:parent-style-name="Standard" style:family="paragraph">
      <style:paragraph-properties fo:text-align="justify"/>
    </style:style>
    <style:style style:name="T240" style:parent-style-name="VarsayılanParagrafYazıTipi" style:family="text">
      <style:text-properties style:font-name-complex="Calibri"/>
    </style:style>
    <style:style style:name="T241" style:parent-style-name="VarsayılanParagrafYazıTipi" style:family="text">
      <style:text-properties style:font-name-complex="Calibri"/>
    </style:style>
    <style:style style:name="P242" style:parent-style-name="Standard" style:family="paragraph">
      <style:paragraph-properties fo:text-align="justify"/>
    </style:style>
    <style:style style:name="T243" style:parent-style-name="VarsayılanParagrafYazıTipi" style:family="text">
      <style:text-properties style:font-name-complex="Calibri"/>
    </style:style>
    <style:style style:name="P244" style:parent-style-name="Standard" style:family="paragraph">
      <style:paragraph-properties fo:text-align="justify"/>
    </style:style>
    <style:style style:name="T245" style:parent-style-name="VarsayılanParagrafYazıTipi" style:family="text">
      <style:text-properties style:font-name-complex="Calibri"/>
    </style:style>
    <style:style style:name="P246" style:parent-style-name="Standard" style:family="paragraph">
      <style:paragraph-properties fo:text-align="justify"/>
    </style:style>
    <style:style style:name="T247" style:parent-style-name="VarsayılanParagrafYazıTipi" style:family="text">
      <style:text-properties style:font-name-complex="Calibri"/>
    </style:style>
    <style:style style:name="T248" style:parent-style-name="VarsayılanParagrafYazıTipi" style:family="text">
      <style:text-properties style:font-name-complex="Calibri"/>
    </style:style>
    <style:style style:name="P249" style:parent-style-name="Standard" style:family="paragraph">
      <style:paragraph-properties fo:text-align="justify"/>
    </style:style>
    <style:style style:name="T250" style:parent-style-name="VarsayılanParagrafYazıTipi" style:family="text">
      <style:text-properties style:font-name-complex="Calibri"/>
    </style:style>
    <style:style style:name="P251" style:parent-style-name="Standard" style:family="paragraph">
      <style:paragraph-properties fo:text-align="justify"/>
    </style:style>
    <style:style style:name="T252" style:parent-style-name="VarsayılanParagrafYazıTipi" style:family="text">
      <style:text-properties style:font-name-complex="Calibri"/>
    </style:style>
    <style:style style:name="T253" style:parent-style-name="VarsayılanParagrafYazıTipi" style:family="text">
      <style:text-properties style:font-name-complex="Calibri"/>
    </style:style>
    <style:style style:name="P254" style:parent-style-name="Standard" style:family="paragraph">
      <style:paragraph-properties fo:text-align="justify"/>
    </style:style>
    <style:style style:name="T255" style:parent-style-name="VarsayılanParagrafYazıTipi" style:family="text">
      <style:text-properties style:font-name-complex="Calibri"/>
    </style:style>
    <style:style style:name="P256" style:parent-style-name="Standard" style:family="paragraph">
      <style:paragraph-properties fo:text-align="justify"/>
    </style:style>
    <style:style style:name="T257" style:parent-style-name="VarsayılanParagrafYazıTipi" style:family="text">
      <style:text-properties style:font-name-complex="Calibri"/>
    </style:style>
    <style:style style:name="P258" style:parent-style-name="Standard" style:family="paragraph">
      <style:paragraph-properties fo:text-align="justify"/>
    </style:style>
    <style:style style:name="P259" style:parent-style-name="Standard" style:family="paragraph">
      <style:paragraph-properties fo:text-align="justify"/>
    </style:style>
    <style:style style:name="T260" style:parent-style-name="VarsayılanParagrafYazıTipi" style:family="text">
      <style:text-properties style:font-name-complex="Calibri"/>
    </style:style>
    <style:style style:name="P261" style:parent-style-name="Standard" style:family="paragraph">
      <style:paragraph-properties fo:text-align="justify"/>
    </style:style>
    <style:style style:name="T262" style:parent-style-name="VarsayılanParagrafYazıTipi" style:family="text">
      <style:text-properties style:font-name-complex="Calibri"/>
    </style:style>
    <style:style style:name="P263" style:parent-style-name="Standard" style:family="paragraph">
      <style:paragraph-properties fo:text-align="justify"/>
    </style:style>
    <style:style style:name="T264" style:parent-style-name="VarsayılanParagrafYazıTipi" style:family="text">
      <style:text-properties style:font-name-complex="Calibri"/>
    </style:style>
    <style:style style:name="P265" style:parent-style-name="Standard" style:family="paragraph">
      <style:paragraph-properties fo:text-align="justify"/>
    </style:style>
    <style:style style:name="T266" style:parent-style-name="VarsayılanParagrafYazıTipi" style:family="text">
      <style:text-properties style:font-name-complex="Calibri"/>
    </style:style>
    <style:style style:name="T267" style:parent-style-name="VarsayılanParagrafYazıTipi" style:family="text">
      <style:text-properties style:font-name-complex="Calibri"/>
    </style:style>
    <style:style style:name="P268" style:parent-style-name="Standard" style:family="paragraph">
      <style:paragraph-properties fo:text-align="justify"/>
    </style:style>
    <style:style style:name="T269" style:parent-style-name="VarsayılanParagrafYazıTipi" style:family="text">
      <style:text-properties style:font-name-complex="Calibri"/>
    </style:style>
    <style:style style:name="P270" style:parent-style-name="Standard" style:family="paragraph">
      <style:paragraph-properties fo:text-align="justify"/>
    </style:style>
    <style:style style:name="T271" style:parent-style-name="VarsayılanParagrafYazıTipi" style:family="text">
      <style:text-properties style:font-name-complex="Calibri"/>
    </style:style>
    <style:style style:name="P272" style:parent-style-name="Standard" style:family="paragraph">
      <style:paragraph-properties fo:text-align="justify"/>
    </style:style>
    <style:style style:name="T273" style:parent-style-name="VarsayılanParagrafYazıTipi" style:family="text">
      <style:text-properties style:font-name-complex="Calibri"/>
    </style:style>
    <style:style style:name="T274" style:parent-style-name="VarsayılanParagrafYazıTipi" style:family="text">
      <style:text-properties style:font-name-complex="Calibri"/>
    </style:style>
    <style:style style:name="P275" style:parent-style-name="Standard" style:family="paragraph">
      <style:paragraph-properties fo:text-align="justify"/>
    </style:style>
    <style:style style:name="P276" style:parent-style-name="Standard" style:family="paragraph">
      <style:paragraph-properties fo:text-align="justify"/>
    </style:style>
    <style:style style:name="T277" style:parent-style-name="VarsayılanParagrafYazıTipi" style:family="text">
      <style:text-properties style:font-name-complex="Calibri"/>
    </style:style>
    <style:style style:name="P278" style:parent-style-name="Standard" style:family="paragraph">
      <style:paragraph-properties fo:text-align="justify"/>
    </style:style>
    <style:style style:name="T279" style:parent-style-name="VarsayılanParagrafYazıTipi" style:family="text">
      <style:text-properties style:font-name-complex="Calibri"/>
    </style:style>
    <style:style style:name="P280" style:parent-style-name="Standard" style:family="paragraph">
      <style:paragraph-properties fo:text-align="justify"/>
    </style:style>
    <style:style style:name="T281" style:parent-style-name="VarsayılanParagrafYazıTipi" style:family="text">
      <style:text-properties style:font-name-complex="Calibri"/>
    </style:style>
    <style:style style:name="P282" style:parent-style-name="Standard" style:family="paragraph">
      <style:paragraph-properties fo:text-align="justify"/>
    </style:style>
    <style:style style:name="T283" style:parent-style-name="VarsayılanParagrafYazıTipi" style:family="text">
      <style:text-properties style:font-name-complex="Calibri"/>
    </style:style>
    <style:style style:name="T284" style:parent-style-name="VarsayılanParagrafYazıTipi" style:family="text">
      <style:text-properties style:font-name-complex="Calibri"/>
    </style:style>
    <style:style style:name="P285" style:parent-style-name="Standard" style:family="paragraph">
      <style:paragraph-properties fo:text-align="justify"/>
    </style:style>
    <style:style style:name="T286" style:parent-style-name="VarsayılanParagrafYazıTipi" style:family="text">
      <style:text-properties style:font-name-complex="Calibri"/>
    </style:style>
    <style:style style:name="P287" style:parent-style-name="Standard" style:family="paragraph">
      <style:paragraph-properties fo:text-align="justify"/>
    </style:style>
    <style:style style:name="T288" style:parent-style-name="VarsayılanParagrafYazıTipi" style:family="text">
      <style:text-properties style:font-name-complex="Calibri"/>
    </style:style>
    <style:style style:name="T289" style:parent-style-name="VarsayılanParagrafYazıTipi" style:family="text">
      <style:text-properties style:font-name-complex="Calibri"/>
    </style:style>
    <style:style style:name="P290" style:parent-style-name="Standard" style:family="paragraph">
      <style:paragraph-properties fo:text-align="justify"/>
    </style:style>
    <style:style style:name="T291" style:parent-style-name="VarsayılanParagrafYazıTipi" style:family="text">
      <style:text-properties style:font-name-complex="Calibri"/>
    </style:style>
    <style:style style:name="P292" style:parent-style-name="Standard" style:family="paragraph">
      <style:paragraph-properties fo:text-align="justify"/>
    </style:style>
    <style:style style:name="T293" style:parent-style-name="VarsayılanParagrafYazıTipi" style:family="text">
      <style:text-properties style:font-name-complex="Calibri"/>
    </style:style>
    <style:style style:name="T294" style:parent-style-name="VarsayılanParagrafYazıTipi" style:family="text">
      <style:text-properties style:font-name-complex="Calibri"/>
    </style:style>
    <style:style style:name="P295" style:parent-style-name="Standard" style:family="paragraph">
      <style:paragraph-properties fo:text-align="justify"/>
    </style:style>
    <style:style style:name="T296" style:parent-style-name="VarsayılanParagrafYazıTipi" style:family="text">
      <style:text-properties style:font-name-complex="Calibri"/>
    </style:style>
    <style:style style:name="P297" style:parent-style-name="Standard" style:family="paragraph">
      <style:paragraph-properties fo:text-align="justify"/>
    </style:style>
    <style:style style:name="T298" style:parent-style-name="VarsayılanParagrafYazıTipi" style:family="text">
      <style:text-properties style:font-name-complex="Calibri"/>
    </style:style>
    <style:style style:name="P299" style:parent-style-name="Standard" style:family="paragraph">
      <style:paragraph-properties fo:text-align="justify"/>
    </style:style>
    <style:style style:name="T300" style:parent-style-name="VarsayılanParagrafYazıTipi" style:family="text">
      <style:text-properties style:font-name-complex="Calibri"/>
    </style:style>
    <style:style style:name="T301" style:parent-style-name="VarsayılanParagrafYazıTipi" style:family="text">
      <style:text-properties style:font-name-complex="Calibri"/>
    </style:style>
    <style:style style:name="P302" style:parent-style-name="Standard" style:family="paragraph">
      <style:paragraph-properties fo:text-align="justify"/>
    </style:style>
    <style:style style:name="T303" style:parent-style-name="VarsayılanParagrafYazıTipi" style:family="text">
      <style:text-properties style:font-name-complex="Calibri"/>
    </style:style>
    <style:style style:name="P304" style:parent-style-name="Standard" style:family="paragraph">
      <style:paragraph-properties fo:text-align="justify"/>
    </style:style>
    <style:style style:name="T305" style:parent-style-name="VarsayılanParagrafYazıTipi" style:family="text">
      <style:text-properties style:font-name-complex="Calibri"/>
    </style:style>
    <style:style style:name="T306" style:parent-style-name="VarsayılanParagrafYazıTipi" style:family="text">
      <style:text-properties style:font-name-complex="Calibri"/>
    </style:style>
    <style:style style:name="P307" style:parent-style-name="Standard" style:family="paragraph">
      <style:paragraph-properties fo:text-align="justify"/>
    </style:style>
    <style:style style:name="T308" style:parent-style-name="VarsayılanParagrafYazıTipi" style:family="text">
      <style:text-properties style:font-name-complex="Calibri"/>
    </style:style>
    <style:style style:name="P309" style:parent-style-name="Standard" style:family="paragraph">
      <style:paragraph-properties fo:text-align="justify"/>
    </style:style>
    <style:style style:name="T310" style:parent-style-name="VarsayılanParagrafYazıTipi" style:family="text">
      <style:text-properties style:font-name-complex="Calibri"/>
    </style:style>
    <style:style style:name="P311" style:parent-style-name="Standard" style:family="paragraph">
      <style:paragraph-properties fo:text-align="justify"/>
    </style:style>
    <style:style style:name="T312" style:parent-style-name="VarsayılanParagrafYazıTipi" style:family="text">
      <style:text-properties style:font-name-complex="Calibri"/>
    </style:style>
    <style:style style:name="T313" style:parent-style-name="VarsayılanParagrafYazıTipi" style:family="text">
      <style:text-properties style:font-name-complex="Calibri"/>
    </style:style>
    <style:style style:name="P314" style:parent-style-name="Standard" style:family="paragraph">
      <style:paragraph-properties fo:text-align="justify"/>
    </style:style>
    <style:style style:name="T315" style:parent-style-name="VarsayılanParagrafYazıTipi" style:family="text">
      <style:text-properties style:font-name-complex="Calibri"/>
    </style:style>
    <style:style style:name="P316" style:parent-style-name="Standard" style:family="paragraph">
      <style:paragraph-properties fo:text-align="justify"/>
    </style:style>
    <style:style style:name="T317" style:parent-style-name="VarsayılanParagrafYazıTipi" style:family="text">
      <style:text-properties style:font-name-complex="Calibri"/>
    </style:style>
    <style:style style:name="P318" style:parent-style-name="Standard" style:family="paragraph">
      <style:paragraph-properties fo:text-align="justify"/>
    </style:style>
    <style:style style:name="T319" style:parent-style-name="VarsayılanParagrafYazıTipi" style:family="text">
      <style:text-properties style:font-name-complex="Calibri"/>
    </style:style>
    <style:style style:name="T320" style:parent-style-name="VarsayılanParagrafYazıTipi" style:family="text">
      <style:text-properties style:font-name-complex="Calibri"/>
    </style:style>
    <style:style style:name="P321" style:parent-style-name="Standard" style:family="paragraph">
      <style:paragraph-properties fo:text-align="justify"/>
    </style:style>
    <style:style style:name="T322" style:parent-style-name="VarsayılanParagrafYazıTipi" style:family="text">
      <style:text-properties style:font-name-complex="Calibri"/>
    </style:style>
    <style:style style:name="P323" style:parent-style-name="Standard" style:family="paragraph">
      <style:paragraph-properties fo:text-align="justify"/>
    </style:style>
    <style:style style:name="T324" style:parent-style-name="VarsayılanParagrafYazıTipi" style:family="text">
      <style:text-properties style:font-name-complex="Calibri"/>
    </style:style>
    <style:style style:name="P325" style:parent-style-name="Standard" style:family="paragraph">
      <style:paragraph-properties fo:text-align="justify"/>
    </style:style>
    <style:style style:name="P326" style:parent-style-name="Standard" style:family="paragraph">
      <style:paragraph-properties fo:text-align="justify"/>
    </style:style>
    <style:style style:name="P327" style:parent-style-name="Standard" style:family="paragraph">
      <style:paragraph-properties fo:text-align="justify"/>
      <style:text-properties style:font-name-complex="Calibri"/>
    </style:style>
    <style:style style:name="P328" style:parent-style-name="Standard" style:family="paragraph">
      <style:paragraph-properties fo:text-align="justify"/>
      <style:text-properties style:font-name-complex="Calibri"/>
    </style:style>
    <style:style style:name="P329" style:parent-style-name="Standard" style:family="paragraph">
      <style:paragraph-properties fo:text-align="justify"/>
    </style:style>
    <style:style style:name="T330" style:parent-style-name="VarsayılanParagrafYazıTipi" style:family="text">
      <style:text-properties style:font-name-complex="Calibri"/>
    </style:style>
    <style:style style:name="T331" style:parent-style-name="VarsayılanParagrafYazıTipi" style:family="text">
      <style:text-properties style:font-name-complex="Calibri"/>
    </style:style>
    <style:style style:name="T332" style:parent-style-name="VarsayılanParagrafYazıTipi" style:family="text">
      <style:text-properties style:font-name-complex="Calibri"/>
    </style:style>
    <style:style style:name="T333" style:parent-style-name="VarsayılanParagrafYazıTipi" style:family="text">
      <style:text-properties style:font-name-complex="Calibri"/>
    </style:style>
    <style:style style:name="T334" style:parent-style-name="VarsayılanParagrafYazıTipi" style:family="text">
      <style:text-properties style:font-name-complex="Calibri"/>
    </style:style>
    <style:style style:name="T335" style:parent-style-name="VarsayılanParagrafYazıTipi" style:family="text">
      <style:text-properties style:font-name-complex="Calibri"/>
    </style:style>
    <style:style style:name="T336" style:parent-style-name="VarsayılanParagrafYazıTipi" style:family="text">
      <style:text-properties style:font-name-complex="Calibri"/>
    </style:style>
    <style:style style:name="T337" style:parent-style-name="VarsayılanParagrafYazıTipi" style:family="text">
      <style:text-properties style:font-name-complex="Calibri"/>
    </style:style>
    <style:style style:name="T338" style:parent-style-name="VarsayılanParagrafYazıTipi" style:family="text">
      <style:text-properties style:font-name-complex="Calibri"/>
    </style:style>
    <style:style style:name="T339" style:parent-style-name="VarsayılanParagrafYazıTipi" style:family="text">
      <style:text-properties style:font-name-complex="Calibri"/>
    </style:style>
    <style:style style:name="T340" style:parent-style-name="VarsayılanParagrafYazıTipi" style:family="text">
      <style:text-properties style:font-name-complex="Calibri"/>
    </style:style>
    <style:style style:name="T341" style:parent-style-name="VarsayılanParagrafYazıTipi" style:family="text">
      <style:text-properties style:font-name-complex="Calibri"/>
    </style:style>
    <style:style style:name="P342" style:parent-style-name="Standard" style:family="paragraph">
      <style:paragraph-properties fo:text-align="justify" fo:text-indent="0.4923in"/>
    </style:style>
    <style:style style:name="T343" style:parent-style-name="VarsayılanParagrafYazıTipi" style:family="text">
      <style:text-properties style:font-name-complex="Calibri"/>
    </style:style>
    <style:style style:name="T344" style:parent-style-name="VarsayılanParagrafYazıTipi" style:family="text">
      <style:text-properties style:font-name-complex="Calibri"/>
    </style:style>
    <style:style style:name="T345" style:parent-style-name="VarsayılanParagrafYazıTipi" style:family="text">
      <style:text-properties style:font-name-complex="Calibri"/>
    </style:style>
    <style:style style:name="T346" style:parent-style-name="VarsayılanParagrafYazıTipi" style:family="text">
      <style:text-properties style:font-name-complex="Calibri"/>
    </style:style>
    <style:style style:name="T347" style:parent-style-name="VarsayılanParagrafYazıTipi" style:family="text">
      <style:text-properties style:font-name-complex="Calibri"/>
    </style:style>
    <style:style style:name="T348" style:parent-style-name="VarsayılanParagrafYazıTipi" style:family="text">
      <style:text-properties style:font-name-complex="Calibri"/>
    </style:style>
    <style:style style:name="T349" style:parent-style-name="VarsayılanParagrafYazıTipi" style:family="text">
      <style:text-properties style:font-name-complex="Calibri"/>
    </style:style>
    <style:style style:name="T350" style:parent-style-name="VarsayılanParagrafYazıTipi" style:family="text">
      <style:text-properties style:font-name-complex="Calibri"/>
    </style:style>
    <style:style style:name="T351" style:parent-style-name="VarsayılanParagrafYazıTipi" style:family="text">
      <style:text-properties style:font-name-complex="Calibri"/>
    </style:style>
    <style:style style:name="T352" style:parent-style-name="VarsayılanParagrafYazıTipi" style:family="text">
      <style:text-properties style:font-name-complex="Calibri"/>
    </style:style>
    <style:style style:name="P353" style:parent-style-name="Standard" style:family="paragraph">
      <style:paragraph-properties fo:text-align="justify"/>
    </style:style>
    <style:style style:name="P354" style:parent-style-name="Standard" style:family="paragraph">
      <style:paragraph-properties fo:text-align="justify"/>
    </style:style>
    <style:style style:name="P355" style:parent-style-name="Standard" style:family="paragraph">
      <style:paragraph-properties fo:break-before="page" fo:text-align="justify"/>
    </style:style>
    <style:style style:name="T356" style:parent-style-name="VarsayılanParagrafYazıTipi" style:family="text">
      <style:text-properties style:font-name-complex="Calibri"/>
    </style:style>
    <style:style style:name="P357" style:parent-style-name="Standard" style:family="paragraph">
      <style:paragraph-properties fo:text-align="justify"/>
    </style:style>
    <style:style style:name="T358" style:parent-style-name="VarsayılanParagrafYazıTipi" style:family="text">
      <style:text-properties style:font-name-complex="Calibri"/>
    </style:style>
    <style:style style:name="P359" style:parent-style-name="Standard" style:family="paragraph">
      <style:paragraph-properties fo:text-align="justify"/>
    </style:style>
    <style:style style:name="T360" style:parent-style-name="VarsayılanParagrafYazıTipi" style:family="text">
      <style:text-properties style:font-name-complex="Calibri"/>
    </style:style>
    <style:style style:name="T361" style:parent-style-name="VarsayılanParagrafYazıTipi" style:family="text">
      <style:text-properties style:font-name-complex="Calibri"/>
    </style:style>
    <style:style style:name="P362" style:parent-style-name="Standard" style:family="paragraph">
      <style:paragraph-properties fo:text-align="justify"/>
    </style:style>
    <style:style style:name="T363" style:parent-style-name="VarsayılanParagrafYazıTipi" style:family="text">
      <style:text-properties style:font-name-complex="Calibri"/>
    </style:style>
    <style:style style:name="P364" style:parent-style-name="Standard" style:family="paragraph">
      <style:paragraph-properties fo:text-align="justify"/>
    </style:style>
    <style:style style:name="T365" style:parent-style-name="VarsayılanParagrafYazıTipi" style:family="text">
      <style:text-properties style:font-name-complex="Calibri"/>
    </style:style>
    <style:style style:name="P366" style:parent-style-name="Standard" style:family="paragraph">
      <style:paragraph-properties fo:text-align="justify"/>
    </style:style>
    <style:style style:name="T367" style:parent-style-name="VarsayılanParagrafYazıTipi" style:family="text">
      <style:text-properties style:font-name-complex="Calibri"/>
    </style:style>
    <style:style style:name="T368" style:parent-style-name="VarsayılanParagrafYazıTipi" style:family="text">
      <style:text-properties style:font-name-complex="Calibri"/>
    </style:style>
    <style:style style:name="P369" style:parent-style-name="Standard" style:family="paragraph">
      <style:paragraph-properties fo:text-align="justify"/>
    </style:style>
    <style:style style:name="T370" style:parent-style-name="VarsayılanParagrafYazıTipi" style:family="text">
      <style:text-properties style:font-name-complex="Calibri"/>
    </style:style>
    <style:style style:name="P371" style:parent-style-name="Standard" style:family="paragraph">
      <style:paragraph-properties fo:text-align="justify"/>
    </style:style>
    <style:style style:name="P372" style:parent-style-name="Standard" style:family="paragraph">
      <style:paragraph-properties fo:text-align="justify"/>
    </style:style>
    <style:style style:name="P373" style:parent-style-name="Standard" style:family="paragraph">
      <style:paragraph-properties fo:text-align="justify"/>
    </style:style>
    <style:style style:name="P374" style:parent-style-name="Standard" style:family="paragraph">
      <style:paragraph-properties fo:text-align="justify"/>
    </style:style>
    <style:style style:name="T375" style:parent-style-name="VarsayılanParagrafYazıTipi" style:family="text">
      <style:text-properties style:font-name-complex="Calibri"/>
    </style:style>
    <style:style style:name="P376" style:parent-style-name="Standard" style:family="paragraph">
      <style:paragraph-properties fo:text-align="justify"/>
    </style:style>
    <style:style style:name="T377" style:parent-style-name="VarsayılanParagrafYazıTipi" style:family="text">
      <style:text-properties style:font-name-complex="Calibri"/>
    </style:style>
    <style:style style:name="P378" style:parent-style-name="Standard" style:family="paragraph">
      <style:paragraph-properties fo:text-align="justify"/>
    </style:style>
    <style:style style:name="T379" style:parent-style-name="VarsayılanParagrafYazıTipi" style:family="text">
      <style:text-properties style:font-name-complex="Calibri"/>
    </style:style>
    <style:style style:name="T380" style:parent-style-name="VarsayılanParagrafYazıTipi" style:family="text">
      <style:text-properties style:font-name-complex="Calibri"/>
    </style:style>
    <style:style style:name="P381" style:parent-style-name="Standard" style:family="paragraph">
      <style:paragraph-properties fo:text-align="justify"/>
    </style:style>
    <style:style style:name="T382" style:parent-style-name="VarsayılanParagrafYazıTipi" style:family="text">
      <style:text-properties style:font-name-complex="Calibri"/>
    </style:style>
    <style:style style:name="P383" style:parent-style-name="Standard" style:family="paragraph">
      <style:paragraph-properties fo:text-align="justify"/>
    </style:style>
    <style:style style:name="T384" style:parent-style-name="VarsayılanParagrafYazıTipi" style:family="text">
      <style:text-properties style:font-name-complex="Calibri"/>
    </style:style>
    <style:style style:name="P385" style:parent-style-name="Standard" style:family="paragraph">
      <style:paragraph-properties fo:text-align="justify"/>
    </style:style>
    <style:style style:name="T386" style:parent-style-name="VarsayılanParagrafYazıTipi" style:family="text">
      <style:text-properties style:font-name-complex="Calibri"/>
    </style:style>
    <style:style style:name="T387" style:parent-style-name="VarsayılanParagrafYazıTipi" style:family="text">
      <style:text-properties style:font-name-complex="Calibri"/>
    </style:style>
    <style:style style:name="P388" style:parent-style-name="Standard" style:family="paragraph">
      <style:paragraph-properties fo:text-align="justify"/>
    </style:style>
    <style:style style:name="T389" style:parent-style-name="VarsayılanParagrafYazıTipi" style:family="text">
      <style:text-properties style:font-name-complex="Calibri"/>
    </style:style>
    <style:style style:name="P390" style:parent-style-name="Standard" style:family="paragraph">
      <style:paragraph-properties fo:text-align="justify"/>
      <style:text-properties style:font-name-complex="Calibri"/>
    </style:style>
    <style:style style:name="P391" style:parent-style-name="Standard" style:family="paragraph">
      <style:paragraph-properties fo:text-align="justify"/>
    </style:style>
    <style:style style:name="T392" style:parent-style-name="VarsayılanParagrafYazıTipi" style:family="text">
      <style:text-properties style:font-name-complex="Calibri"/>
    </style:style>
    <style:style style:name="P393" style:parent-style-name="Standard" style:family="paragraph">
      <style:paragraph-properties fo:text-align="justify"/>
    </style:style>
    <style:style style:name="T394" style:parent-style-name="VarsayılanParagrafYazıTipi" style:family="text">
      <style:text-properties style:font-name-complex="Calibri"/>
    </style:style>
    <style:style style:name="T395" style:parent-style-name="VarsayılanParagrafYazıTipi" style:family="text">
      <style:text-properties style:font-name-complex="Calibri"/>
    </style:style>
    <style:style style:name="P396" style:parent-style-name="Standard" style:family="paragraph">
      <style:paragraph-properties fo:text-align="justify"/>
    </style:style>
    <style:style style:name="T397" style:parent-style-name="VarsayılanParagrafYazıTipi" style:family="text">
      <style:text-properties style:font-name-complex="Calibri"/>
    </style:style>
    <style:style style:name="P398" style:parent-style-name="Standard" style:family="paragraph">
      <style:paragraph-properties fo:text-align="justify"/>
    </style:style>
    <style:style style:name="T399" style:parent-style-name="VarsayılanParagrafYazıTipi" style:family="text">
      <style:text-properties style:font-name-complex="Calibri"/>
    </style:style>
    <style:style style:name="P400" style:parent-style-name="Standard" style:family="paragraph">
      <style:paragraph-properties fo:text-align="justify"/>
    </style:style>
    <style:style style:name="T401" style:parent-style-name="VarsayılanParagrafYazıTipi" style:family="text">
      <style:text-properties style:font-name-complex="Calibri"/>
    </style:style>
    <style:style style:name="T402" style:parent-style-name="VarsayılanParagrafYazıTipi" style:family="text">
      <style:text-properties style:font-name-complex="Calibri"/>
    </style:style>
    <style:style style:name="P403" style:parent-style-name="Standard" style:family="paragraph">
      <style:paragraph-properties fo:text-align="justify"/>
    </style:style>
    <style:style style:name="T404" style:parent-style-name="VarsayılanParagrafYazıTipi" style:family="text">
      <style:text-properties style:font-name-complex="Calibri"/>
    </style:style>
    <style:style style:name="P405" style:parent-style-name="Standard" style:family="paragraph">
      <style:paragraph-properties fo:text-align="justify"/>
    </style:style>
    <style:style style:name="T406" style:parent-style-name="VarsayılanParagrafYazıTipi" style:family="text">
      <style:text-properties style:font-name-complex="Calibri"/>
    </style:style>
    <style:style style:name="P407" style:parent-style-name="Standard" style:family="paragraph">
      <style:paragraph-properties fo:text-align="justify"/>
    </style:style>
    <style:style style:name="T408" style:parent-style-name="VarsayılanParagrafYazıTipi" style:family="text">
      <style:text-properties style:font-name-complex="Calibri"/>
    </style:style>
    <style:style style:name="T409" style:parent-style-name="VarsayılanParagrafYazıTipi" style:family="text">
      <style:text-properties style:font-name-complex="Calibri"/>
    </style:style>
    <style:style style:name="P410" style:parent-style-name="Standard" style:family="paragraph">
      <style:paragraph-properties fo:text-align="justify"/>
    </style:style>
    <style:style style:name="T411" style:parent-style-name="VarsayılanParagrafYazıTipi" style:family="text">
      <style:text-properties style:font-name-complex="Calibri"/>
    </style:style>
    <style:style style:name="P412" style:parent-style-name="Standard" style:family="paragraph">
      <style:paragraph-properties fo:text-align="justify"/>
    </style:style>
    <style:style style:name="T413" style:parent-style-name="VarsayılanParagrafYazıTipi" style:family="text">
      <style:text-properties style:font-name-complex="Calibri"/>
    </style:style>
    <style:style style:name="P414" style:parent-style-name="Standard" style:family="paragraph">
      <style:paragraph-properties fo:text-align="justify"/>
    </style:style>
    <style:style style:name="T415" style:parent-style-name="VarsayılanParagrafYazıTipi" style:family="text">
      <style:text-properties style:font-name-complex="Calibri"/>
    </style:style>
    <style:style style:name="T416" style:parent-style-name="VarsayılanParagrafYazıTipi" style:family="text">
      <style:text-properties style:font-name-complex="Calibri"/>
    </style:style>
    <style:style style:name="P417" style:parent-style-name="Standard" style:family="paragraph">
      <style:paragraph-properties fo:text-align="justify"/>
    </style:style>
    <style:style style:name="T418" style:parent-style-name="VarsayılanParagrafYazıTipi" style:family="text">
      <style:text-properties style:font-name-complex="Calibri"/>
    </style:style>
    <style:style style:name="P419" style:parent-style-name="Standard" style:family="paragraph">
      <style:paragraph-properties fo:text-align="justify"/>
    </style:style>
    <style:style style:name="T420" style:parent-style-name="VarsayılanParagrafYazıTipi" style:family="text">
      <style:text-properties style:font-name-complex="Calibri"/>
    </style:style>
    <style:style style:name="P421" style:parent-style-name="Standard" style:family="paragraph">
      <style:paragraph-properties fo:text-align="justify"/>
    </style:style>
    <style:style style:name="T422" style:parent-style-name="VarsayılanParagrafYazıTipi" style:family="text">
      <style:text-properties style:font-name-complex="Calibri"/>
    </style:style>
    <style:style style:name="P423" style:parent-style-name="Standard" style:family="paragraph">
      <style:paragraph-properties fo:text-align="justify"/>
    </style:style>
    <style:style style:name="T424" style:parent-style-name="VarsayılanParagrafYazıTipi" style:family="text">
      <style:text-properties style:font-name-complex="Calibri"/>
    </style:style>
    <style:style style:name="P425" style:parent-style-name="Standard" style:family="paragraph">
      <style:paragraph-properties fo:text-align="justify"/>
    </style:style>
    <style:style style:name="T426" style:parent-style-name="VarsayılanParagrafYazıTipi" style:family="text">
      <style:text-properties style:font-name-complex="Calibri"/>
    </style:style>
    <style:style style:name="P427" style:parent-style-name="Standard" style:family="paragraph">
      <style:paragraph-properties fo:text-align="justify"/>
    </style:style>
    <style:style style:name="T428" style:parent-style-name="VarsayılanParagrafYazıTipi" style:family="text">
      <style:text-properties style:font-name-complex="Calibri"/>
    </style:style>
    <style:style style:name="T429" style:parent-style-name="VarsayılanParagrafYazıTipi" style:family="text">
      <style:text-properties style:font-name-complex="Calibri"/>
    </style:style>
    <style:style style:name="P430" style:parent-style-name="Standard" style:family="paragraph">
      <style:paragraph-properties fo:text-align="justify"/>
    </style:style>
    <style:style style:name="T431" style:parent-style-name="VarsayılanParagrafYazıTipi" style:family="text">
      <style:text-properties style:font-name-complex="Calibri"/>
    </style:style>
    <style:style style:name="T432" style:parent-style-name="VarsayılanParagrafYazıTipi" style:family="text">
      <style:text-properties style:font-name-complex="Calibri"/>
    </style:style>
    <style:style style:name="P433" style:parent-style-name="Standard" style:family="paragraph">
      <style:paragraph-properties fo:text-align="justify"/>
    </style:style>
    <style:style style:name="T434" style:parent-style-name="VarsayılanParagrafYazıTipi" style:family="text">
      <style:text-properties style:font-name-complex="Calibri"/>
    </style:style>
    <style:style style:name="P435" style:parent-style-name="Standard" style:family="paragraph">
      <style:paragraph-properties fo:text-align="justify"/>
    </style:style>
    <style:style style:name="T436" style:parent-style-name="VarsayılanParagrafYazıTipi" style:family="text">
      <style:text-properties style:font-name-complex="Calibri"/>
    </style:style>
    <style:style style:name="T437" style:parent-style-name="VarsayılanParagrafYazıTipi" style:family="text">
      <style:text-properties style:font-name-complex="Calibri"/>
    </style:style>
    <style:style style:name="P438" style:parent-style-name="Standard" style:family="paragraph">
      <style:paragraph-properties fo:text-align="justify"/>
    </style:style>
    <style:style style:name="T439" style:parent-style-name="VarsayılanParagrafYazıTipi" style:family="text">
      <style:text-properties style:font-name-complex="Calibri"/>
    </style:style>
    <style:style style:name="T440" style:parent-style-name="VarsayılanParagrafYazıTipi" style:family="text">
      <style:text-properties style:font-name-complex="Calibri"/>
    </style:style>
    <style:style style:name="P441" style:parent-style-name="Standard" style:family="paragraph">
      <style:paragraph-properties fo:text-align="justify"/>
    </style:style>
    <style:style style:name="T442" style:parent-style-name="VarsayılanParagrafYazıTipi" style:family="text">
      <style:text-properties style:font-name-complex="Calibri"/>
    </style:style>
    <style:style style:name="P443" style:parent-style-name="Standard" style:family="paragraph">
      <style:paragraph-properties fo:text-align="justify"/>
    </style:style>
    <style:style style:name="T444" style:parent-style-name="VarsayılanParagrafYazıTipi" style:family="text">
      <style:text-properties style:font-name-complex="Calibri"/>
    </style:style>
    <style:style style:name="P445" style:parent-style-name="Standard" style:family="paragraph">
      <style:paragraph-properties fo:text-align="justify"/>
    </style:style>
    <style:style style:name="T446" style:parent-style-name="VarsayılanParagrafYazıTipi" style:family="text">
      <style:text-properties style:font-name-complex="Calibri"/>
    </style:style>
    <style:style style:name="P447" style:parent-style-name="Standard" style:family="paragraph">
      <style:paragraph-properties fo:text-align="justify"/>
    </style:style>
    <style:style style:name="T448" style:parent-style-name="VarsayılanParagrafYazıTipi" style:family="text">
      <style:text-properties style:font-name-complex="Calibri"/>
    </style:style>
    <style:style style:name="P449" style:parent-style-name="Standard" style:family="paragraph">
      <style:paragraph-properties fo:text-align="justify"/>
    </style:style>
    <style:style style:name="T450" style:parent-style-name="VarsayılanParagrafYazıTipi" style:family="text">
      <style:text-properties style:font-name-complex="Calibri"/>
    </style:style>
    <style:style style:name="T451" style:parent-style-name="VarsayılanParagrafYazıTipi" style:family="text">
      <style:text-properties style:font-name-complex="Calibri"/>
    </style:style>
    <style:style style:name="P452" style:parent-style-name="Standard" style:family="paragraph">
      <style:paragraph-properties fo:text-align="justify"/>
    </style:style>
    <style:style style:name="T453" style:parent-style-name="VarsayılanParagrafYazıTipi" style:family="text">
      <style:text-properties style:font-name-complex="Calibri"/>
    </style:style>
    <style:style style:name="P454" style:parent-style-name="Standard" style:family="paragraph">
      <style:paragraph-properties fo:text-align="justify"/>
    </style:style>
    <style:style style:name="T455" style:parent-style-name="VarsayılanParagrafYazıTipi" style:family="text">
      <style:text-properties style:font-name-complex="Calibri"/>
    </style:style>
    <style:style style:name="P456" style:parent-style-name="Standard" style:family="paragraph">
      <style:paragraph-properties fo:text-align="justify"/>
    </style:style>
    <style:style style:name="P457" style:parent-style-name="Standard" style:family="paragraph">
      <style:paragraph-properties fo:text-align="justify"/>
    </style:style>
    <style:style style:name="T458" style:parent-style-name="VarsayılanParagrafYazıTipi" style:family="text">
      <style:text-properties style:font-name-complex="Calibri"/>
    </style:style>
    <style:style style:name="P459" style:parent-style-name="Standard" style:family="paragraph">
      <style:paragraph-properties fo:text-align="justify"/>
    </style:style>
    <style:style style:name="T460" style:parent-style-name="VarsayılanParagrafYazıTipi" style:family="text">
      <style:text-properties style:font-name-complex="Calibri"/>
    </style:style>
    <style:style style:name="T461" style:parent-style-name="VarsayılanParagrafYazıTipi" style:family="text">
      <style:text-properties style:font-name-complex="Calibri"/>
    </style:style>
    <style:style style:name="P462" style:parent-style-name="Standard" style:family="paragraph">
      <style:paragraph-properties fo:text-align="justify"/>
    </style:style>
    <style:style style:name="T463" style:parent-style-name="VarsayılanParagrafYazıTipi" style:family="text">
      <style:text-properties style:font-name-complex="Calibri"/>
    </style:style>
    <style:style style:name="P464" style:parent-style-name="Standard" style:family="paragraph">
      <style:paragraph-properties fo:text-align="justify"/>
    </style:style>
    <style:style style:name="T465" style:parent-style-name="VarsayılanParagrafYazıTipi" style:family="text">
      <style:text-properties style:font-name-complex="Calibri"/>
    </style:style>
    <style:style style:name="P466" style:parent-style-name="Standard" style:family="paragraph">
      <style:paragraph-properties fo:text-align="justify"/>
    </style:style>
    <style:style style:name="T467" style:parent-style-name="VarsayılanParagrafYazıTipi" style:family="text">
      <style:text-properties style:font-name-complex="Calibri"/>
    </style:style>
    <style:style style:name="T468" style:parent-style-name="VarsayılanParagrafYazıTipi" style:family="text">
      <style:text-properties style:font-name-complex="Calibri"/>
    </style:style>
    <style:style style:name="P469" style:parent-style-name="Standard" style:family="paragraph">
      <style:paragraph-properties fo:text-align="justify"/>
    </style:style>
    <style:style style:name="T470" style:parent-style-name="VarsayılanParagrafYazıTipi" style:family="text">
      <style:text-properties style:font-name-complex="Calibri"/>
    </style:style>
    <style:style style:name="P471" style:parent-style-name="Standard" style:family="paragraph">
      <style:paragraph-properties fo:text-align="justify"/>
    </style:style>
    <style:style style:name="T472" style:parent-style-name="VarsayılanParagrafYazıTipi" style:family="text">
      <style:text-properties style:font-name-complex="Calibri"/>
    </style:style>
    <style:style style:name="P473" style:parent-style-name="Standard" style:family="paragraph">
      <style:paragraph-properties fo:text-align="justify"/>
    </style:style>
    <style:style style:name="T474" style:parent-style-name="VarsayılanParagrafYazıTipi" style:family="text">
      <style:text-properties style:font-name-complex="Calibri"/>
    </style:style>
    <style:style style:name="T475" style:parent-style-name="VarsayılanParagrafYazıTipi" style:family="text">
      <style:text-properties style:font-name-complex="Calibri"/>
    </style:style>
    <style:style style:name="P476" style:parent-style-name="Standard" style:family="paragraph">
      <style:paragraph-properties fo:text-align="justify"/>
    </style:style>
    <style:style style:name="T477" style:parent-style-name="VarsayılanParagrafYazıTipi" style:family="text">
      <style:text-properties style:font-name-complex="Calibri"/>
    </style:style>
    <style:style style:name="P478" style:parent-style-name="Standard" style:family="paragraph">
      <style:paragraph-properties fo:text-align="justify"/>
    </style:style>
    <style:style style:name="T479" style:parent-style-name="VarsayılanParagrafYazıTipi" style:family="text">
      <style:text-properties style:font-name-complex="Calibri"/>
    </style:style>
    <style:style style:name="P480" style:parent-style-name="Standard" style:family="paragraph">
      <style:paragraph-properties fo:text-align="justify"/>
    </style:style>
    <style:style style:name="T481" style:parent-style-name="VarsayılanParagrafYazıTipi" style:family="text">
      <style:text-properties style:font-name-complex="Calibri"/>
    </style:style>
    <style:style style:name="T482" style:parent-style-name="VarsayılanParagrafYazıTipi" style:family="text">
      <style:text-properties style:font-name-complex="Calibri"/>
    </style:style>
    <style:style style:name="P483" style:parent-style-name="Standard" style:family="paragraph">
      <style:paragraph-properties fo:text-align="justify"/>
    </style:style>
    <style:style style:name="T484" style:parent-style-name="VarsayılanParagrafYazıTipi" style:family="text">
      <style:text-properties style:font-name-complex="Calibri"/>
    </style:style>
    <style:style style:name="P485" style:parent-style-name="Standard" style:family="paragraph">
      <style:paragraph-properties fo:text-align="justify"/>
    </style:style>
    <style:style style:name="T486" style:parent-style-name="VarsayılanParagrafYazıTipi" style:family="text">
      <style:text-properties style:font-name-complex="Calibri"/>
    </style:style>
    <style:style style:name="T487" style:parent-style-name="VarsayılanParagrafYazıTipi" style:family="text">
      <style:text-properties style:font-name-complex="Calibri"/>
    </style:style>
    <style:style style:name="P488" style:parent-style-name="Standard" style:family="paragraph">
      <style:paragraph-properties fo:text-align="justify"/>
    </style:style>
    <style:style style:name="T489" style:parent-style-name="VarsayılanParagrafYazıTipi" style:family="text">
      <style:text-properties style:font-name-complex="Calibri"/>
    </style:style>
    <style:style style:name="P490" style:parent-style-name="Standard" style:family="paragraph">
      <style:paragraph-properties fo:text-align="justify"/>
    </style:style>
    <style:style style:name="T491" style:parent-style-name="VarsayılanParagrafYazıTipi" style:family="text">
      <style:text-properties style:font-name-complex="Calibri"/>
    </style:style>
    <style:style style:name="P492" style:parent-style-name="Standard" style:family="paragraph">
      <style:paragraph-properties fo:text-align="justify"/>
    </style:style>
    <style:style style:name="T493" style:parent-style-name="VarsayılanParagrafYazıTipi" style:family="text">
      <style:text-properties style:font-name-complex="Calibri"/>
    </style:style>
    <style:style style:name="T494" style:parent-style-name="VarsayılanParagrafYazıTipi" style:family="text">
      <style:text-properties style:font-name-complex="Calibri"/>
    </style:style>
    <style:style style:name="P495" style:parent-style-name="Standard" style:family="paragraph">
      <style:paragraph-properties fo:text-align="justify"/>
    </style:style>
    <style:style style:name="T496" style:parent-style-name="VarsayılanParagrafYazıTipi" style:family="text">
      <style:text-properties style:font-name-complex="Calibri"/>
    </style:style>
    <style:style style:name="P497" style:parent-style-name="Standard" style:family="paragraph">
      <style:paragraph-properties fo:text-align="justify"/>
    </style:style>
    <style:style style:name="T498" style:parent-style-name="VarsayılanParagrafYazıTipi" style:family="text">
      <style:text-properties style:font-name-complex="Calibri"/>
    </style:style>
    <style:style style:name="P499" style:parent-style-name="Standard" style:family="paragraph">
      <style:paragraph-properties fo:text-align="justify"/>
    </style:style>
    <style:style style:name="T500" style:parent-style-name="VarsayılanParagrafYazıTipi" style:family="text">
      <style:text-properties style:font-name-complex="Calibri"/>
    </style:style>
    <style:style style:name="T501" style:parent-style-name="VarsayılanParagrafYazıTipi" style:family="text">
      <style:text-properties style:font-name-complex="Calibri"/>
    </style:style>
    <style:style style:name="P502" style:parent-style-name="Standard" style:family="paragraph">
      <style:paragraph-properties fo:text-align="justify"/>
    </style:style>
    <style:style style:name="T503" style:parent-style-name="VarsayılanParagrafYazıTipi" style:family="text">
      <style:text-properties style:font-name-complex="Calibri"/>
    </style:style>
    <style:style style:name="P504" style:parent-style-name="Standard" style:family="paragraph">
      <style:paragraph-properties fo:text-align="justify"/>
    </style:style>
    <style:style style:name="T505" style:parent-style-name="VarsayılanParagrafYazıTipi" style:family="text">
      <style:text-properties style:font-name-complex="Calibri"/>
    </style:style>
    <style:style style:name="P506" style:parent-style-name="Standard" style:family="paragraph">
      <style:paragraph-properties fo:text-align="justify"/>
    </style:style>
    <style:style style:name="P507" style:parent-style-name="Standard" style:family="paragraph">
      <style:paragraph-properties fo:text-align="justify"/>
    </style:style>
    <style:style style:name="T508" style:parent-style-name="VarsayılanParagrafYazıTipi" style:family="text">
      <style:text-properties style:font-name-complex="Calibri"/>
    </style:style>
    <style:style style:name="P509" style:parent-style-name="Standard" style:family="paragraph">
      <style:paragraph-properties fo:text-align="justify"/>
    </style:style>
    <style:style style:name="T510" style:parent-style-name="VarsayılanParagrafYazıTipi" style:family="text">
      <style:text-properties style:font-name-complex="Calibri"/>
    </style:style>
    <style:style style:name="P511" style:parent-style-name="Standard" style:family="paragraph">
      <style:paragraph-properties fo:text-align="justify"/>
    </style:style>
    <style:style style:name="T512" style:parent-style-name="VarsayılanParagrafYazıTipi" style:family="text">
      <style:text-properties style:font-name-complex="Calibri"/>
    </style:style>
    <style:style style:name="P513" style:parent-style-name="Standard" style:family="paragraph">
      <style:paragraph-properties fo:text-align="justify"/>
    </style:style>
    <style:style style:name="T514" style:parent-style-name="VarsayılanParagrafYazıTipi" style:family="text">
      <style:text-properties style:font-name-complex="Calibri"/>
    </style:style>
    <style:style style:name="T515" style:parent-style-name="VarsayılanParagrafYazıTipi" style:family="text">
      <style:text-properties style:font-name-complex="Calibri"/>
    </style:style>
    <style:style style:name="P516" style:parent-style-name="Standard" style:family="paragraph">
      <style:paragraph-properties fo:text-align="justify"/>
    </style:style>
    <style:style style:name="T517" style:parent-style-name="VarsayılanParagrafYazıTipi" style:family="text">
      <style:text-properties style:font-name-complex="Calibri"/>
    </style:style>
    <style:style style:name="P518" style:parent-style-name="Standard" style:family="paragraph">
      <style:paragraph-properties fo:text-align="justify"/>
    </style:style>
    <style:style style:name="T519" style:parent-style-name="VarsayılanParagrafYazıTipi" style:family="text">
      <style:text-properties style:font-name-complex="Calibri"/>
    </style:style>
    <style:style style:name="P520" style:parent-style-name="Standard" style:family="paragraph">
      <style:paragraph-properties fo:text-align="justify"/>
    </style:style>
    <style:style style:name="T521" style:parent-style-name="VarsayılanParagrafYazıTipi" style:family="text">
      <style:text-properties style:font-name-complex="Calibri"/>
    </style:style>
    <style:style style:name="T522" style:parent-style-name="VarsayılanParagrafYazıTipi" style:family="text">
      <style:text-properties style:font-name-complex="Calibri"/>
    </style:style>
    <style:style style:name="P523" style:parent-style-name="Standard" style:family="paragraph">
      <style:paragraph-properties fo:text-align="justify"/>
    </style:style>
    <style:style style:name="T524" style:parent-style-name="VarsayılanParagrafYazıTipi" style:family="text">
      <style:text-properties style:font-name-complex="Calibri"/>
    </style:style>
    <style:style style:name="P525" style:parent-style-name="Standard" style:family="paragraph">
      <style:paragraph-properties fo:text-align="justify"/>
    </style:style>
    <style:style style:name="T526" style:parent-style-name="VarsayılanParagrafYazıTipi" style:family="text">
      <style:text-properties style:font-name-complex="Calibri"/>
    </style:style>
    <style:style style:name="P527" style:parent-style-name="Standard" style:family="paragraph">
      <style:paragraph-properties fo:text-align="justify"/>
    </style:style>
    <style:style style:name="T528" style:parent-style-name="VarsayılanParagrafYazıTipi" style:family="text">
      <style:text-properties style:font-name-complex="Calibri"/>
    </style:style>
    <style:style style:name="P529" style:parent-style-name="Standard" style:family="paragraph">
      <style:paragraph-properties fo:text-align="justify"/>
    </style:style>
    <style:style style:name="P530" style:parent-style-name="Standard" style:family="paragraph">
      <style:paragraph-properties fo:text-align="justify"/>
    </style:style>
    <style:style style:name="T531" style:parent-style-name="VarsayılanParagrafYazıTipi" style:family="text">
      <style:text-properties style:font-name-complex="Calibri"/>
    </style:style>
    <style:style style:name="P532" style:parent-style-name="Standard" style:family="paragraph">
      <style:paragraph-properties fo:text-align="justify"/>
    </style:style>
    <style:style style:name="T533" style:parent-style-name="VarsayılanParagrafYazıTipi" style:family="text">
      <style:text-properties style:font-name-complex="Calibri"/>
    </style:style>
    <style:style style:name="T534" style:parent-style-name="VarsayılanParagrafYazıTipi" style:family="text">
      <style:text-properties style:font-name-complex="Calibri"/>
    </style:style>
    <style:style style:name="P535" style:parent-style-name="Standard" style:family="paragraph">
      <style:paragraph-properties fo:text-align="justify"/>
    </style:style>
    <style:style style:name="T536" style:parent-style-name="VarsayılanParagrafYazıTipi" style:family="text">
      <style:text-properties style:font-name-complex="Calibri"/>
    </style:style>
    <style:style style:name="P537" style:parent-style-name="Standard" style:family="paragraph">
      <style:paragraph-properties fo:text-align="justify"/>
    </style:style>
    <style:style style:name="T538" style:parent-style-name="VarsayılanParagrafYazıTipi" style:family="text">
      <style:text-properties style:font-name-complex="Calibri"/>
    </style:style>
    <style:style style:name="P539" style:parent-style-name="Standard" style:family="paragraph">
      <style:paragraph-properties fo:text-align="justify"/>
    </style:style>
    <style:style style:name="T540" style:parent-style-name="VarsayılanParagrafYazıTipi" style:family="text">
      <style:text-properties style:font-name-complex="Calibri"/>
    </style:style>
    <style:style style:name="T541" style:parent-style-name="VarsayılanParagrafYazıTipi" style:family="text">
      <style:text-properties style:font-name-complex="Calibri"/>
    </style:style>
    <style:style style:name="P542" style:parent-style-name="Standard" style:family="paragraph">
      <style:paragraph-properties fo:text-align="justify"/>
    </style:style>
    <style:style style:name="T543" style:parent-style-name="VarsayılanParagrafYazıTipi" style:family="text">
      <style:text-properties style:font-name-complex="Calibri"/>
    </style:style>
    <style:style style:name="P544" style:parent-style-name="Standard" style:family="paragraph">
      <style:paragraph-properties fo:text-align="justify"/>
    </style:style>
    <style:style style:name="T545" style:parent-style-name="VarsayılanParagrafYazıTipi" style:family="text">
      <style:text-properties style:font-name-complex="Calibri"/>
    </style:style>
    <style:style style:name="P546" style:parent-style-name="Standard" style:family="paragraph">
      <style:paragraph-properties fo:text-align="justify"/>
    </style:style>
    <style:style style:name="T547" style:parent-style-name="VarsayılanParagrafYazıTipi" style:family="text">
      <style:text-properties style:font-name-complex="Calibri"/>
    </style:style>
    <style:style style:name="T548" style:parent-style-name="VarsayılanParagrafYazıTipi" style:family="text">
      <style:text-properties style:font-name-complex="Calibri"/>
    </style:style>
    <style:style style:name="P549" style:parent-style-name="Standard" style:family="paragraph">
      <style:paragraph-properties fo:text-align="justify"/>
    </style:style>
    <style:style style:name="T550" style:parent-style-name="VarsayılanParagrafYazıTipi" style:family="text">
      <style:text-properties style:font-name-complex="Calibri"/>
    </style:style>
    <style:style style:name="P551" style:parent-style-name="Standard" style:family="paragraph">
      <style:paragraph-properties fo:text-align="justify"/>
    </style:style>
    <style:style style:name="T552" style:parent-style-name="VarsayılanParagrafYazıTipi" style:family="text">
      <style:text-properties style:font-name-complex="Calibri"/>
    </style:style>
    <style:style style:name="P553" style:parent-style-name="Standard" style:family="paragraph">
      <style:paragraph-properties fo:text-align="justify"/>
    </style:style>
    <style:style style:name="P554" style:parent-style-name="Standard" style:family="paragraph">
      <style:paragraph-properties fo:text-align="justify"/>
    </style:style>
    <style:style style:name="P555" style:parent-style-name="Standard" style:family="paragraph">
      <style:paragraph-properties fo:text-align="justify"/>
    </style:style>
    <style:style style:name="T556" style:parent-style-name="VarsayılanParagrafYazıTipi" style:family="text">
      <style:text-properties style:font-name-complex="Calibri"/>
    </style:style>
    <style:style style:name="P557" style:parent-style-name="Standard" style:family="paragraph">
      <style:paragraph-properties fo:text-align="justify"/>
    </style:style>
    <style:style style:name="T558" style:parent-style-name="VarsayılanParagrafYazıTipi" style:family="text">
      <style:text-properties style:font-name-complex="Calibri"/>
    </style:style>
    <style:style style:name="T559" style:parent-style-name="VarsayılanParagrafYazıTipi" style:family="text">
      <style:text-properties style:font-name-complex="Calibri"/>
    </style:style>
    <style:style style:name="P560" style:parent-style-name="Standard" style:family="paragraph">
      <style:paragraph-properties fo:text-align="justify"/>
    </style:style>
    <style:style style:name="T561" style:parent-style-name="VarsayılanParagrafYazıTipi" style:family="text">
      <style:text-properties style:font-name-complex="Calibri"/>
    </style:style>
    <style:style style:name="P562" style:parent-style-name="Standard" style:family="paragraph">
      <style:paragraph-properties fo:text-align="justify"/>
    </style:style>
    <style:style style:name="T563" style:parent-style-name="VarsayılanParagrafYazıTipi" style:family="text">
      <style:text-properties style:font-name-complex="Calibri"/>
    </style:style>
    <style:style style:name="T564" style:parent-style-name="VarsayılanParagrafYazıTipi" style:family="text">
      <style:text-properties style:font-name-complex="Calibri"/>
    </style:style>
    <style:style style:name="P565" style:parent-style-name="Standard" style:family="paragraph">
      <style:paragraph-properties fo:text-align="justify"/>
    </style:style>
    <style:style style:name="T566" style:parent-style-name="VarsayılanParagrafYazıTipi" style:family="text">
      <style:text-properties style:font-name-complex="Calibri"/>
    </style:style>
    <style:style style:name="P567" style:parent-style-name="Standard" style:family="paragraph">
      <style:paragraph-properties fo:text-align="justify"/>
    </style:style>
    <style:style style:name="P568" style:parent-style-name="Standard" style:family="paragraph">
      <style:paragraph-properties fo:text-align="justify"/>
    </style:style>
    <style:style style:name="T569" style:parent-style-name="VarsayılanParagrafYazıTipi" style:family="text">
      <style:text-properties style:font-name-complex="Calibri"/>
    </style:style>
    <style:style style:name="P570" style:parent-style-name="Standard" style:family="paragraph">
      <style:paragraph-properties fo:text-align="justify"/>
    </style:style>
    <style:style style:name="T571" style:parent-style-name="VarsayılanParagrafYazıTipi" style:family="text">
      <style:text-properties style:font-name-complex="Calibri"/>
    </style:style>
    <style:style style:name="P572" style:parent-style-name="Standard" style:family="paragraph">
      <style:paragraph-properties fo:text-align="justify"/>
    </style:style>
    <style:style style:name="T573" style:parent-style-name="VarsayılanParagrafYazıTipi" style:family="text">
      <style:text-properties style:font-name-complex="Calibri"/>
    </style:style>
    <style:style style:name="P574" style:parent-style-name="Standard" style:family="paragraph">
      <style:paragraph-properties fo:text-align="justify"/>
    </style:style>
    <style:style style:name="T575" style:parent-style-name="VarsayılanParagrafYazıTipi" style:family="text">
      <style:text-properties style:font-name-complex="Calibri"/>
    </style:style>
    <style:style style:name="T576" style:parent-style-name="VarsayılanParagrafYazıTipi" style:family="text">
      <style:text-properties style:font-name-complex="Calibri"/>
    </style:style>
    <style:style style:name="P577" style:parent-style-name="Standard" style:family="paragraph">
      <style:paragraph-properties fo:text-align="justify"/>
    </style:style>
    <style:style style:name="T578" style:parent-style-name="VarsayılanParagrafYazıTipi" style:family="text">
      <style:text-properties style:font-name-complex="Calibri"/>
    </style:style>
    <style:style style:name="P579" style:parent-style-name="Standard" style:family="paragraph">
      <style:paragraph-properties fo:text-align="justify"/>
    </style:style>
    <style:style style:name="T580" style:parent-style-name="VarsayılanParagrafYazıTipi" style:family="text">
      <style:text-properties style:font-name-complex="Calibri"/>
    </style:style>
    <style:style style:name="P581" style:parent-style-name="Standard" style:family="paragraph">
      <style:paragraph-properties fo:text-align="justify"/>
    </style:style>
    <style:style style:name="T582" style:parent-style-name="VarsayılanParagrafYazıTipi" style:family="text">
      <style:text-properties style:font-name-complex="Calibri"/>
    </style:style>
    <style:style style:name="T583" style:parent-style-name="VarsayılanParagrafYazıTipi" style:family="text">
      <style:text-properties style:font-name-complex="Calibri"/>
    </style:style>
    <style:style style:name="P584" style:parent-style-name="Standard" style:family="paragraph">
      <style:paragraph-properties fo:text-align="justify"/>
    </style:style>
    <style:style style:name="T585" style:parent-style-name="VarsayılanParagrafYazıTipi" style:family="text">
      <style:text-properties style:font-name-complex="Calibri"/>
    </style:style>
    <style:style style:name="P586" style:parent-style-name="Standard" style:family="paragraph">
      <style:paragraph-properties fo:text-align="justify"/>
    </style:style>
    <style:style style:name="T587" style:parent-style-name="VarsayılanParagrafYazıTipi" style:family="text">
      <style:text-properties style:font-name-complex="Calibri"/>
    </style:style>
    <style:style style:name="P588" style:parent-style-name="Standard" style:family="paragraph">
      <style:paragraph-properties fo:text-align="justify"/>
    </style:style>
    <style:style style:name="T589" style:parent-style-name="VarsayılanParagrafYazıTipi" style:family="text">
      <style:text-properties style:font-name-complex="Calibri"/>
    </style:style>
    <style:style style:name="T590" style:parent-style-name="VarsayılanParagrafYazıTipi" style:family="text">
      <style:text-properties style:font-name-complex="Calibri"/>
    </style:style>
    <style:style style:name="P591" style:parent-style-name="Standard" style:family="paragraph">
      <style:paragraph-properties fo:text-align="justify"/>
    </style:style>
    <style:style style:name="T592" style:parent-style-name="VarsayılanParagrafYazıTipi" style:family="text">
      <style:text-properties style:font-name-complex="Calibri"/>
    </style:style>
    <style:style style:name="P593" style:parent-style-name="Standard" style:family="paragraph">
      <style:paragraph-properties fo:text-align="justify"/>
    </style:style>
    <style:style style:name="T594" style:parent-style-name="VarsayılanParagrafYazıTipi" style:family="text">
      <style:text-properties style:font-name-complex="Calibri"/>
    </style:style>
    <style:style style:name="P595" style:parent-style-name="Standard" style:family="paragraph">
      <style:paragraph-properties fo:text-align="justify"/>
    </style:style>
    <style:style style:name="P596" style:parent-style-name="Standard" style:family="paragraph">
      <style:paragraph-properties fo:text-align="justify"/>
    </style:style>
    <style:style style:name="P597" style:parent-style-name="Standard" style:family="paragraph">
      <style:paragraph-properties fo:text-align="justify"/>
    </style:style>
    <style:style style:name="T598" style:parent-style-name="VarsayılanParagrafYazıTipi" style:family="text">
      <style:text-properties style:font-name-complex="Calibri"/>
    </style:style>
    <style:style style:name="P599" style:parent-style-name="Standard" style:family="paragraph">
      <style:paragraph-properties fo:text-align="justify"/>
    </style:style>
    <style:style style:name="T600" style:parent-style-name="VarsayılanParagrafYazıTipi" style:family="text">
      <style:text-properties style:font-name-complex="Calibri"/>
    </style:style>
    <style:style style:name="T601" style:parent-style-name="VarsayılanParagrafYazıTipi" style:family="text">
      <style:text-properties style:font-name-complex="Calibri"/>
    </style:style>
    <style:style style:name="P602" style:parent-style-name="Standard" style:family="paragraph">
      <style:paragraph-properties fo:text-align="justify"/>
    </style:style>
    <style:style style:name="T603" style:parent-style-name="VarsayılanParagrafYazıTipi" style:family="text">
      <style:text-properties style:font-name-complex="Calibri"/>
    </style:style>
    <style:style style:name="P604" style:parent-style-name="Standard" style:family="paragraph">
      <style:paragraph-properties fo:text-align="justify"/>
    </style:style>
    <style:style style:name="T605" style:parent-style-name="VarsayılanParagrafYazıTipi" style:family="text">
      <style:text-properties style:font-name-complex="Calibri"/>
    </style:style>
    <style:style style:name="P606" style:parent-style-name="Standard" style:family="paragraph">
      <style:paragraph-properties fo:text-align="justify"/>
    </style:style>
    <style:style style:name="T607" style:parent-style-name="VarsayılanParagrafYazıTipi" style:family="text">
      <style:text-properties style:font-name-complex="Calibri"/>
    </style:style>
    <style:style style:name="T608" style:parent-style-name="VarsayılanParagrafYazıTipi" style:family="text">
      <style:text-properties style:font-name-complex="Calibri"/>
    </style:style>
    <style:style style:name="P609" style:parent-style-name="Standard" style:family="paragraph">
      <style:paragraph-properties fo:text-align="justify"/>
    </style:style>
    <style:style style:name="T610" style:parent-style-name="VarsayılanParagrafYazıTipi" style:family="text">
      <style:text-properties style:font-name-complex="Calibri"/>
    </style:style>
    <style:style style:name="P611" style:parent-style-name="Standard" style:family="paragraph">
      <style:paragraph-properties fo:text-align="justify"/>
    </style:style>
    <style:style style:name="T612" style:parent-style-name="VarsayılanParagrafYazıTipi" style:family="text">
      <style:text-properties style:font-name-complex="Calibri"/>
    </style:style>
    <style:style style:name="P613" style:parent-style-name="Standard" style:family="paragraph">
      <style:paragraph-properties fo:text-align="justify"/>
    </style:style>
    <style:style style:name="T614" style:parent-style-name="VarsayılanParagrafYazıTipi" style:family="text">
      <style:text-properties style:font-name-complex="Calibri"/>
    </style:style>
    <style:style style:name="T615" style:parent-style-name="VarsayılanParagrafYazıTipi" style:family="text">
      <style:text-properties style:font-name-complex="Calibri"/>
    </style:style>
    <style:style style:name="P616" style:parent-style-name="Standard" style:family="paragraph">
      <style:paragraph-properties fo:text-align="justify"/>
    </style:style>
    <style:style style:name="T617" style:parent-style-name="VarsayılanParagrafYazıTipi" style:family="text">
      <style:text-properties style:font-name-complex="Calibri"/>
    </style:style>
    <style:style style:name="P618" style:parent-style-name="Standard" style:family="paragraph">
      <style:paragraph-properties fo:text-align="justify"/>
    </style:style>
    <style:style style:name="T619" style:parent-style-name="VarsayılanParagrafYazıTipi" style:family="text">
      <style:text-properties style:font-name-complex="Calibri"/>
    </style:style>
    <style:style style:name="P620" style:parent-style-name="Standard" style:family="paragraph">
      <style:paragraph-properties fo:text-align="justify"/>
    </style:style>
    <style:style style:name="T621" style:parent-style-name="VarsayılanParagrafYazıTipi" style:family="text">
      <style:text-properties style:font-name-complex="Calibri"/>
    </style:style>
    <style:style style:name="T622" style:parent-style-name="VarsayılanParagrafYazıTipi" style:family="text">
      <style:text-properties style:font-name-complex="Calibri"/>
    </style:style>
    <style:style style:name="P623" style:parent-style-name="Standard" style:family="paragraph">
      <style:paragraph-properties fo:text-align="justify"/>
    </style:style>
    <style:style style:name="T624" style:parent-style-name="VarsayılanParagrafYazıTipi" style:family="text">
      <style:text-properties style:font-name-complex="Calibri"/>
    </style:style>
    <style:style style:name="P625" style:parent-style-name="Standard" style:family="paragraph">
      <style:paragraph-properties fo:text-align="justify"/>
    </style:style>
    <style:style style:name="T626" style:parent-style-name="VarsayılanParagrafYazıTipi" style:family="text">
      <style:text-properties style:font-name-complex="Calibri"/>
    </style:style>
    <style:style style:name="P627" style:parent-style-name="Standard" style:family="paragraph">
      <style:paragraph-properties fo:text-align="justify"/>
    </style:style>
    <style:style style:name="P628" style:parent-style-name="Standard" style:family="paragraph">
      <style:paragraph-properties fo:text-align="justify"/>
    </style:style>
    <style:style style:name="P629" style:parent-style-name="Standard" style:family="paragraph">
      <style:paragraph-properties fo:text-align="justify"/>
    </style:style>
    <style:style style:name="P630" style:parent-style-name="Standard" style:family="paragraph">
      <style:paragraph-properties fo:text-align="justify"/>
    </style:style>
    <style:style style:name="T631" style:parent-style-name="VarsayılanParagrafYazıTipi" style:family="text">
      <style:text-properties style:font-name-complex="Calibri"/>
    </style:style>
    <style:style style:name="P632" style:parent-style-name="Standard" style:family="paragraph">
      <style:paragraph-properties fo:text-align="justify"/>
    </style:style>
    <style:style style:name="T633" style:parent-style-name="VarsayılanParagrafYazıTipi" style:family="text">
      <style:text-properties style:font-name-complex="Calibri"/>
    </style:style>
    <style:style style:name="T634" style:parent-style-name="VarsayılanParagrafYazıTipi" style:family="text">
      <style:text-properties style:font-name-complex="Calibri"/>
    </style:style>
    <style:style style:name="P635" style:parent-style-name="Standard" style:family="paragraph">
      <style:paragraph-properties fo:text-align="justify"/>
    </style:style>
    <style:style style:name="T636" style:parent-style-name="VarsayılanParagrafYazıTipi" style:family="text">
      <style:text-properties style:font-name-complex="Calibri"/>
    </style:style>
    <style:style style:name="P637" style:parent-style-name="Standard" style:family="paragraph">
      <style:paragraph-properties fo:text-align="justify"/>
    </style:style>
    <style:style style:name="T638" style:parent-style-name="VarsayılanParagrafYazıTipi" style:family="text">
      <style:text-properties style:font-name-complex="Calibri"/>
    </style:style>
    <style:style style:name="P639" style:parent-style-name="Standard" style:family="paragraph">
      <style:paragraph-properties fo:text-align="justify"/>
    </style:style>
    <style:style style:name="T640" style:parent-style-name="VarsayılanParagrafYazıTipi" style:family="text">
      <style:text-properties style:font-name-complex="Calibri"/>
    </style:style>
    <style:style style:name="T641" style:parent-style-name="VarsayılanParagrafYazıTipi" style:family="text">
      <style:text-properties style:font-name-complex="Calibri"/>
    </style:style>
    <style:style style:name="P642" style:parent-style-name="Standard" style:family="paragraph">
      <style:paragraph-properties fo:text-align="justify"/>
    </style:style>
    <style:style style:name="T643" style:parent-style-name="VarsayılanParagrafYazıTipi" style:family="text">
      <style:text-properties style:font-name-complex="Calibri"/>
    </style:style>
    <style:style style:name="P644" style:parent-style-name="Standard" style:family="paragraph">
      <style:paragraph-properties fo:text-align="justify"/>
    </style:style>
    <style:style style:name="T645" style:parent-style-name="VarsayılanParagrafYazıTipi" style:family="text">
      <style:text-properties style:font-name-complex="Calibri"/>
    </style:style>
    <style:style style:name="P646" style:parent-style-name="Standard" style:family="paragraph">
      <style:paragraph-properties fo:text-align="justify"/>
    </style:style>
    <style:style style:name="T647" style:parent-style-name="VarsayılanParagrafYazıTipi" style:family="text">
      <style:text-properties style:font-name-complex="Calibri"/>
    </style:style>
    <style:style style:name="T648" style:parent-style-name="VarsayılanParagrafYazıTipi" style:family="text">
      <style:text-properties style:font-name-complex="Calibri"/>
    </style:style>
    <style:style style:name="P649" style:parent-style-name="Standard" style:family="paragraph">
      <style:paragraph-properties fo:text-align="justify"/>
    </style:style>
    <style:style style:name="T650" style:parent-style-name="VarsayılanParagrafYazıTipi" style:family="text">
      <style:text-properties style:font-name-complex="Calibri"/>
    </style:style>
    <style:style style:name="P651" style:parent-style-name="Standard" style:family="paragraph">
      <style:paragraph-properties fo:text-align="justify"/>
    </style:style>
    <style:style style:name="T652" style:parent-style-name="VarsayılanParagrafYazıTipi" style:family="text">
      <style:text-properties style:font-name-complex="Calibri"/>
    </style:style>
    <style:style style:name="P653" style:parent-style-name="Standard" style:family="paragraph">
      <style:paragraph-properties fo:text-align="justify"/>
    </style:style>
    <style:style style:name="T654" style:parent-style-name="VarsayılanParagrafYazıTipi" style:family="text">
      <style:text-properties style:font-name-complex="Calibri"/>
    </style:style>
    <style:style style:name="T655" style:parent-style-name="VarsayılanParagrafYazıTipi" style:family="text">
      <style:text-properties style:font-name-complex="Calibri"/>
    </style:style>
    <style:style style:name="P656" style:parent-style-name="Standard" style:family="paragraph">
      <style:paragraph-properties fo:text-align="justify"/>
    </style:style>
    <style:style style:name="T657" style:parent-style-name="VarsayılanParagrafYazıTipi" style:family="text">
      <style:text-properties style:font-name-complex="Calibri"/>
    </style:style>
    <style:style style:name="P658" style:parent-style-name="Standard" style:family="paragraph">
      <style:paragraph-properties fo:text-align="justify"/>
    </style:style>
    <style:style style:name="P659" style:parent-style-name="Standard" style:family="paragraph">
      <style:paragraph-properties fo:text-align="justify"/>
    </style:style>
    <style:style style:name="P660" style:parent-style-name="Standard" style:family="paragraph">
      <style:paragraph-properties fo:text-align="justify"/>
    </style:style>
    <style:style style:name="P661" style:parent-style-name="Standard" style:family="paragraph">
      <style:paragraph-properties fo:text-align="justify"/>
    </style:style>
    <style:style style:name="T662" style:parent-style-name="VarsayılanParagrafYazıTipi" style:family="text">
      <style:text-properties style:font-name-complex="Calibri"/>
    </style:style>
    <style:style style:name="P663" style:parent-style-name="Standard" style:family="paragraph">
      <style:paragraph-properties fo:text-align="justify"/>
    </style:style>
    <style:style style:name="T664" style:parent-style-name="VarsayılanParagrafYazıTipi" style:family="text">
      <style:text-properties style:font-name-complex="Calibri"/>
    </style:style>
    <style:style style:name="P665" style:parent-style-name="Standard" style:family="paragraph">
      <style:paragraph-properties fo:text-align="justify"/>
    </style:style>
    <style:style style:name="T666" style:parent-style-name="VarsayılanParagrafYazıTipi" style:family="text">
      <style:text-properties style:font-name-complex="Calibri"/>
    </style:style>
    <style:style style:name="P667" style:parent-style-name="Standard" style:family="paragraph">
      <style:paragraph-properties fo:text-align="justify"/>
    </style:style>
    <style:style style:name="T668" style:parent-style-name="VarsayılanParagrafYazıTipi" style:family="text">
      <style:text-properties style:font-name-complex="Calibri"/>
    </style:style>
    <style:style style:name="T669" style:parent-style-name="VarsayılanParagrafYazıTipi" style:family="text">
      <style:text-properties style:font-name-complex="Calibri"/>
    </style:style>
    <style:style style:name="P670" style:parent-style-name="Standard" style:family="paragraph">
      <style:paragraph-properties fo:text-align="justify"/>
    </style:style>
    <style:style style:name="T671" style:parent-style-name="VarsayılanParagrafYazıTipi" style:family="text">
      <style:text-properties style:font-name-complex="Calibri"/>
    </style:style>
    <style:style style:name="P672" style:parent-style-name="Standard" style:family="paragraph">
      <style:paragraph-properties fo:text-align="justify"/>
    </style:style>
    <style:style style:name="T673" style:parent-style-name="VarsayılanParagrafYazıTipi" style:family="text">
      <style:text-properties style:font-name-complex="Calibri"/>
    </style:style>
    <style:style style:name="P674" style:parent-style-name="Standard" style:family="paragraph">
      <style:paragraph-properties fo:text-align="justify"/>
    </style:style>
    <style:style style:name="T675" style:parent-style-name="VarsayılanParagrafYazıTipi" style:family="text">
      <style:text-properties style:font-name-complex="Calibri"/>
    </style:style>
    <style:style style:name="P676" style:parent-style-name="Standard" style:family="paragraph">
      <style:paragraph-properties fo:text-align="justify"/>
    </style:style>
    <style:style style:name="T677" style:parent-style-name="VarsayılanParagrafYazıTipi" style:family="text">
      <style:text-properties style:font-name-complex="Calibri"/>
    </style:style>
    <style:style style:name="T678" style:parent-style-name="VarsayılanParagrafYazıTipi" style:family="text">
      <style:text-properties style:font-name-complex="Calibri"/>
    </style:style>
    <style:style style:name="P679" style:parent-style-name="Standard" style:family="paragraph">
      <style:paragraph-properties fo:text-align="justify"/>
    </style:style>
    <style:style style:name="T680" style:parent-style-name="VarsayılanParagrafYazıTipi" style:family="text">
      <style:text-properties style:font-name-complex="Calibri"/>
    </style:style>
    <style:style style:name="P681" style:parent-style-name="Standard" style:family="paragraph">
      <style:paragraph-properties fo:text-align="justify"/>
    </style:style>
    <style:style style:name="T682" style:parent-style-name="VarsayılanParagrafYazıTipi" style:family="text">
      <style:text-properties style:font-name-complex="Calibri"/>
    </style:style>
    <style:style style:name="P683" style:parent-style-name="Standard" style:family="paragraph">
      <style:paragraph-properties fo:text-align="justify"/>
    </style:style>
    <style:style style:name="T684" style:parent-style-name="VarsayılanParagrafYazıTipi" style:family="text">
      <style:text-properties style:font-name-complex="Calibri"/>
    </style:style>
    <style:style style:name="T685" style:parent-style-name="VarsayılanParagrafYazıTipi" style:family="text">
      <style:text-properties style:font-name-complex="Calibri"/>
    </style:style>
    <style:style style:name="P686" style:parent-style-name="Standard" style:family="paragraph">
      <style:paragraph-properties fo:text-align="justify"/>
    </style:style>
    <style:style style:name="T687" style:parent-style-name="VarsayılanParagrafYazıTipi" style:family="text">
      <style:text-properties style:font-name-complex="Calibri"/>
    </style:style>
    <style:style style:name="P688" style:parent-style-name="Standard" style:family="paragraph">
      <style:paragraph-properties fo:text-align="justify"/>
    </style:style>
    <style:style style:name="T689" style:parent-style-name="VarsayılanParagrafYazıTipi" style:family="text">
      <style:text-properties style:font-name-complex="Calibri"/>
    </style:style>
    <style:style style:name="P690" style:parent-style-name="Standard" style:family="paragraph">
      <style:paragraph-properties fo:text-align="justify"/>
    </style:style>
    <style:style style:name="T691" style:parent-style-name="VarsayılanParagrafYazıTipi" style:family="text">
      <style:text-properties style:font-name-complex="Calibri"/>
    </style:style>
    <style:style style:name="T692" style:parent-style-name="VarsayılanParagrafYazıTipi" style:family="text">
      <style:text-properties style:font-name-complex="Calibri"/>
    </style:style>
    <style:style style:name="P693" style:parent-style-name="Standard" style:family="paragraph">
      <style:paragraph-properties fo:text-align="justify"/>
    </style:style>
    <style:style style:name="T694" style:parent-style-name="VarsayılanParagrafYazıTipi" style:family="text">
      <style:text-properties style:font-name-complex="Calibri"/>
    </style:style>
    <style:style style:name="P695" style:parent-style-name="Standard" style:family="paragraph">
      <style:paragraph-properties fo:text-align="justify"/>
    </style:style>
    <style:style style:name="T696" style:parent-style-name="VarsayılanParagrafYazıTipi" style:family="text">
      <style:text-properties style:font-name-complex="Calibri"/>
    </style:style>
    <style:style style:name="P697" style:parent-style-name="Standard" style:family="paragraph">
      <style:paragraph-properties fo:text-align="justify"/>
    </style:style>
    <style:style style:name="T698" style:parent-style-name="VarsayılanParagrafYazıTipi" style:family="text">
      <style:text-properties style:font-name-complex="Calibri"/>
    </style:style>
    <style:style style:name="T699" style:parent-style-name="VarsayılanParagrafYazıTipi" style:family="text">
      <style:text-properties style:font-name-complex="Calibri"/>
    </style:style>
    <style:style style:name="P700" style:parent-style-name="Standard" style:family="paragraph">
      <style:paragraph-properties fo:text-align="justify"/>
    </style:style>
    <style:style style:name="T701" style:parent-style-name="VarsayılanParagrafYazıTipi" style:family="text">
      <style:text-properties style:font-name-complex="Calibri"/>
    </style:style>
    <style:style style:name="P702" style:parent-style-name="Standard" style:family="paragraph">
      <style:paragraph-properties fo:text-align="justify"/>
    </style:style>
    <style:style style:name="P703" style:parent-style-name="Standard" style:family="paragraph">
      <style:paragraph-properties fo:text-align="justify"/>
    </style:style>
    <style:style style:name="P704" style:parent-style-name="Standard" style:family="paragraph">
      <style:paragraph-properties fo:text-align="justify"/>
    </style:style>
    <style:style style:name="P705" style:parent-style-name="Standard" style:family="paragraph">
      <style:paragraph-properties fo:text-align="justify"/>
    </style:style>
    <style:style style:name="T706" style:parent-style-name="VarsayılanParagrafYazıTipi" style:family="text">
      <style:text-properties style:font-name-complex="Calibri"/>
    </style:style>
    <style:style style:name="P707" style:parent-style-name="Standard" style:family="paragraph">
      <style:paragraph-properties fo:text-align="justify"/>
    </style:style>
    <style:style style:name="T708" style:parent-style-name="VarsayılanParagrafYazıTipi" style:family="text">
      <style:text-properties style:font-name-complex="Calibri"/>
    </style:style>
    <style:style style:name="P709" style:parent-style-name="Standard" style:family="paragraph">
      <style:paragraph-properties fo:text-align="justify"/>
    </style:style>
    <style:style style:name="T710" style:parent-style-name="VarsayılanParagrafYazıTipi" style:family="text">
      <style:text-properties style:font-name-complex="Calibri"/>
    </style:style>
    <style:style style:name="T711" style:parent-style-name="VarsayılanParagrafYazıTipi" style:family="text">
      <style:text-properties style:font-name-complex="Calibri"/>
    </style:style>
    <style:style style:name="P712" style:parent-style-name="Standard" style:family="paragraph">
      <style:paragraph-properties fo:text-align="justify"/>
    </style:style>
    <style:style style:name="T713" style:parent-style-name="VarsayılanParagrafYazıTipi" style:family="text">
      <style:text-properties style:font-name-complex="Calibri"/>
    </style:style>
    <style:style style:name="P714" style:parent-style-name="Standard" style:family="paragraph">
      <style:paragraph-properties fo:text-align="justify"/>
    </style:style>
    <style:style style:name="T715" style:parent-style-name="VarsayılanParagrafYazıTipi" style:family="text">
      <style:text-properties style:font-name-complex="Calibri"/>
    </style:style>
    <style:style style:name="P716" style:parent-style-name="Standard" style:family="paragraph">
      <style:paragraph-properties fo:text-align="justify"/>
    </style:style>
    <style:style style:name="T717" style:parent-style-name="VarsayılanParagrafYazıTipi" style:family="text">
      <style:text-properties style:font-name-complex="Calibri"/>
    </style:style>
    <style:style style:name="T718" style:parent-style-name="VarsayılanParagrafYazıTipi" style:family="text">
      <style:text-properties style:font-name-complex="Calibri"/>
    </style:style>
    <style:style style:name="P719" style:parent-style-name="Standard" style:family="paragraph">
      <style:paragraph-properties fo:text-align="justify"/>
    </style:style>
    <style:style style:name="T720" style:parent-style-name="VarsayılanParagrafYazıTipi" style:family="text">
      <style:text-properties style:font-name-complex="Calibri"/>
    </style:style>
    <style:style style:name="P721" style:parent-style-name="Standard" style:family="paragraph">
      <style:paragraph-properties fo:text-align="justify"/>
    </style:style>
    <style:style style:name="T722" style:parent-style-name="VarsayılanParagrafYazıTipi" style:family="text">
      <style:text-properties style:font-name-complex="Calibri"/>
    </style:style>
    <style:style style:name="P723" style:parent-style-name="Standard" style:family="paragraph">
      <style:paragraph-properties fo:text-align="justify"/>
    </style:style>
    <style:style style:name="P724" style:parent-style-name="Standard" style:family="paragraph">
      <style:paragraph-properties fo:text-align="justify"/>
    </style:style>
    <style:style style:name="T725" style:parent-style-name="VarsayılanParagrafYazıTipi" style:family="text">
      <style:text-properties style:font-name-complex="Calibri"/>
    </style:style>
    <style:style style:name="T726" style:parent-style-name="VarsayılanParagrafYazıTipi" style:family="text">
      <style:text-properties style:font-name-complex="Calibri"/>
    </style:style>
    <style:style style:name="P727" style:parent-style-name="Standard" style:family="paragraph">
      <style:paragraph-properties fo:text-align="justify"/>
    </style:style>
    <style:style style:name="P728" style:parent-style-name="Standard" style:list-style-name="LFO1" style:family="paragraph">
      <style:paragraph-properties fo:text-align="justify"/>
    </style:style>
    <style:style style:name="T729" style:parent-style-name="VarsayılanParagrafYazıTipi" style:family="text">
      <style:text-properties style:font-name-complex="Calibri"/>
    </style:style>
    <style:style style:name="P730" style:parent-style-name="Standard" style:list-style-name="LFO1" style:family="paragraph">
      <style:paragraph-properties fo:text-align="justify"/>
    </style:style>
    <style:style style:name="T731" style:parent-style-name="VarsayılanParagrafYazıTipi" style:family="text">
      <style:text-properties style:font-name-complex="Calibri"/>
    </style:style>
    <style:style style:name="P732" style:parent-style-name="Standard" style:list-style-name="LFO1" style:family="paragraph">
      <style:paragraph-properties fo:text-align="justify"/>
    </style:style>
    <style:style style:name="T733" style:parent-style-name="VarsayılanParagrafYazıTipi" style:family="text">
      <style:text-properties style:font-name-complex="Calibri"/>
    </style:style>
    <style:style style:name="P734" style:parent-style-name="Standard" style:list-style-name="LFO1" style:family="paragraph">
      <style:paragraph-properties fo:text-align="justify"/>
    </style:style>
    <style:style style:name="T735" style:parent-style-name="VarsayılanParagrafYazıTipi" style:family="text">
      <style:text-properties style:font-name-complex="Calibri"/>
    </style:style>
    <style:style style:name="T736" style:parent-style-name="VarsayılanParagrafYazıTipi" style:family="text">
      <style:text-properties style:font-name-complex="Calibri"/>
    </style:style>
    <style:style style:name="P737" style:parent-style-name="Standard" style:list-style-name="LFO1" style:family="paragraph">
      <style:paragraph-properties fo:text-align="justify"/>
    </style:style>
    <style:style style:name="T738" style:parent-style-name="VarsayılanParagrafYazıTipi" style:family="text">
      <style:text-properties style:font-name-complex="Calibri"/>
    </style:style>
    <style:style style:name="P739" style:parent-style-name="Standard" style:list-style-name="LFO1" style:family="paragraph">
      <style:paragraph-properties fo:text-align="justify"/>
    </style:style>
    <style:style style:name="T740" style:parent-style-name="VarsayılanParagrafYazıTipi" style:family="text">
      <style:text-properties style:font-name-complex="Calibri"/>
    </style:style>
    <style:style style:name="T741" style:parent-style-name="VarsayılanParagrafYazıTipi" style:family="text">
      <style:text-properties style:font-name-complex="Calibri"/>
    </style:style>
    <style:style style:name="P742" style:parent-style-name="Textbody" style:list-style-name="LFO1" style:family="paragraph">
      <style:paragraph-properties fo:text-align="justify" fo:margin-bottom="0in" fo:line-height="100%"/>
    </style:style>
    <style:style style:name="T743" style:parent-style-name="VarsayılanParagrafYazıTipi" style:family="text">
      <style:text-properties style:font-name-complex="Calibri" fo:font-weight="bold" style:font-weight-asian="bold"/>
    </style:style>
    <style:style style:name="T744" style:parent-style-name="VarsayılanParagrafYazıTipi" style:family="text">
      <style:text-properties style:font-name-complex="Calibri"/>
    </style:style>
    <style:style style:name="T745" style:parent-style-name="VarsayılanParagrafYazıTipi" style:family="text">
      <style:text-properties style:font-name-complex="Calibri"/>
    </style:style>
    <style:style style:name="T746" style:parent-style-name="VarsayılanParagrafYazıTipi" style:family="text">
      <style:text-properties style:font-name-complex="Calibri"/>
    </style:style>
    <style:style style:name="P747" style:parent-style-name="Textbody" style:family="paragraph">
      <style:paragraph-properties style:line-height-at-least="0.1666in"/>
    </style:style>
    <style:style style:name="T748" style:parent-style-name="VarsayılanParagrafYazıTipi" style:family="text">
      <style:text-properties fo:font-size="9pt" style:font-size-asian="9pt"/>
    </style:style>
    <style:style style:name="P749" style:parent-style-name="Standard" style:list-style-name="LFO1" style:family="paragraph">
      <style:paragraph-properties fo:text-align="justify"/>
    </style:style>
    <style:style style:name="P750" style:parent-style-name="Textbody" style:family="paragraph">
      <style:paragraph-properties fo:text-align="justify" fo:margin-bottom="0in" fo:line-height="100%"/>
    </style:style>
    <style:style style:name="T751" style:parent-style-name="VarsayılanParagrafYazıTipi" style:family="text">
      <style:text-properties style:font-name-complex="Calibri" fo:font-weight="bold" style:font-weight-asian="bold"/>
    </style:style>
    <style:style style:name="T752" style:parent-style-name="VarsayılanParagrafYazıTipi" style:family="text">
      <style:text-properties style:font-name-complex="Calibri"/>
    </style:style>
    <style:style style:name="T753" style:parent-style-name="VarsayılanParagrafYazıTipi" style:family="text">
      <style:text-properties style:font-name-complex="Calibri"/>
    </style:style>
    <style:style style:name="P754" style:parent-style-name="Textbody" style:family="paragraph">
      <style:paragraph-properties style:line-height-at-least="0.1666in"/>
      <style:text-properties fo:font-size="9pt" style:font-size-asian="9pt"/>
    </style:style>
    <style:style style:name="P755" style:parent-style-name="Textbody" style:family="paragraph">
      <style:paragraph-properties style:line-height-at-least="0.1666in"/>
      <style:text-properties fo:font-size="9pt" style:font-size-asian="9pt"/>
    </style:style>
    <style:style style:name="P756" style:parent-style-name="Textbody" style:family="paragraph">
      <style:paragraph-properties style:line-height-at-least="0.1666in"/>
      <style:text-properties fo:font-size="9pt" style:font-size-asian="9pt"/>
    </style:style>
    <style:style style:name="P757" style:parent-style-name="Standard" style:family="paragraph">
      <style:paragraph-properties fo:text-align="justify"/>
    </style:style>
    <style:style style:name="T758" style:parent-style-name="VarsayılanParagrafYazıTipi" style:family="text">
      <style:text-properties style:font-name-complex="Calibri" fo:font-weight="bold" style:font-weight-asian="bold"/>
    </style:style>
    <style:style style:name="T759" style:parent-style-name="VarsayılanParagrafYazıTipi" style:family="text">
      <style:text-properties style:font-name-complex="Calibri"/>
    </style:style>
    <style:style style:name="T760" style:parent-style-name="VarsayılanParagrafYazıTipi" style:family="text">
      <style:text-properties style:font-name-complex="Calibri"/>
    </style:style>
    <style:style style:name="P761" style:parent-style-name="Standard" style:family="paragraph">
      <style:paragraph-properties fo:text-align="justify"/>
    </style:style>
    <style:style style:name="T762" style:parent-style-name="VarsayılanParagrafYazıTipi" style:family="text">
      <style:text-properties style:font-name-complex="Calibri"/>
    </style:style>
    <style:style style:name="P763" style:parent-style-name="Standard" style:family="paragraph">
      <style:paragraph-properties fo:text-align="justify"/>
    </style:style>
    <style:style style:name="T764" style:parent-style-name="VarsayılanParagrafYazıTipi" style:family="text">
      <style:text-properties style:font-name-complex="Calibri"/>
    </style:style>
    <style:style style:name="T765" style:parent-style-name="VarsayılanParagrafYazıTipi" style:family="text">
      <style:text-properties style:font-name-complex="Calibri"/>
    </style:style>
    <style:style style:name="P766" style:parent-style-name="Standard" style:family="paragraph">
      <style:paragraph-properties fo:text-align="justify"/>
    </style:style>
    <style:style style:name="T767" style:parent-style-name="VarsayılanParagrafYazıTipi" style:family="text">
      <style:text-properties style:font-name-complex="Calibri"/>
    </style:style>
    <style:style style:name="P768" style:parent-style-name="Standard" style:family="paragraph">
      <style:paragraph-properties fo:text-align="justify"/>
    </style:style>
    <style:style style:name="T769" style:parent-style-name="VarsayılanParagrafYazıTipi" style:family="text">
      <style:text-properties style:font-name-complex="Calibri"/>
    </style:style>
    <style:style style:name="P770" style:parent-style-name="Standard" style:family="paragraph">
      <style:paragraph-properties fo:text-align="justify"/>
    </style:style>
    <style:style style:name="T771" style:parent-style-name="VarsayılanParagrafYazıTipi" style:family="text">
      <style:text-properties style:font-name-complex="Calibri"/>
    </style:style>
    <style:style style:name="T772" style:parent-style-name="VarsayılanParagrafYazıTipi" style:family="text">
      <style:text-properties style:font-name-complex="Calibri"/>
    </style:style>
    <style:style style:name="P773" style:parent-style-name="Standard" style:family="paragraph">
      <style:paragraph-properties fo:text-align="justify"/>
    </style:style>
    <style:style style:name="P774" style:parent-style-name="Textbody" style:family="paragraph">
      <style:paragraph-properties fo:text-align="justify" fo:margin-bottom="0in" fo:line-height="100%"/>
    </style:style>
    <style:style style:name="T775" style:parent-style-name="VarsayılanParagrafYazıTipi" style:family="text">
      <style:text-properties style:font-name-complex="Calibri" fo:font-weight="bold" style:font-weight-asian="bold"/>
    </style:style>
    <style:style style:name="P776" style:parent-style-name="Textbody" style:family="paragraph">
      <style:paragraph-properties style:line-height-at-least="0.1666in"/>
    </style:style>
    <style:style style:name="T777" style:parent-style-name="VarsayılanParagrafYazıTipi" style:family="text">
      <style:text-properties fo:font-weight="bold" style:font-weight-asian="bold" fo:font-size="9pt" style:font-size-asian="9pt"/>
    </style:style>
    <style:style style:name="T778" style:parent-style-name="VarsayılanParagrafYazıTipi" style:family="text">
      <style:text-properties fo:font-size="9pt" style:font-size-asian="9pt"/>
    </style:style>
    <style:style style:name="T779" style:parent-style-name="VarsayılanParagrafYazıTipi" style:family="text">
      <style:text-properties fo:font-size="9pt" style:font-size-asian="9pt"/>
    </style:style>
    <style:style style:name="T780" style:parent-style-name="VarsayılanParagrafYazıTipi" style:family="text">
      <style:text-properties fo:font-size="9pt" style:font-size-asian="9pt"/>
    </style:style>
    <style:style style:name="P781" style:parent-style-name="Textbody" style:family="paragraph">
      <style:paragraph-properties style:line-height-at-least="0.1666in"/>
      <style:text-properties fo:font-size="9pt" style:font-size-asian="9pt"/>
    </style:style>
    <style:style style:name="P782" style:parent-style-name="Textbody" style:family="paragraph">
      <style:paragraph-properties fo:text-align="justify" fo:margin-bottom="0in" fo:line-height="100%"/>
    </style:style>
    <style:style style:name="T783" style:parent-style-name="VarsayılanParagrafYazıTipi" style:family="text">
      <style:text-properties style:font-name-complex="Calibri" fo:font-weight="bold" style:font-weight-asian="bold"/>
    </style:style>
    <style:style style:name="P784" style:parent-style-name="Textbody" style:family="paragraph">
      <style:paragraph-properties style:line-height-at-least="0.1666in"/>
    </style:style>
    <style:style style:name="T785" style:parent-style-name="VarsayılanParagrafYazıTipi" style:family="text">
      <style:text-properties fo:font-weight="bold" style:font-weight-asian="bold" fo:font-size="9pt" style:font-size-asian="9pt"/>
    </style:style>
    <style:style style:name="T786" style:parent-style-name="VarsayılanParagrafYazıTipi" style:family="text">
      <style:text-properties fo:font-size="9pt" style:font-size-asian="9pt"/>
    </style:style>
    <style:style style:name="T787" style:parent-style-name="VarsayılanParagrafYazıTipi" style:family="text">
      <style:text-properties fo:font-size="9pt" style:font-size-asian="9pt"/>
    </style:style>
    <style:style style:name="T788" style:parent-style-name="VarsayılanParagrafYazıTipi" style:family="text">
      <style:text-properties fo:font-size="9pt" style:font-size-asian="9pt"/>
    </style:style>
    <style:style style:name="P789" style:parent-style-name="Standard" style:family="paragraph">
      <style:paragraph-properties fo:text-align="justify"/>
    </style:style>
    <style:style style:name="T790" style:parent-style-name="VarsayılanParagrafYazıTipi" style:family="text">
      <style:text-properties style:font-name="Calibri" style:font-name-complex="Calibri"/>
    </style:style>
    <style:style style:name="T791" style:parent-style-name="VarsayılanParagrafYazıTipi" style:family="text">
      <style:text-properties style:font-name="Calibri" style:font-name-complex="Calibri"/>
    </style:style>
    <style:style style:name="T792" style:parent-style-name="VarsayılanParagrafYazıTipi" style:family="text">
      <style:text-properties style:font-name="Calibri" style:font-name-complex="Calibri"/>
    </style:style>
    <style:style style:name="T793" style:parent-style-name="VarsayılanParagrafYazıTipi" style:family="text">
      <style:text-properties style:font-name="Calibri" style:font-name-complex="Calibri"/>
    </style:style>
    <style:style style:name="T794" style:parent-style-name="VarsayılanParagrafYazıTipi" style:family="text">
      <style:text-properties style:font-name="Calibri" style:font-name-complex="Calibri"/>
    </style:style>
    <style:style style:name="T795" style:parent-style-name="VarsayılanParagrafYazıTipi" style:family="text">
      <style:text-properties style:font-name="Calibri" style:font-name-complex="Calibri"/>
    </style:style>
    <style:style style:name="T796" style:parent-style-name="VarsayılanParagrafYazıTipi" style:family="text">
      <style:text-properties style:font-name="Calibri" style:font-name-complex="Calibri"/>
    </style:style>
    <style:style style:name="T797" style:parent-style-name="VarsayılanParagrafYazıTipi" style:family="text">
      <style:text-properties style:font-name="Nirmala UI" style:font-name-complex="Nirmala UI" style:script-type="complex" style:language-complex="ml" style:country-complex="IN"/>
    </style:style>
    <style:style style:name="T798" style:parent-style-name="VarsayılanParagrafYazıTipi" style:family="text">
      <style:text-properties style:font-name="Calibri" style:font-name-complex="Calibri"/>
    </style:style>
    <style:style style:name="T799" style:parent-style-name="VarsayılanParagrafYazıTipi" style:family="text">
      <style:text-properties style:font-name="Nirmala UI" style:font-name-complex="Nirmala UI" style:script-type="complex" style:language-complex="ml" style:country-complex="IN"/>
    </style:style>
    <style:style style:name="T800" style:parent-style-name="VarsayılanParagrafYazıTipi" style:family="text">
      <style:text-properties style:font-name="Calibri" style:font-name-complex="Calibri"/>
    </style:style>
    <style:style style:name="T801" style:parent-style-name="VarsayılanParagrafYazıTipi" style:family="text">
      <style:text-properties style:font-name="Nirmala UI" style:font-name-complex="Nirmala UI" style:script-type="complex" style:language-complex="ml" style:country-complex="IN"/>
    </style:style>
    <style:style style:name="T802" style:parent-style-name="VarsayılanParagrafYazıTipi" style:family="text">
      <style:text-properties style:font-name="Calibri" style:font-name-complex="Calibri"/>
    </style:style>
    <style:style style:name="T803" style:parent-style-name="VarsayılanParagrafYazıTipi" style:family="text">
      <style:text-properties style:font-name="Nirmala UI" style:font-name-complex="Nirmala UI" style:script-type="complex" style:language-complex="ml" style:country-complex="IN"/>
    </style:style>
    <style:style style:name="T804" style:parent-style-name="VarsayılanParagrafYazıTipi" style:family="text">
      <style:text-properties style:font-name="Calibri" style:font-name-complex="Calibri"/>
    </style:style>
    <style:style style:name="T805" style:parent-style-name="VarsayılanParagrafYazıTipi" style:family="text">
      <style:text-properties style:font-name="Calibri" style:font-name-complex="Calibri"/>
    </style:style>
    <style:style style:name="T806" style:parent-style-name="VarsayılanParagrafYazıTipi" style:family="text">
      <style:text-properties style:font-name="Calibri" style:font-name-complex="Calibri"/>
    </style:style>
    <style:style style:name="T807" style:parent-style-name="VarsayılanParagrafYazıTipi" style:family="text">
      <style:text-properties style:font-name="Nirmala UI" style:font-name-complex="Nirmala UI" style:script-type="complex" style:language-complex="ml" style:country-complex="IN"/>
    </style:style>
    <style:style style:name="T808" style:parent-style-name="VarsayılanParagrafYazıTipi" style:family="text">
      <style:text-properties style:font-name="Calibri" style:font-name-complex="Calibri" style:script-type="complex" style:language-complex="ml" style:country-complex="IN"/>
    </style:style>
    <style:style style:name="T809" style:parent-style-name="VarsayılanParagrafYazıTipi" style:family="text">
      <style:text-properties style:font-name="Calibri" style:font-name-complex="Calibri"/>
    </style:style>
    <style:style style:name="T810" style:parent-style-name="VarsayılanParagrafYazıTipi" style:family="text">
      <style:text-properties style:font-name="Nirmala UI" style:font-name-complex="Nirmala UI" style:script-type="complex" style:language-complex="ml" style:country-complex="IN"/>
    </style:style>
    <style:style style:name="T811" style:parent-style-name="VarsayılanParagrafYazıTipi" style:family="text">
      <style:text-properties style:font-name="Calibri" style:font-name-complex="Calibri"/>
    </style:style>
    <style:style style:name="T812" style:parent-style-name="VarsayılanParagrafYazıTipi" style:family="text">
      <style:text-properties style:font-name="Nirmala UI" style:font-name-complex="Nirmala UI" style:script-type="complex" style:language-complex="ml" style:country-complex="IN"/>
    </style:style>
    <style:style style:name="T813" style:parent-style-name="VarsayılanParagrafYazıTipi" style:family="text">
      <style:text-properties style:font-name="Calibri" style:font-name-complex="Calibri" style:script-type="complex" style:language-complex="ml" style:country-complex="IN"/>
    </style:style>
    <style:style style:name="T814" style:parent-style-name="VarsayılanParagrafYazıTipi" style:family="text">
      <style:text-properties style:font-name="Nirmala UI" style:font-name-complex="Nirmala UI" style:script-type="complex" style:language-complex="ml" style:country-complex="IN"/>
    </style:style>
    <style:style style:name="T815" style:parent-style-name="VarsayılanParagrafYazıTipi" style:family="text">
      <style:text-properties style:font-name="Calibri" style:font-name-complex="Calibri"/>
    </style:style>
    <style:style style:name="T816" style:parent-style-name="VarsayılanParagrafYazıTipi" style:family="text">
      <style:text-properties style:font-name="Nirmala UI" style:font-name-complex="Nirmala UI" style:script-type="complex" style:language-complex="ml" style:country-complex="IN"/>
    </style:style>
    <style:style style:name="T817" style:parent-style-name="VarsayılanParagrafYazıTipi" style:family="text">
      <style:text-properties style:font-name="Calibri" style:font-name-complex="Calibri" style:script-type="complex" style:language-complex="ml" style:country-complex="IN"/>
    </style:style>
    <style:style style:name="T818" style:parent-style-name="VarsayılanParagrafYazıTipi" style:family="text">
      <style:text-properties style:font-name="Calibri" style:font-name-complex="Calibri"/>
    </style:style>
    <style:style style:name="T819" style:parent-style-name="VarsayılanParagrafYazıTipi" style:family="text">
      <style:text-properties style:font-name="Nirmala UI" style:font-name-complex="Nirmala UI" style:script-type="complex" style:language-complex="ml" style:country-complex="IN"/>
    </style:style>
    <style:style style:name="T820" style:parent-style-name="VarsayılanParagrafYazıTipi" style:family="text">
      <style:text-properties style:font-name="Calibri" style:font-name-complex="Calibri"/>
    </style:style>
    <style:style style:name="T821" style:parent-style-name="VarsayılanParagrafYazıTipi" style:family="text">
      <style:text-properties style:font-name="Nirmala UI" style:font-name-complex="Nirmala UI" style:script-type="complex" style:language-complex="ml" style:country-complex="IN"/>
    </style:style>
    <style:style style:name="T822" style:parent-style-name="VarsayılanParagrafYazıTipi" style:family="text">
      <style:text-properties style:font-name="Calibri" style:font-name-complex="Calibri" style:script-type="complex" style:language-complex="ml" style:country-complex="IN"/>
    </style:style>
    <style:style style:name="T823" style:parent-style-name="VarsayılanParagrafYazıTipi" style:family="text">
      <style:text-properties style:font-name="Calibri" style:font-name-complex="Calibri"/>
    </style:style>
    <style:style style:name="T824" style:parent-style-name="VarsayılanParagrafYazıTipi" style:family="text">
      <style:text-properties style:font-name="Nirmala UI" style:font-name-complex="Nirmala UI" style:script-type="complex" style:language-complex="ml" style:country-complex="IN"/>
    </style:style>
    <style:style style:name="T825" style:parent-style-name="VarsayılanParagrafYazıTipi" style:family="text">
      <style:text-properties style:font-name="Calibri" style:font-name-complex="Calibri"/>
    </style:style>
    <style:style style:name="T826" style:parent-style-name="VarsayılanParagrafYazıTipi" style:family="text">
      <style:text-properties style:font-name="Nirmala UI" style:font-name-complex="Nirmala UI" style:script-type="complex" style:language-complex="ml" style:country-complex="IN"/>
    </style:style>
    <style:style style:name="T827" style:parent-style-name="VarsayılanParagrafYazıTipi" style:family="text">
      <style:text-properties style:font-name="Calibri" style:font-name-complex="Calibri"/>
    </style:style>
    <style:style style:name="P828" style:parent-style-name="Standard" style:family="paragraph">
      <style:paragraph-properties fo:text-align="justify"/>
    </style:style>
    <style:style style:name="T829" style:parent-style-name="VarsayılanParagrafYazıTipi" style:family="text">
      <style:text-properties style:font-name="Calibri" style:font-name-complex="Calibri"/>
    </style:style>
    <style:style style:name="T830" style:parent-style-name="VarsayılanParagrafYazıTipi" style:family="text">
      <style:text-properties style:font-name="Nirmala UI" style:font-name-complex="Nirmala UI" style:script-type="complex" style:language-complex="ml" style:country-complex="IN"/>
    </style:style>
    <style:style style:name="T831" style:parent-style-name="VarsayılanParagrafYazıTipi" style:family="text">
      <style:text-properties style:font-name="Calibri" style:font-name-complex="Calibri"/>
    </style:style>
    <style:style style:name="T832" style:parent-style-name="VarsayılanParagrafYazıTipi" style:family="text">
      <style:text-properties style:font-name="Nirmala UI" style:font-name-complex="Nirmala UI" style:script-type="complex" style:language-complex="ml" style:country-complex="IN"/>
    </style:style>
    <style:style style:name="T833" style:parent-style-name="VarsayılanParagrafYazıTipi" style:family="text">
      <style:text-properties style:font-name="Calibri" style:font-name-complex="Calibri"/>
    </style:style>
    <style:style style:name="T834" style:parent-style-name="VarsayılanParagrafYazıTipi" style:family="text">
      <style:text-properties style:font-name="Nirmala UI" style:font-name-complex="Nirmala UI" style:script-type="complex" style:language-complex="ml" style:country-complex="IN"/>
    </style:style>
    <style:style style:name="T835" style:parent-style-name="VarsayılanParagrafYazıTipi" style:family="text">
      <style:text-properties style:font-name="Calibri" style:font-name-complex="Calibri" style:script-type="complex" style:language-complex="ml" style:country-complex="IN"/>
    </style:style>
    <style:style style:name="T836" style:parent-style-name="VarsayılanParagrafYazıTipi" style:family="text">
      <style:text-properties style:font-name="Nirmala UI" style:font-name-complex="Nirmala UI" style:script-type="complex" style:language-complex="ml" style:country-complex="IN"/>
    </style:style>
    <style:style style:name="T837" style:parent-style-name="VarsayılanParagrafYazıTipi" style:family="text">
      <style:text-properties style:font-name="Calibri" style:font-name-complex="Calibri"/>
    </style:style>
    <style:style style:name="T838" style:parent-style-name="VarsayılanParagrafYazıTipi" style:family="text">
      <style:text-properties style:font-name="Nirmala UI" style:font-name-complex="Nirmala UI" style:script-type="complex" style:language-complex="ml" style:country-complex="IN"/>
    </style:style>
    <style:style style:name="T839" style:parent-style-name="VarsayılanParagrafYazıTipi" style:family="text">
      <style:text-properties style:font-name="Calibri" style:font-name-complex="Calibri"/>
    </style:style>
    <style:style style:name="T840" style:parent-style-name="VarsayılanParagrafYazıTipi" style:family="text">
      <style:text-properties style:font-name="Nirmala UI" style:font-name-complex="Nirmala UI" style:script-type="complex" style:language-complex="ml" style:country-complex="IN"/>
    </style:style>
    <style:style style:name="T841" style:parent-style-name="VarsayılanParagrafYazıTipi" style:family="text">
      <style:text-properties style:font-name="Calibri" style:font-name-complex="Calibri" style:script-type="complex" style:language-complex="ml" style:country-complex="IN"/>
    </style:style>
    <style:style style:name="T842" style:parent-style-name="VarsayılanParagrafYazıTipi" style:family="text">
      <style:text-properties style:font-name="Calibri" style:font-name-complex="Calibri"/>
    </style:style>
    <style:style style:name="T843" style:parent-style-name="VarsayılanParagrafYazıTipi" style:family="text">
      <style:text-properties style:font-name="Nirmala UI" style:font-name-complex="Nirmala UI" style:script-type="complex" style:language-complex="ml" style:country-complex="IN"/>
    </style:style>
    <style:style style:name="T844" style:parent-style-name="VarsayılanParagrafYazıTipi" style:family="text">
      <style:text-properties style:font-name="Calibri" style:font-name-complex="Calibri" style:script-type="complex" style:language-complex="ml" style:country-complex="IN"/>
    </style:style>
    <style:style style:name="T845" style:parent-style-name="VarsayılanParagrafYazıTipi" style:family="text">
      <style:text-properties style:font-name="Calibri" style:font-name-complex="Calibri"/>
    </style:style>
    <style:style style:name="T846" style:parent-style-name="VarsayılanParagrafYazıTipi" style:family="text">
      <style:text-properties style:font-name="Calibri" style:font-name-complex="Calibri"/>
    </style:style>
    <style:style style:name="T847" style:parent-style-name="VarsayılanParagrafYazıTipi" style:family="text">
      <style:text-properties style:font-name="Calibri" style:font-name-complex="Calibri"/>
    </style:style>
    <style:style style:name="T848" style:parent-style-name="VarsayılanParagrafYazıTipi" style:family="text">
      <style:text-properties style:font-name="Nirmala UI" style:font-name-complex="Nirmala UI" style:script-type="complex" style:language-complex="ml" style:country-complex="IN"/>
    </style:style>
    <style:style style:name="T849" style:parent-style-name="VarsayılanParagrafYazıTipi" style:family="text">
      <style:text-properties style:font-name="Calibri" style:font-name-complex="Calibri"/>
    </style:style>
    <style:style style:name="T850" style:parent-style-name="VarsayılanParagrafYazıTipi" style:family="text">
      <style:text-properties style:font-name="Nirmala UI" style:font-name-complex="Nirmala UI" style:script-type="complex" style:language-complex="ml" style:country-complex="IN"/>
    </style:style>
    <style:style style:name="T851" style:parent-style-name="VarsayılanParagrafYazıTipi" style:family="text">
      <style:text-properties style:font-name="Calibri" style:font-name-complex="Calibri" style:script-type="complex" style:language-complex="ml" style:country-complex="IN"/>
    </style:style>
    <style:style style:name="T852" style:parent-style-name="VarsayılanParagrafYazıTipi" style:family="text">
      <style:text-properties style:font-name="Calibri" style:font-name-complex="Calibri"/>
    </style:style>
    <style:style style:name="T853" style:parent-style-name="VarsayılanParagrafYazıTipi" style:family="text">
      <style:text-properties style:font-name="Nirmala UI" style:font-name-complex="Nirmala UI" style:script-type="complex" style:language-complex="ml" style:country-complex="IN"/>
    </style:style>
    <style:style style:name="T854" style:parent-style-name="VarsayılanParagrafYazıTipi" style:family="text">
      <style:text-properties style:font-name="Calibri" style:font-name-complex="Calibri"/>
    </style:style>
    <style:style style:name="T855" style:parent-style-name="VarsayılanParagrafYazıTipi" style:family="text">
      <style:text-properties style:font-name="Nirmala UI" style:font-name-complex="Nirmala UI" style:script-type="complex" style:language-complex="ml" style:country-complex="IN"/>
    </style:style>
    <style:style style:name="T856" style:parent-style-name="VarsayılanParagrafYazıTipi" style:family="text">
      <style:text-properties style:font-name="Calibri" style:font-name-complex="Calibri"/>
    </style:style>
    <style:style style:name="T857" style:parent-style-name="VarsayılanParagrafYazıTipi" style:family="text">
      <style:text-properties style:font-name="Nirmala UI" style:font-name-complex="Nirmala UI" style:script-type="complex" style:language-complex="ml" style:country-complex="IN"/>
    </style:style>
    <style:style style:name="T858" style:parent-style-name="VarsayılanParagrafYazıTipi" style:family="text">
      <style:text-properties style:font-name="Calibri" style:font-name-complex="Calibri"/>
    </style:style>
    <style:style style:name="T859" style:parent-style-name="VarsayılanParagrafYazıTipi" style:family="text">
      <style:text-properties style:font-name="Calibri" style:font-name-complex="Calibri"/>
    </style:style>
    <style:style style:name="T860" style:parent-style-name="VarsayılanParagrafYazıTipi" style:family="text">
      <style:text-properties style:font-name="Nirmala UI" style:font-name-complex="Nirmala UI" style:script-type="complex" style:language-complex="ml" style:country-complex="IN"/>
    </style:style>
    <style:style style:name="T861" style:parent-style-name="VarsayılanParagrafYazıTipi" style:family="text">
      <style:text-properties style:font-name="Calibri" style:font-name-complex="Calibri"/>
    </style:style>
    <style:style style:name="T862" style:parent-style-name="VarsayılanParagrafYazıTipi" style:family="text">
      <style:text-properties style:font-name="Calibri" style:font-name-complex="Calibri"/>
    </style:style>
    <style:style style:name="T863" style:parent-style-name="VarsayılanParagrafYazıTipi" style:family="text">
      <style:text-properties style:font-name="Nirmala UI" style:font-name-complex="Nirmala UI" style:script-type="complex" style:language-complex="ml" style:country-complex="IN"/>
    </style:style>
    <style:style style:name="T864" style:parent-style-name="VarsayılanParagrafYazıTipi" style:family="text">
      <style:text-properties style:font-name="Calibri" style:font-name-complex="Calibri"/>
    </style:style>
    <style:style style:name="T865" style:parent-style-name="VarsayılanParagrafYazıTipi" style:family="text">
      <style:text-properties style:font-name="Nirmala UI" style:font-name-complex="Nirmala UI" style:script-type="complex" style:language-complex="ml" style:country-complex="IN"/>
    </style:style>
    <style:style style:name="T866" style:parent-style-name="VarsayılanParagrafYazıTipi" style:family="text">
      <style:text-properties style:font-name="Calibri" style:font-name-complex="Calibri"/>
    </style:style>
    <style:style style:name="T867" style:parent-style-name="VarsayılanParagrafYazıTipi" style:family="text">
      <style:text-properties style:font-name="Calibri" style:font-name-complex="Calibri"/>
    </style:style>
    <style:style style:name="T868" style:parent-style-name="VarsayılanParagrafYazıTipi" style:family="text">
      <style:text-properties style:font-name="Calibri" style:font-name-complex="Calibri"/>
    </style:style>
    <style:style style:name="T869" style:parent-style-name="VarsayılanParagrafYazıTipi" style:family="text">
      <style:text-properties style:font-name="Nirmala UI" style:font-name-complex="Nirmala UI" style:script-type="complex" style:language-complex="ml" style:country-complex="IN"/>
    </style:style>
    <style:style style:name="T870" style:parent-style-name="VarsayılanParagrafYazıTipi" style:family="text">
      <style:text-properties style:font-name="Calibri" style:font-name-complex="Calibri"/>
    </style:style>
    <style:style style:name="T871" style:parent-style-name="VarsayılanParagrafYazıTipi" style:family="text">
      <style:text-properties style:font-name="Nirmala UI" style:font-name-complex="Nirmala UI" style:script-type="complex" style:language-complex="ml" style:country-complex="IN"/>
    </style:style>
    <style:style style:name="T872" style:parent-style-name="VarsayılanParagrafYazıTipi" style:family="text">
      <style:text-properties style:font-name="Calibri" style:font-name-complex="Calibri" style:script-type="complex" style:language-complex="ml" style:country-complex="IN"/>
    </style:style>
    <style:style style:name="T873" style:parent-style-name="VarsayılanParagrafYazıTipi" style:family="text">
      <style:text-properties style:font-name="Calibri" style:font-name-complex="Calibri"/>
    </style:style>
    <style:style style:name="T874" style:parent-style-name="VarsayılanParagrafYazıTipi" style:family="text">
      <style:text-properties style:font-name="Nirmala UI" style:font-name-complex="Nirmala UI" style:script-type="complex" style:language-complex="ml" style:country-complex="IN"/>
    </style:style>
    <style:style style:name="T875" style:parent-style-name="VarsayılanParagrafYazıTipi" style:family="text">
      <style:text-properties style:font-name="Calibri" style:font-name-complex="Calibri"/>
    </style:style>
    <style:style style:name="T876" style:parent-style-name="VarsayılanParagrafYazıTipi" style:family="text">
      <style:text-properties style:font-name="Nirmala UI" style:font-name-complex="Nirmala UI" style:script-type="complex" style:language-complex="ml" style:country-complex="IN"/>
    </style:style>
    <style:style style:name="T877" style:parent-style-name="VarsayılanParagrafYazıTipi" style:family="text">
      <style:text-properties style:font-name="Calibri" style:font-name-complex="Calibri"/>
    </style:style>
    <style:style style:name="T878" style:parent-style-name="VarsayılanParagrafYazıTipi" style:family="text">
      <style:text-properties style:font-name="Calibri" style:font-name-complex="Calibri"/>
    </style:style>
    <style:style style:name="T879" style:parent-style-name="VarsayılanParagrafYazıTipi" style:family="text">
      <style:text-properties style:font-name="Nirmala UI" style:font-name-complex="Nirmala UI" style:script-type="complex" style:language-complex="ml" style:country-complex="IN"/>
    </style:style>
    <style:style style:name="T880" style:parent-style-name="VarsayılanParagrafYazıTipi" style:family="text">
      <style:text-properties style:font-name="Calibri" style:font-name-complex="Calibri"/>
    </style:style>
    <style:style style:name="T881" style:parent-style-name="VarsayılanParagrafYazıTipi" style:family="text">
      <style:text-properties style:font-name="Nirmala UI" style:font-name-complex="Nirmala UI" style:script-type="complex" style:language-complex="ml" style:country-complex="IN"/>
    </style:style>
    <style:style style:name="T882" style:parent-style-name="VarsayılanParagrafYazıTipi" style:family="text">
      <style:text-properties style:font-name="Calibri" style:font-name-complex="Calibri"/>
    </style:style>
    <style:style style:name="T883" style:parent-style-name="VarsayılanParagrafYazıTipi" style:family="text">
      <style:text-properties style:font-name="Nirmala UI" style:font-name-complex="Nirmala UI" style:script-type="complex" style:language-complex="ml" style:country-complex="IN"/>
    </style:style>
    <style:style style:name="T884" style:parent-style-name="VarsayılanParagrafYazıTipi" style:family="text">
      <style:text-properties style:font-name="Calibri" style:font-name-complex="Calibri" style:script-type="complex" style:language-complex="ml" style:country-complex="IN"/>
    </style:style>
    <style:style style:name="T885" style:parent-style-name="VarsayılanParagrafYazıTipi" style:family="text">
      <style:text-properties style:font-name="Calibri" style:font-name-complex="Calibri"/>
    </style:style>
    <style:style style:name="P886" style:parent-style-name="Standard" style:family="paragraph">
      <style:paragraph-properties fo:text-align="justify"/>
    </style:style>
    <style:style style:name="T887" style:parent-style-name="VarsayılanParagrafYazıTipi" style:family="text">
      <style:text-properties style:font-name="Calibri" style:font-name-complex="Calibri"/>
    </style:style>
    <style:style style:name="T888" style:parent-style-name="VarsayılanParagrafYazıTipi" style:family="text">
      <style:text-properties style:font-name="Nirmala UI" style:font-name-complex="Nirmala UI" style:script-type="complex" style:language-complex="ml" style:country-complex="IN"/>
    </style:style>
    <style:style style:name="T889" style:parent-style-name="VarsayılanParagrafYazıTipi" style:family="text">
      <style:text-properties style:font-name="Calibri" style:font-name-complex="Calibri"/>
    </style:style>
    <style:style style:name="P890" style:parent-style-name="Standard" style:family="paragraph">
      <style:paragraph-properties fo:text-align="justify"/>
      <style:text-properties style:font-name="Calibri" style:font-name-complex="Calibri"/>
    </style:style>
    <style:style style:name="P891" style:parent-style-name="Standard" style:family="paragraph">
      <style:paragraph-properties fo:text-align="justify"/>
      <style:text-properties style:font-name="Calibri" style:font-name-complex="Calibri"/>
    </style:style>
    <style:style style:name="P892" style:parent-style-name="Standard" style:family="paragraph">
      <style:paragraph-properties fo:text-align="justify"/>
    </style:style>
    <style:style style:name="T893" style:parent-style-name="VarsayılanParagrafYazıTipi" style:family="text">
      <style:text-properties style:font-name="Calibri" style:font-name-complex="Calibri"/>
    </style:style>
    <style:style style:name="T894" style:parent-style-name="VarsayılanParagrafYazıTipi" style:family="text">
      <style:text-properties style:font-name="Nirmala UI" style:font-name-complex="Nirmala UI" style:script-type="complex" style:language-complex="ml" style:country-complex="IN"/>
    </style:style>
    <style:style style:name="T895" style:parent-style-name="VarsayılanParagrafYazıTipi" style:family="text">
      <style:text-properties style:font-name="Calibri" style:font-name-complex="Calibri" style:script-type="complex" style:language-complex="ml" style:country-complex="IN"/>
    </style:style>
    <style:style style:name="T896" style:parent-style-name="VarsayılanParagrafYazıTipi" style:family="text">
      <style:text-properties style:font-name="Calibri" style:font-name-complex="Calibri"/>
    </style:style>
    <style:style style:name="T897" style:parent-style-name="VarsayılanParagrafYazıTipi" style:family="text">
      <style:text-properties style:font-name="Nirmala UI" style:font-name-complex="Nirmala UI" style:script-type="complex" style:language-complex="ml" style:country-complex="IN"/>
    </style:style>
    <style:style style:name="T898" style:parent-style-name="VarsayılanParagrafYazıTipi" style:family="text">
      <style:text-properties style:font-name="Calibri" style:font-name-complex="Calibri"/>
    </style:style>
    <style:style style:name="T899" style:parent-style-name="VarsayılanParagrafYazıTipi" style:family="text">
      <style:text-properties style:font-name="Calibri" style:font-name-complex="Calibri"/>
    </style:style>
    <style:style style:name="T900" style:parent-style-name="VarsayılanParagrafYazıTipi" style:family="text">
      <style:text-properties style:font-name="Nirmala UI" style:font-name-complex="Nirmala UI" style:script-type="complex" style:language-complex="ml" style:country-complex="IN"/>
    </style:style>
    <style:style style:name="T901" style:parent-style-name="VarsayılanParagrafYazıTipi" style:family="text">
      <style:text-properties style:font-name="Calibri" style:font-name-complex="Calibri" style:script-type="complex" style:language-complex="ml" style:country-complex="IN"/>
    </style:style>
    <style:style style:name="T902" style:parent-style-name="VarsayılanParagrafYazıTipi" style:family="text">
      <style:text-properties style:font-name="Calibri" style:font-name-complex="Calibri"/>
    </style:style>
    <style:style style:name="T903" style:parent-style-name="VarsayılanParagrafYazıTipi" style:family="text">
      <style:text-properties style:font-name="Nirmala UI" style:font-name-complex="Nirmala UI" style:script-type="complex" style:language-complex="ml" style:country-complex="IN"/>
    </style:style>
    <style:style style:name="T904" style:parent-style-name="VarsayılanParagrafYazıTipi" style:family="text">
      <style:text-properties style:font-name="Calibri" style:font-name-complex="Calibri"/>
    </style:style>
    <style:style style:name="T905" style:parent-style-name="VarsayılanParagrafYazıTipi" style:family="text">
      <style:text-properties style:font-name="Nirmala UI" style:font-name-complex="Nirmala UI" style:script-type="complex" style:language-complex="ml" style:country-complex="IN"/>
    </style:style>
    <style:style style:name="T906" style:parent-style-name="VarsayılanParagrafYazıTipi" style:family="text">
      <style:text-properties style:font-name="Calibri" style:font-name-complex="Calibri" style:script-type="complex" style:language-complex="ml" style:country-complex="IN"/>
    </style:style>
    <style:style style:name="T907" style:parent-style-name="VarsayılanParagrafYazıTipi" style:family="text">
      <style:text-properties style:font-name="Calibri" style:font-name-complex="Calibri"/>
    </style:style>
    <style:style style:name="P908" style:parent-style-name="Standard" style:family="paragraph">
      <style:paragraph-properties fo:text-align="justify"/>
    </style:style>
    <style:style style:name="T909" style:parent-style-name="VarsayılanParagrafYazıTipi" style:family="text">
      <style:text-properties style:font-name="Calibri" style:font-name-complex="Calibri"/>
    </style:style>
    <style:style style:name="T910" style:parent-style-name="VarsayılanParagrafYazıTipi" style:family="text">
      <style:text-properties style:font-name="Nirmala UI" style:font-name-complex="Nirmala UI" style:script-type="complex" style:language-complex="ml" style:country-complex="IN"/>
    </style:style>
    <style:style style:name="T911" style:parent-style-name="VarsayılanParagrafYazıTipi" style:family="text">
      <style:text-properties style:font-name="Calibri" style:font-name-complex="Calibri"/>
    </style:style>
    <style:style style:name="T912" style:parent-style-name="VarsayılanParagrafYazıTipi" style:family="text">
      <style:text-properties style:font-name="Nirmala UI" style:font-name-complex="Nirmala UI" style:script-type="complex" style:language-complex="ml" style:country-complex="IN"/>
    </style:style>
    <style:style style:name="T913" style:parent-style-name="VarsayılanParagrafYazıTipi" style:family="text">
      <style:text-properties style:font-name="Calibri" style:font-name-complex="Calibri"/>
    </style:style>
    <style:style style:name="T914" style:parent-style-name="VarsayılanParagrafYazıTipi" style:family="text">
      <style:text-properties style:font-name="Nirmala UI" style:font-name-complex="Nirmala UI" style:script-type="complex" style:language-complex="ml" style:country-complex="IN"/>
    </style:style>
    <style:style style:name="T915" style:parent-style-name="VarsayılanParagrafYazıTipi" style:family="text">
      <style:text-properties style:font-name="Calibri" style:font-name-complex="Calibri"/>
    </style:style>
    <style:style style:name="P916" style:parent-style-name="Standard" style:family="paragraph">
      <style:paragraph-properties fo:text-align="justify"/>
    </style:style>
    <style:style style:name="T917" style:parent-style-name="VarsayılanParagrafYazıTipi" style:family="text">
      <style:text-properties style:font-name="Calibri" style:font-name-complex="Calibri"/>
    </style:style>
    <style:style style:name="T918" style:parent-style-name="VarsayılanParagrafYazıTipi" style:family="text">
      <style:text-properties style:font-name="Nirmala UI" style:font-name-complex="Nirmala UI" style:script-type="complex" style:language-complex="ml" style:country-complex="IN"/>
    </style:style>
    <style:style style:name="T919" style:parent-style-name="VarsayılanParagrafYazıTipi" style:family="text">
      <style:text-properties style:font-name="Calibri" style:font-name-complex="Calibri"/>
    </style:style>
    <style:style style:name="T920" style:parent-style-name="VarsayılanParagrafYazıTipi" style:family="text">
      <style:text-properties style:font-name="Nirmala UI" style:font-name-complex="Nirmala UI" style:script-type="complex" style:language-complex="ml" style:country-complex="IN"/>
    </style:style>
    <style:style style:name="T921" style:parent-style-name="VarsayılanParagrafYazıTipi" style:family="text">
      <style:text-properties style:font-name="Calibri" style:font-name-complex="Calibri"/>
    </style:style>
    <style:style style:name="T922" style:parent-style-name="VarsayılanParagrafYazıTipi" style:family="text">
      <style:text-properties style:font-name="Nirmala UI" style:font-name-complex="Nirmala UI" style:script-type="complex" style:language-complex="ml" style:country-complex="IN"/>
    </style:style>
    <style:style style:name="T923" style:parent-style-name="VarsayılanParagrafYazıTipi" style:family="text">
      <style:text-properties style:font-name="Calibri" style:font-name-complex="Calibri"/>
    </style:style>
    <style:style style:name="T924" style:parent-style-name="VarsayılanParagrafYazıTipi" style:family="text">
      <style:text-properties style:font-name="Nirmala UI" style:font-name-complex="Nirmala UI" style:script-type="complex" style:language-complex="ml" style:country-complex="IN"/>
    </style:style>
    <style:style style:name="T925" style:parent-style-name="VarsayılanParagrafYazıTipi" style:family="text">
      <style:text-properties style:font-name="Calibri" style:font-name-complex="Calibri"/>
    </style:style>
    <style:style style:name="T926" style:parent-style-name="VarsayılanParagrafYazıTipi" style:family="text">
      <style:text-properties style:font-name="Nirmala UI" style:font-name-complex="Nirmala UI" style:script-type="complex" style:language-complex="ml" style:country-complex="IN"/>
    </style:style>
    <style:style style:name="T927" style:parent-style-name="VarsayılanParagrafYazıTipi" style:family="text">
      <style:text-properties style:font-name="Calibri" style:font-name-complex="Calibri"/>
    </style:style>
    <style:style style:name="T928" style:parent-style-name="VarsayılanParagrafYazıTipi" style:family="text">
      <style:text-properties style:font-name="Nirmala UI" style:font-name-complex="Nirmala UI" style:script-type="complex" style:language-complex="ml" style:country-complex="IN"/>
    </style:style>
    <style:style style:name="T929" style:parent-style-name="VarsayılanParagrafYazıTipi" style:family="text">
      <style:text-properties style:font-name="Calibri" style:font-name-complex="Calibri"/>
    </style:style>
    <style:style style:name="T930" style:parent-style-name="VarsayılanParagrafYazıTipi" style:family="text">
      <style:text-properties style:font-name="Nirmala UI" style:font-name-complex="Nirmala UI" style:script-type="complex" style:language-complex="ml" style:country-complex="IN"/>
    </style:style>
    <style:style style:name="T931" style:parent-style-name="VarsayılanParagrafYazıTipi" style:family="text">
      <style:text-properties style:font-name="Calibri" style:font-name-complex="Calibri"/>
    </style:style>
    <style:style style:name="T932" style:parent-style-name="VarsayılanParagrafYazıTipi" style:family="text">
      <style:text-properties style:font-name="Nirmala UI" style:font-name-complex="Nirmala UI" style:script-type="complex" style:language-complex="ml" style:country-complex="IN"/>
    </style:style>
    <style:style style:name="T933" style:parent-style-name="VarsayılanParagrafYazıTipi" style:family="text">
      <style:text-properties style:font-name="Calibri" style:font-name-complex="Calibri" style:script-type="complex" style:language-complex="ml" style:country-complex="IN"/>
    </style:style>
    <style:style style:name="T934" style:parent-style-name="VarsayılanParagrafYazıTipi" style:family="text">
      <style:text-properties style:font-name="Nirmala UI" style:font-name-complex="Nirmala UI" style:script-type="complex" style:language-complex="ml" style:country-complex="IN"/>
    </style:style>
    <style:style style:name="T935" style:parent-style-name="VarsayılanParagrafYazıTipi" style:family="text">
      <style:text-properties style:font-name="Calibri" style:font-name-complex="Calibri"/>
    </style:style>
    <style:style style:name="T936" style:parent-style-name="VarsayılanParagrafYazıTipi" style:family="text">
      <style:text-properties style:font-name="Nirmala UI" style:font-name-complex="Nirmala UI" style:script-type="complex" style:language-complex="ml" style:country-complex="IN"/>
    </style:style>
    <style:style style:name="T937" style:parent-style-name="VarsayılanParagrafYazıTipi" style:family="text">
      <style:text-properties style:font-name="Calibri" style:font-name-complex="Calibri"/>
    </style:style>
    <style:style style:name="T938" style:parent-style-name="VarsayılanParagrafYazıTipi" style:family="text">
      <style:text-properties style:font-name="Nirmala UI" style:font-name-complex="Nirmala UI" style:script-type="complex" style:language-complex="ml" style:country-complex="IN"/>
    </style:style>
    <style:style style:name="T939" style:parent-style-name="VarsayılanParagrafYazıTipi" style:family="text">
      <style:text-properties style:font-name="Calibri" style:font-name-complex="Calibri"/>
    </style:style>
    <style:style style:name="T940" style:parent-style-name="VarsayılanParagrafYazıTipi" style:family="text">
      <style:text-properties style:font-name="Nirmala UI" style:font-name-complex="Nirmala UI" style:script-type="complex" style:language-complex="ml" style:country-complex="IN"/>
    </style:style>
    <style:style style:name="T941" style:parent-style-name="VarsayılanParagrafYazıTipi" style:family="text">
      <style:text-properties style:font-name="Calibri" style:font-name-complex="Calibri"/>
    </style:style>
    <style:style style:name="P942" style:parent-style-name="Standard" style:family="paragraph">
      <style:paragraph-properties fo:text-align="justify"/>
    </style:style>
    <style:style style:name="T943" style:parent-style-name="VarsayılanParagrafYazıTipi" style:family="text">
      <style:text-properties style:font-name="Calibri" style:font-name-complex="Calibri"/>
    </style:style>
    <style:style style:name="T944" style:parent-style-name="VarsayılanParagrafYazıTipi" style:family="text">
      <style:text-properties style:font-name="Nirmala UI" style:font-name-complex="Nirmala UI" style:script-type="complex" style:language-complex="ml" style:country-complex="IN"/>
    </style:style>
    <style:style style:name="T945" style:parent-style-name="VarsayılanParagrafYazıTipi" style:family="text">
      <style:text-properties style:font-name="Calibri" style:font-name-complex="Calibri"/>
    </style:style>
    <style:style style:name="T946" style:parent-style-name="VarsayılanParagrafYazıTipi" style:family="text">
      <style:text-properties style:font-name="Nirmala UI" style:font-name-complex="Nirmala UI" style:script-type="complex" style:language-complex="ml" style:country-complex="IN"/>
    </style:style>
    <style:style style:name="T947" style:parent-style-name="VarsayılanParagrafYazıTipi" style:family="text">
      <style:text-properties style:font-name="Calibri" style:font-name-complex="Calibri" style:script-type="complex" style:language-complex="ml" style:country-complex="IN"/>
    </style:style>
    <style:style style:name="T948" style:parent-style-name="VarsayılanParagrafYazıTipi" style:family="text">
      <style:text-properties style:font-name="Calibri" style:font-name-complex="Calibri"/>
    </style:style>
    <style:style style:name="T949" style:parent-style-name="VarsayılanParagrafYazıTipi" style:family="text">
      <style:text-properties style:font-name="Nirmala UI" style:font-name-complex="Nirmala UI" style:script-type="complex" style:language-complex="ml" style:country-complex="IN"/>
    </style:style>
    <style:style style:name="T950" style:parent-style-name="VarsayılanParagrafYazıTipi" style:family="text">
      <style:text-properties style:font-name="Calibri" style:font-name-complex="Calibri"/>
    </style:style>
  </office:automatic-styles>
  <office:body>
    <office:text text:use-soft-page-breaks="true">
      <text:p text:style-name="P1"/>
      <text:p text:style-name="P2"><text:bookmark-start text:name="_Hlk155620017"/><text:span text:style-name="T3">KARMEN MAD. MER. SAN. VE TİC. LTD. ŞTİ. İLE YAPTIĞIMIZ SÖZLEŞME FİRMANIN ALDATMAYLA SÖZLEŞME HAZIRLAMASI NEDENİ İLE <text:s/>HUKUKEN GEÇERSİZDİR</text:span></text:p>
      <text:p text:style-name="P4"><text:span text:style-name="T5">KARMEN Mad. Mer. San. Ve Tic. Ltd. Şti. ile yaptığımız sözleşme öncesi ve sonrasında KARMEN Mad.<text:s/></text:span><text:span text:style-name="T6">Mer. San. Ve Tic. Ltd. Şti. tarafımıza Orman İşletmesine verdiği<text:s/></text:span><text:span text:style-name="T7">Tokat 4. Noterliği'nin 4 ocak 2010 tarih ve 0048 yevmiye nolu Taahhüt Senedi şartlarından bahsetmemiştir.</text:span><text:span text:style-name="T8"><text:s text:c="2"/>İlgili Taahhüt senedinin<text:s/></text:span><text:span text:style-name="T9">6. maddesinde</text:span><text:span text:style-name="T10">,<text:s/></text:span><text:span text:style-name="T11">“Çevre ve Orman Bakanlığı'nın izni olmadan b</text:span><text:span text:style-name="T12">aşka şahıs ve kurumlara devredilemez ve işletmeye izin verilemez. “</text:span><text:span text:style-name="T13"><text:s/>ibaresi olmasına rağmen KARMEN Mad. Mer. San. Ve Tic. Ltd. Şti. Redevans sözleşmesi yapılmadan önce ve sonrasında tarafımıza, Orman İşletmesine verdiği taahhüt senedi konusunda bir bilgile</text:span><text:span text:style-name="T14">ndirme yapmayarak hile ve aldatma ile bizimle sözleşme yapmıştır. TBK 36. maddeye istinaden yapılan sözleşme de hukuken geçersiz bir sözleşmedir.<text:s/></text:span><text:span text:style-name="T15">Sözleşmeyi Taahhüt Senedinden haberimiz olmadan imzaladığımızı orman dairesinin tarafıma açtığı davanın mahkem</text:span><text:span text:style-name="T16">e duruşması sonrasında öğrendim.</text:span><text:span text:style-name="T17"><text:s/>KARMEN Mad. Mer. San. Ve Tic. Ltd. Şti. bizi verdiği taahhüt konusunda bilgilendirmeden irade sakatlığı ile bizimle sözleşme yapmış ve bizi de hukuken geçersiz bir sözleşmenin tarafı haline getirmiştir. KARMEN Mad. Mer. San</text:span><text:span text:style-name="T18">. Ve Tic. Ltd. Şti. KÖTÜ NİYETLE hareket ederek hileli bir sözleşme yapmış ve çalışma alanı konusunda da bizi yeterli bilgilendirme yapmayarak, kendi kullandığı izinsiz orman sahasını, bizim de sehven kullanmamıza bilerek zemin hazırlamıştır. Kendisine ait</text:span><text:span text:style-name="T19"><text:s/>bir suçu bilerek ve isteyerek bizim üzerimize atmak için HİLELİ bir uygulama yapmıştır. <text:s/></text:span></text:p>
      <text:p text:style-name="P20"><text:span text:style-name="T21">KARMEN Mad. Mer. San. Ve Tic. Ltd. Şti. “Taahhüt Senedi” konusunda sözleşme yapıldığı esnada bilgilendirme yapsaydı, kanunsuz bir işin içine girmeyerek, Bakanlıktan<text:s/></text:span><text:span text:style-name="T22">devir onayı almadan sözleşme yapmayacağımız açıktır.</text:span></text:p>
      <text:p text:style-name="P23"><text:bookmark-end text:name="_Hlk155620017"/><text:span text:style-name="T24">KARMEN Mad. Mer. San. Ve Tic. Ltd. Şti. ile yaptığım redevans sözleşmesine istinaden Bakanlığa, sözleşmenin devri konusunda Karmen Mad. Mer. San. Ve Tic. Ltd. Şti.’nin <text:s/>herhangi bir talebi olmadığından,<text:s/></text:span><text:span text:style-name="T25">ruhsat sahası içindeki çalışmalardan doğacak her türlü hukuki sorumluluk ilk taahhüt senedi sahibi olan Karmen Mad. Mer. San. Ve Tic. Ltd. Şti. ‘nindir.</text:span></text:p>
      <text:p text:style-name="P26"/>
      <text:p text:style-name="P27"><text:span text:style-name="T28"><text:tab/>Ruhsat sahibi olan Karmen Mad. Mer. San. Tic. Ltd. Şti. Firmasına ait traverten ocak sahasında 2015-2</text:span><text:span text:style-name="T29">019 yılları içerisinde ocağın işletilmesi hususunda sözleşme yaptım. 2015 yılı içerisinde hazırlık çalışmaları sebebiyle ve 2019 yılı haziran ayı sonrasında ilgili ocak sahasının ruhsatının dolması sebebiyle herhangi bir çalışmam olmamıştır.</text:span></text:p>
      <text:p text:style-name="P30"><text:span text:style-name="T31"><text:tab/>KARMEN ile ar</text:span><text:span text:style-name="T32">amızda yaptığımız sözleşme bir devir sözleşmesi değildir.</text:span></text:p>
      <text:p text:style-name="P33"><text:span text:style-name="T34"><text:tab/>Maden ocakları işletme koşulları Enerji ve Tabii Kaynaklar Bakanlığı<text:s/></text:span>Maden Yönetmeliğinde belirlenmiştir. Maden Yönetmeliği her yıl nisan ayında bir önceki yıl üretim miktarlarının ve bir sonraki yıl planlanan üretimlerin MİGEM’e bildirilmesini zorunlu kılmıştır.</text:p>
      <text:p text:style-name="P35">“<text:span text:style-name="T36">MADDE 36 –<text:s/></text:span>(1) Her bir işletme izni için ayrı ayrı olmak üzere bir önceki yıl içinde gerçekleştirdiği işletme faaliyeti ile ilgili aşağıdaki belgeler ruhsat sahibi ile yetkilendirilmiş tüzel kişiler tarafından imzalanarak her yılın Nisan ayı sonuna kadar ruhsat sahibi tarafından Genel Müdürlüğe verilir;</text:p>
      <text:p text:style-name="P37">b) Bir önceki yıl içinde yapılan üretim ile bir sonraki yıl planlanan üretimleri ve kesitleri gösteren uygun ölçekli imalat haritası,”</text:p>
      <text:p text:style-name="P38"><text:tab/>MİGEM her yıl ocak sahasında yapılan üretim miktarlarını hem uydu kontrolu hemde düzenli saha çalışması yaparak kontrol etmektedir. Yapılan üretim ocak sahasına çıkarılmadan ruhsat sahibi tarafından sevk irsaliyesi düzenlenerek sevk edilmektedir. İşletmeci olarak benim herhangi bir sevk irsaliyesi, fatura vb. Resmi evrak düzenleme yetkim olmadığı gibi tüm işlemler ruhsat sahibi firma tarafından yapılmak zorundadır. Ocak sahasında üretilen traverten blok ve molozlar ruhsat sahibi firmanın düzenlediği irsaliyeler ile sevk edilmiştir.</text:p>
      <text:p text:style-name="P39"><text:tab/>Ruhsat sahibi firmaya sözleşme gereği göndermemiz gereken blok travertenleride, yine ruhsat sahibi firmanın düzenlediği irsaliyeler ile ve firmanın sevk için temin ettiği araçların şöforlerine teslim etmek suretiyle gönderdim.</text:p>
      <text:soft-page-break/>
      <text:p text:style-name="P40"><text:tab/>Ocak sahasında ruhsat sahibi firmanın çalışan elemanı olmamıştır. Bu nedenle irsaliyeler, ruhsat sahibi firma tarafından irsaliye kesmek üzere yetkilendirilen Ali BALCI tarafından düzenlenerek ruhsat sahibi firmanın kamyonlarını süren şoförlere imzalatılarak teslim edilmiştir.</text:p>
      <text:p text:style-name="P41"/>
      <text:p text:style-name="P42"/>
      <text:p text:style-name="P43"><text:span text:style-name="T44">Planlanan üretim miktarlarını</text:span></text:p>
      <text:p text:style-name="P45"><text:span text:style-name="T46">Gerçekleşen üretim Miktarları</text:span></text:p>
      <text:p text:style-name="P47"><text:span text:style-name="T48">Gerçekleşen üretim Miktarlarına göre rödovans gereği sevk edilen miktarlar</text:span></text:p>
      <text:p text:style-name="P49"/>
      <text:p text:style-name="P50"/>
      <text:p text:style-name="P51"><text:span text:style-name="T52"><text:s/></text:span></text:p>
      <text:p text:style-name="P53"><text:span text:style-name="T54">Yıllara göre ödenmesi gereken harç miktarları</text:span></text:p>
      <text:p text:style-name="P55"><text:span text:style-name="T56">Yıllara göre ödenene gereken harç miktarları</text:span></text:p>
      <text:p text:style-name="P57"><text:span text:style-name="T58">Yı</text:span><text:span text:style-name="T59">llara göre ödenmesi gereken harç miktarlarına mahsuben gönderilen blok miktarları</text:span></text:p>
      <text:p text:style-name="P60"/>
      <text:p text:style-name="P61"/>
      <text:p text:style-name="P62"/>
      <text:p text:style-name="P63"/>
      <text:p text:style-name="P64"/>
      <text:p text:style-name="P65"/>
      <text:p text:style-name="P66"/>
      <text:p text:style-name="P67"/>
      <text:p text:style-name="P68"/>
      <text:p text:style-name="P69"/>
      <text:p text:style-name="P70"/>
      <text:p text:style-name="P71"/>
      <text:p text:style-name="P72"/>
      <text:p text:style-name="P73"/>
      <text:p text:style-name="P74"/>
      <text:p text:style-name="P75"/>
      <text:p text:style-name="P76"/>
      <text:p text:style-name="P77"/>
      <text:p text:style-name="P78"><text:span text:style-name="T79">Bir madenin işletilebilmesi için arama ruhsatının alınması yeterli değildir. Madenin</text:span></text:p>
      <text:p text:style-name="P80"><text:span text:style-name="T81">çıkartılıp işletilebilmesi için öncelikle işletme ruhsatının<text:s/></text:span><text:span text:style-name="T82">alınması gerekmektedir 57 .</text:span></text:p>
      <text:p text:style-name="P83"><text:span text:style-name="T84">İşletme ruhsatı süreli olarak alınan bir ruhsattır. Süreler Maden Kanunu m. 24/3.</text:span></text:p>
      <text:p text:style-name="P85"><text:span text:style-name="T86">düzenlenir58.</text:span></text:p>
      <text:p text:style-name="P87"><text:span text:style-name="T88">Bu aşamalardan sonra ruhsat başvurusunda eksik bulunmaması halinde, ilgiliye işletme</text:span></text:p>
      <text:p text:style-name="P89"><text:span text:style-name="T90">ruhsatı verilir. Bu aşamadan sonra, artık devle</text:span><text:span text:style-name="T91">tin diğer ilgili kurumlarından izinlerin alınması</text:span></text:p>
      <text:p text:style-name="P92"><text:span text:style-name="T93">gerekmektedir. Bir başka ifadeyle, Maden Kanunu’nun sistematiğine göre işletme ruhsatı,</text:span></text:p>
      <text:p text:style-name="P94"><text:span text:style-name="T95">işletme izni demek değildir. İşletme ruhsatının verilmesi yukarıda bahsedildiği üzere,</text:span></text:p>
      <text:p text:style-name="P96"><text:span text:style-name="T97">sadece Maden ve Petrol İşleri G</text:span><text:span text:style-name="T98">enel Müdürlüğü açısından madenin çıkartılmasında</text:span></text:p>
      <text:p text:style-name="P99"><text:span text:style-name="T100">(işletilmesinde değil) sakınca olmadığını belirtmektedir.</text:span></text:p>
      <text:p text:style-name="P101"/>
      <text:p text:style-name="P102"><text:span text:style-name="T103">Maden ve Petrol İşleri Genel Müdürlüğü’nü</text:span></text:p>
      <text:p text:style-name="P104"><text:span text:style-name="T105">ilgilendirmeyen yerler için bu izinlerin ilgili kurumlardan alınması ve bu izinlerin</text:span></text:p>
      <text:p text:style-name="P106"><text:span text:style-name="T107">alındığına dair<text:s/></text:span><text:span text:style-name="T108">belgelerin Maden ve Petrol İşleri Genel Müdürlüğü’ne verilerek işletme</text:span></text:p>
      <text:p text:style-name="P109"><text:span text:style-name="T110">izninin alınması gerekmektedir</text:span></text:p>
      <text:p text:style-name="P111"><text:span text:style-name="T112">İşletme izni, işletme ruhsatından farklı bir hukuki durumdur. Bir başka ifadeyle işletme</text:span></text:p>
      <text:p text:style-name="P113"><text:span text:style-name="T114">ruhsatı almak, ruhsat alanı içerisinde madenleri üretme hususunda</text:span><text:span text:style-name="T115"><text:s/>sahibine tekelci yetkiler</text:span></text:p>
      <text:p text:style-name="P116"><text:span text:style-name="T117">tanıyorsa da, maden üretimi için yeterli değildir62. Maden Kanunu m.7’de geçen izinlerin</text:span></text:p>
      <text:p text:style-name="P118"><text:span text:style-name="T119">alınmasına müteakip yine Genel Müdürlüğe başvuru yapılarak maden faaliyetinin</text:span></text:p>
      <text:p text:style-name="P120"><text:span text:style-name="T121">başlanabilmesi için işletme izninin alınması gerekmektedir</text:span></text:p>
      <text:soft-page-break/>
      <text:p text:style-name="P122"><text:span text:style-name="T123">Bu<text:s/></text:span><text:span text:style-name="T124">husus da yine m.</text:span></text:p>
      <text:p text:style-name="P125"><text:span text:style-name="T126">24/11’de düzenlenmiştir. Madde 24/11 “7.Maddeye göre gerekli izinlerin alınmasından</text:span></text:p>
      <text:p text:style-name="P127"><text:span text:style-name="T128">itibaren işletme izni verilir. Ruhsat sahibince, işletme ruhsatı yürürlük tarihinden itibaren</text:span></text:p>
      <text:p text:style-name="P129"><text:span text:style-name="T130">üç yıl içinde 7. maddeye göre alınması gerekli olan çevresel<text:s/></text:span><text:span text:style-name="T131">etki değerlendirme kararı,</text:span></text:p>
      <text:p text:style-name="P132"><text:span text:style-name="T133">mülkiyet izni, işyeri açma ve çalışma ruhsatı ile Genel Müdürlüğün kayıtlarına işlenmiş</text:span></text:p>
      <text:p text:style-name="P134"><text:span text:style-name="T135">alanlar ile ilgili izinlerin Genel Müdürlüğe verilmesini müteakip, işletme izni düzenlenir.</text:span></text:p>
      <text:p text:style-name="P136"><text:span text:style-name="T137">Süresi içinde yükümlülükleri yerine<text:s/></text:span><text:span text:style-name="T138">getirilmeyen maden ruhsatlar için her yıl 50.000 TL</text:span></text:p>
      <text:p text:style-name="P139"><text:span text:style-name="T140">idari para cezası verilir. İşletme ruhsat süresi sonuna kadar bu fıkrada belirtilen zinlerden dolayı işletme izninin alınamaması halinde ruhsat süresi uzatılamaz.” şeklinde</text:span></text:p>
      <text:p text:style-name="P141"><text:span text:style-name="T142">düzenlenmiştir.</text:span></text:p>
      <text:p text:style-name="P143"/>
      <text:p text:style-name="P144"/>
      <text:p text:style-name="P145"/>
      <text:p text:style-name="P146"><text:span text:style-name="T147">Maden Kanunu</text:span><text:span text:style-name="T148"><text:s/>m.7’de gereken izinlerin işletme ruhsatından itibaren 3 yıl içinde (en geç</text:span></text:p>
      <text:p text:style-name="P149"><text:span text:style-name="T150">ruhsat süresi kadar) alınmasına müteakip işletme izni düzenlenecektir. İşletme izni</text:span></text:p>
      <text:p text:style-name="P151"><text:span text:style-name="T152">uyarınca artık ruhsat sahibi işletme ruhsatı süresi sonuna kadar kanun uyarınca kurumlara</text:span></text:p>
      <text:p text:style-name="P153"><text:span text:style-name="T154">verdiğ</text:span><text:span text:style-name="T155">i projeler doğrultusunda cevheri işleme hakkına sahip olacaktır. Türk maden</text:span></text:p>
      <text:p text:style-name="P156"><text:span text:style-name="T157">hukukunda, işletme izninin kurumdan alınmasına müteakip ruhsat sahibine bir takım</text:span></text:p>
      <text:p text:style-name="P158"><text:span text:style-name="T159">yükümlülükler yüklenmektedir. Bunlara örnek olarak, üretim zorunluluğu ve devlet hakkı</text:span></text:p>
      <text:p text:style-name="P160"><text:span text:style-name="T161">ödeme zorun</text:span><text:span text:style-name="T162">luluğu gösterilebilir</text:span></text:p>
      <text:p text:style-name="P163"/>
      <text:p text:style-name="P164"/>
      <text:p text:style-name="P165"/>
      <text:p text:style-name="P166"><text:span text:style-name="T167">İşletme İzninde Dikkat Edilmesi Gereken 1. Üretim Stratejisi: Uygulamada sorun</text:span></text:p>
      <text:p text:style-name="P168"><text:span text:style-name="T169">teşkil eden ve özellikle kurumun idari yaptırım uyguladığı durumlardan birincisi: Maden</text:span></text:p>
      <text:p text:style-name="P170"><text:span text:style-name="T171">ruhsat sahibinin, aşamalarda verdiği projeler doğrultusunda cevh</text:span><text:span text:style-name="T172">eri nasıl çıkartıp</text:span></text:p>
      <text:p text:style-name="P173"><text:span text:style-name="T174">işleyeceğinin belirtilmesi gerekmektedir. Ruhsat alımı için verilen bu projeler, cevherin</text:span></text:p>
      <text:p text:style-name="P175"><text:span text:style-name="T176">işlenmesi ve çıkartılması için ruhsat sahibinin izleyeceği yolu göstermektedir. İşletme</text:span></text:p>
      <text:p text:style-name="P177"><text:span text:style-name="T178">projesine uygun olarak madencilik faaliyetinin yapılması Ma</text:span><text:span text:style-name="T179">den Kanunu m.29’da düzenlenmektedir 66 . Madde 29 “İşletme faaliyeti, projesine ve bu kanunun ilgili</text:span></text:p>
      <text:p text:style-name="P180"><text:span text:style-name="T181">hükümlerine göre yürütülür. İşletme projesine aykırı faaliyette bulunulduğunun tespit</text:span></text:p>
      <text:p text:style-name="P182"><text:span text:style-name="T183">edilmesi halinde, projeye uygun faaliyette bulunulması için ruhsat sa</text:span><text:span text:style-name="T184">hibine 6 aya kadar</text:span></text:p>
      <text:p text:style-name="P185"><text:span text:style-name="T186">süre verilir. Bu süre sonunda projeye uygun faaliyette bulunulmaması halinde 50.000 TL</text:span></text:p>
      <text:p text:style-name="P187"><text:span text:style-name="T188">idari para cezası verilerek üretim faaliyeti durdurulur. Ancak, projeye aykırı faaliyetlerin</text:span></text:p>
      <text:p text:style-name="P189"><text:span text:style-name="T190">işletme açısından tehlikeli olduğunun tespit edilmesi hal</text:span><text:span text:style-name="T191">inde tehlikeli durum giderilinceye</text:span></text:p>
      <text:p text:style-name="P192"><text:span text:style-name="T193">kadar üretim faaliyetleri doğrudan durdurulur.” şeklinde düzenlenmiştir.</text:span></text:p>
      <text:p text:style-name="P194"/>
      <text:p text:style-name="P195"><text:span text:style-name="T196">3213 sayılı Maden Kanunu anlamında alınan işletme izni ile birlikte artık cevherin</text:span></text:p>
      <text:p text:style-name="P197"><text:span text:style-name="T198">çıkartılması ve işletilmesi işlemi başlayacaktır.<text:s/></text:span><text:span text:style-name="T199">Yukarıda da belirtildiği üzere çalışmada</text:span></text:p>
      <text:p text:style-name="P200"><text:span text:style-name="T201">maden işletme hakkı olarak tanımlanan hak, işletme izni alınmış maden ruhsatıdır. Bu</text:span></text:p>
      <text:p text:style-name="P202"><text:span text:style-name="T203">hakkın doğru anlaşılabilmesi için diğer haklar karşısında durumundan da bahsedilmesi</text:span></text:p>
      <text:p text:style-name="P204"><text:span text:style-name="T205">gerekmektedir.</text:span></text:p>
      <text:p text:style-name="P206"/>
      <text:p text:style-name="P207"><text:span text:style-name="T208">madenler devletin hüküm ve ta</text:span><text:span text:style-name="T209">sarrufu altındadır. Bu husus</text:span></text:p>
      <text:p text:style-name="P210"><text:span text:style-name="T211">gerek 1982 Anayasasında gerekse 3213 sayılı Maden Kanunu’nda belirtmiştir. İdare,</text:span></text:p>
      <text:p text:style-name="P212"><text:span text:style-name="T213">madenler üzerindeki hüküm ve tasarrufunu belirli süreliğine Maden Kanunu m.6’da</text:span></text:p>
      <text:p text:style-name="P214"><text:span text:style-name="T215">bahsedilen şartları taşıyan 3. kişilere devredebilmektedir. Bu de</text:span><text:span text:style-name="T216">vir işlemini de Maden ve</text:span></text:p>
      <text:p text:style-name="P217"><text:span text:style-name="T218">Petrol İşleri Genel Müdürlüğü aracılığıyla ruhsatlara bağlayarak, özel kişilerin devletin</text:span></text:p>
      <text:p text:style-name="P219"><text:span text:style-name="T220">hüküm ve tasarrufu altındaki madenleri çıkartıp işletilmesini sağlamaktadır</text:span></text:p>
      <text:p text:style-name="P221"/>
      <text:p text:style-name="P222"><text:span text:style-name="T223">Arama faaliyeti, 4 aşamadan</text:span></text:p>
      <text:p text:style-name="P224"><text:span text:style-name="T225">oluştuğu ve bunların; ön arama, gene</text:span><text:span text:style-name="T226">l arama, detay arama ve fizibilite dönemi olduğu</text:span></text:p>
      <text:soft-page-break/>
      <text:p text:style-name="P227"><text:span text:style-name="T228">belirtilmiştir. Bu aşamalar kanunda belirtilen şartlar ile tamamlandığında artık kişiye,</text:span></text:p>
      <text:p text:style-name="P229"><text:span text:style-name="T230">Maden kanunun m.24’de bahsi geçen işletme ruhsatı verilir. 7.maddede belirtilen izinlerin</text:span></text:p>
      <text:p text:style-name="P231"><text:span text:style-name="T232">alınmasına müteakip de<text:s/></text:span><text:span text:style-name="T233">işletme izni düzenlenir. İdare artık, o saha için başvuran kişiyi</text:span></text:p>
      <text:p text:style-name="P234"><text:span text:style-name="T235">ruhsat sahibi olarak maden işletme hakkını kayda geçirir</text:span></text:p>
      <text:p text:style-name="P236"/>
      <text:p text:style-name="P237"><text:span text:style-name="T238">3213 sayılı Maden Kanunu’nda maden işletme hakkı, m. 6’da düzenlenir. Ancak eşya</text:span></text:p>
      <text:p text:style-name="P239"><text:span text:style-name="T240">hukuku anlamında maden işletme hakkını, bir ayni ha</text:span><text:span text:style-name="T241">k olarak değerlendirmek mümkün</text:span></text:p>
      <text:p text:style-name="P242"><text:span text:style-name="T243">değildir 77 . Çünkü Anayasa ve Maden Kanunu uyarınca, madenlerin hüküm ve</text:span></text:p>
      <text:p text:style-name="P244"><text:span text:style-name="T245">tasarrufunun devlete ait olduğu belirtilmektedir. Burada ruhsat sahibi, o alan üzerinde</text:span></text:p>
      <text:p text:style-name="P246"><text:span text:style-name="T247">belirli süreliğine alanı kiralayan şahıs konumundadır. Ancak ma</text:span><text:span text:style-name="T248">den ruhsatının sicile</text:span></text:p>
      <text:p text:style-name="P249"><text:span text:style-name="T250">kaydedilmesi ve herkese karşı ileri sürülmesi özelliğini, maden ruhsatının ruhsat sahibine</text:span></text:p>
      <text:p text:style-name="P251"><text:span text:style-name="T252">eşya hukukundan ayrı, kendine özgü bir ayni hak olarak tanımlamak mümkün olacaktır7 Netice olarak maden işletme hakkı, ruhsat sahibine, bu hakk</text:span><text:span text:style-name="T253">ı herkese karşı ileri sürebilme</text:span></text:p>
      <text:p text:style-name="P254"><text:span text:style-name="T255">ve devamında da sicilin aleni olmasından dolayı 3. kişilerin iyiniyet iddiasını ortadan</text:span></text:p>
      <text:p text:style-name="P256"><text:span text:style-name="T257">kaldırma özelliği tanıyan bir haktır.</text:span></text:p>
      <text:p text:style-name="P258"/>
      <text:p text:style-name="P259"><text:span text:style-name="T260">Maden işletme hakkı, artık cevherin çıkartılması ve işletilmesi konusunda, idare nezdinde</text:span></text:p>
      <text:p text:style-name="P261"><text:span text:style-name="T262">hiçbir engel olmadığının gösteren haktır. Maden işletme hakkını alan ruhsat sahibinin cevheri çıkartma ve işleme maliyetini finanse etmek için iki yolu bulunmaktadır. Bu</text:span></text:p>
      <text:p text:style-name="P263"><text:span text:style-name="T264">yollardan birincisi maden işletme hakkını (kanunda ipotek ibaresi geçse de) rehin</text:span></text:p>
      <text:p text:style-name="P265"><text:span text:style-name="T266">verm</text:span><text:span text:style-name="T267">ektir. Diğer yol ise maden işletme hakkına konu işletme ruhsatını finansmanı güçlü</text:span></text:p>
      <text:p text:style-name="P268"><text:span text:style-name="T269">3.bir kişiye kiralamaktır. Maden ruhsatını 3.bir kişiye kiralama işlemi rödovans</text:span></text:p>
      <text:p text:style-name="P270"><text:span text:style-name="T271">sözleşmesi ile yapılmaktadır. Rödovans sözleşmesi ile ruhsat sahibi tarafından 3.kişiye</text:span></text:p>
      <text:p text:style-name="P272"><text:span text:style-name="T273">devr</text:span><text:span text:style-name="T274">edilen hak, işletme ruhsatından doğan haktır.</text:span></text:p>
      <text:p text:style-name="P275"/>
      <text:p text:style-name="P276"><text:span text:style-name="T277">.5.1. Devir</text:span></text:p>
      <text:p text:style-name="P278"><text:span text:style-name="T279">Maden işletme hakkı devredilebilen bir haktır. Bu husus Maden Kanunu m. 5/2-392</text:span></text:p>
      <text:p text:style-name="P280"><text:span text:style-name="T281">fıkralarda düzenlenmiştir. Öncelikle olarak arama ruhsatı ve işletme ruhsatı devredilebilir.</text:span></text:p>
      <text:p text:style-name="P282"><text:span text:style-name="T283">Devirlere ilişkin olarak</text:span><text:span text:style-name="T284"><text:s/>ruhsatların devir tarihlerindeki ruhsat bedelinin iki katı tutarında</text:span></text:p>
      <text:p text:style-name="P285"><text:span text:style-name="T286">devir bedeli alınır. Devir, Bakanlık’ın onay işlemi ile birlikte hüküm ve sonuç doğuracaktır. Bakanlık onayı ile birlikte devir, maden siciline şerh edilecek olup, devir</text:span></text:p>
      <text:p text:style-name="P287"><text:span text:style-name="T288">işlemi son bulac</text:span><text:span text:style-name="T289">aktır. Devre ilişkin prosedür Maden Yönetmeliği m. 8293’de düzenlenmiştir. Yönetmeliğe göre</text:span></text:p>
      <text:p text:style-name="P290"><text:span text:style-name="T291">işletme ruhsatını devralacak kişilerin de yukarıda belirtildiği üzere maden işletme hakkına</text:span></text:p>
      <text:p text:style-name="P292"><text:span text:style-name="T293">başvuracak kişilerin sahip olduğu haklara sahip olması gerektiği belirti</text:span><text:span text:style-name="T294">lmiştir. Bir başka</text:span></text:p>
      <text:p text:style-name="P295"><text:span text:style-name="T296">ifadeyle maden işletme hakkını devralacak kişinin de maden işletme hakkına başvuracak</text:span></text:p>
      <text:p text:style-name="P297"><text:span text:style-name="T298">kişilerden olması gerekmektedir. Aksi halde maden işletme hakkının devri</text:span></text:p>
      <text:p text:style-name="P299"><text:span text:style-name="T300">yapılamayacaktır Maden Yönetmeliği m.82/1 uyarınca maden işletme hakkının devr</text:span><text:span text:style-name="T301">i, resmi şekilde</text:span></text:p>
      <text:p text:style-name="P302"><text:span text:style-name="T303">yapılması gerekmektedir. Maden işletme hakkını devreden ve devralan kişi Maden Yönetmeliği ek-21’de düzenlenen form ile birlikte idareye başvuracaktır94. Yönetmelikte</text:span></text:p>
      <text:p text:style-name="P304"><text:span text:style-name="T305">bahsi geçen dilekçenin devreden ve devralanın birlikte yetkili memurun ö</text:span><text:span text:style-name="T306">nünde</text:span></text:p>
      <text:p text:style-name="P307"><text:span text:style-name="T308">imzalanması gerekmektedir95. Resmi şekil şartı, geçerlilik şartı olduğu için maden işletme</text:span></text:p>
      <text:p text:style-name="P309"><text:span text:style-name="T310">hakkını devreden ve devralan kişinin haricen yaptığı devir sözleşmeleri geçersiz kabul</text:span></text:p>
      <text:p text:style-name="P311"><text:span text:style-name="T312">edilmektedir 96 . Yetkili memur önünde imzalanarak verilen devir sözleşm</text:span><text:span text:style-name="T313">eleri,</text:span></text:p>
      <text:p text:style-name="P314"><text:span text:style-name="T315">Bakanlık’ın onayından geçmesine müteakip devralan kişi ruhsat sahibi olarak sicile tescil</text:span></text:p>
      <text:p text:style-name="P316"><text:span text:style-name="T317">edilecektir. Devir sözleşmesi taraflar arasında kurucu nitelik taşımaktadır. Bakanlık’ın</text:span></text:p>
      <text:p text:style-name="P318"><text:span text:style-name="T319">onayı ise sözleşmenin tamamlayıcı unsurudur. Bakanlık’ın maden işletme</text:span><text:span text:style-name="T320"><text:s/>hakkına onay</text:span></text:p>
      <text:p text:style-name="P321"><text:span text:style-name="T322">vermesine müteakip sözleşme baştan itibaren hüküm ifade edecektir. Onayın verilmemesi</text:span></text:p>
      <text:p text:style-name="P323"><text:span text:style-name="T324">halinde ise sözleşme baştan itibaren geçersiz kabul edilecektir97.</text:span></text:p>
      <text:p text:style-name="P325"/>
      <text:p text:style-name="P326"/>
      <text:p text:style-name="P327"><text:bookmark-start text:name="_Hlk155693464"/><text:soft-page-break/>21/09/2017 tarihli Maden Yönetmeliği m.4’de rödovans<text:s/>sözleşmesi şu şekilde<text:s/>tanımlanmıştır. “Ruhsat sahalarındaki madenlerin işletilerek<text:s/>değerlendirilmesi amacıyla üçüncü kişilere veya kuruluşlara tasarruf hakkı sağlamak<text:s/>üzere ruhsat sahasının tamamı ya da bir kısmı için ruhsat sahiplerinin, bu kişilerle yapmış<text:s/>oldukları sözleşmeleri ifade eder.”<text:s/></text:p>
      <text:p text:style-name="P328"/>
      <text:p text:style-name="P329"><text:span text:style-name="T330">Yüksek mahkeme ise kararında rödovansı şu şekilde</text:span><text:span text:style-name="T331"><text:s/></text:span><text:span text:style-name="T332">tanımlamıştır: “Maden ruhsat alanlarının, hukuki hak ve sorumlulukları kendisinde</text:span><text:span text:style-name="T333"><text:s/></text:span><text:span text:style-name="T334">kalması koşuluyla hak sahibi tarafından sözleşme ile özel veya tüzel bir kişiye, bir süre</text:span><text:span text:style-name="T335"><text:s/></text:span><text:span text:style-name="T336">tahsis edilmesi d</text:span><text:span text:style-name="T337">urumunda, maden ocağının işletilmesini üstlenen özel veya tüzel kişinin</text:span><text:span text:style-name="T338"><text:s/></text:span><text:span text:style-name="T339">ruhsat sahibine, ürettiği her bir ton maden için ödemeyi taahhüt ettiği meblağdır</text:span><text:span text:style-name="T340">.”</text:span><text:span text:style-name="T341"><text:s/></text:span><text:span text:style-name="fontstyle01">(6.HD. T:04/07/2012 E:2012/6652 K:2012/10092)</text:span></text:p>
      <text:p text:style-name="P342"><text:span text:style-name="T343">Bu açıklamalar ışığında rödovans sözleşmesini, ruhsat sahibinin belirli bir kira bedeli</text:span><text:span text:style-name="T344"><text:s/></text:span><text:span text:style-name="T345">karşılığında, belirli bir süreliğine maden işletme hakkından doğan haklarını üçüncü bir</text:span><text:span text:style-name="T346"><text:s/></text:span><text:span text:style-name="T347">gerçek veya tüzel kişiye devretmesi, devralan kişinin de belirli bir kira bedeli ve belirli bir</text:span><text:span text:style-name="T348"><text:s/></text:span><text:span text:style-name="T349">süreliğine ruhsattan kaynaklı haklarını devraldığı karma nitelikli bir ö</text:span><text:span text:style-name="T350">zel hukuk</text:span><text:span text:style-name="T351"><text:s/></text:span><text:span text:style-name="T352">sözleşmesi şeklinde tanımlanabilir</text:span></text:p>
      <text:p text:style-name="P353"><text:bookmark-end text:name="_Hlk155693464"/></text:p>
      <text:p text:style-name="P354"/>
      <text:soft-page-break/>
      <text:p text:style-name="P355"><text:span text:style-name="T356">Rödovans sözleşmesinin hukuki niteliği sözleşmedir143. Sözleşme, Türk Borçlar Kanunu</text:span></text:p>
      <text:p text:style-name="P357"><text:span text:style-name="T358">m.1’de düzenlendiği üzere tarafların iradelerinin karşılıklı ve birbirine uygun olarak</text:span></text:p>
      <text:p text:style-name="P359"><text:span text:style-name="T360">açıklamaların bulunduğu bir hukuki il</text:span><text:span text:style-name="T361">işki olarak tanımlanır144. Rödovans sözleşmelerinde</text:span></text:p>
      <text:p text:style-name="P362"><text:span text:style-name="T363">ruhsat sahibinin asli edimi kiralanan ruhsatının belirli bir süreliğine cevher çıkarmaya</text:span></text:p>
      <text:p text:style-name="P364"><text:span text:style-name="T365">hazır hale getirme borcudur. Rödovans verenin asli edimi ise belirlenen miktar 145</text:span></text:p>
      <text:p text:style-name="P366"><text:span text:style-name="T367">üzerinden kira ödeme borcudur146</text:span><text:span text:style-name="T368">. Bu haliyle rödovans sözleşmesinin kullandırma borcu</text:span></text:p>
      <text:p text:style-name="P369"><text:span text:style-name="T370">doğuran sözleşmelerden birisi olarak kabul edilebilir</text:span></text:p>
      <text:p text:style-name="P371"/>
      <text:p text:style-name="P372"/>
      <text:p text:style-name="P373"/>
      <text:p text:style-name="P374"><text:span text:style-name="T375">53</text:span></text:p>
      <text:p text:style-name="P376"><text:span text:style-name="T377">Noterden yapılması halinde ise bilindiği üzere sözleşmede kararlaştırılan bedel üzerinden</text:span></text:p>
      <text:p text:style-name="P378"><text:span text:style-name="T379">yüksek miktarda nispi harç<text:s/></text:span><text:span text:style-name="T380">çıkmaktadır162. Rödovans sözleşmesinin bir tarafının idare</text:span></text:p>
      <text:p text:style-name="P381"><text:span text:style-name="T382">olması halinde ise kanun ve yönetmelikte bahsi geçen ihaleye ilişkin hükümlerin</text:span></text:p>
      <text:p text:style-name="P383"><text:span text:style-name="T384">uygulanarak idare hukuku hükümleri çerçevesinde rödovans sözleşmesinin kurulması</text:span></text:p>
      <text:p text:style-name="P385"><text:span text:style-name="T386">gerekecektir163 . Rödovans sözleşmes</text:span><text:span text:style-name="T387">inin tarafının idare olması durumunda, sözleşme</text:span></text:p>
      <text:p text:style-name="P388"><text:span text:style-name="T389">idare hukuku hükümleri gereğince resmi şekilde yapılması zorunlu olacaktır.</text:span></text:p>
      <text:p text:style-name="P390"/>
      <text:p text:style-name="P391"><text:bookmark-start text:name="_Hlk155694961"/><text:span text:style-name="T392">Rödovans sözleşmesi ile kiralanacak saha tamamen çıplak olarak devredilebileceği gibi</text:span></text:p>
      <text:p text:style-name="P393"><text:span text:style-name="T394">üzerinde bir işletme kurulmuş halde de devredi</text:span><text:span text:style-name="T395">lebilir. Bu tip bir durumda maden sahası</text:span></text:p>
      <text:p text:style-name="P396"><text:span text:style-name="T397">üzerine kurulu işletme esnaf işletmesi için öngörülen yıllık ciro sınırını aşıyorsa ticari</text:span></text:p>
      <text:p text:style-name="P398"><text:span text:style-name="T399">işletme olarak kabul edilecektir. Ticari işletme olarak kabul edilmesi neticesinde de TTK</text:span></text:p>
      <text:p text:style-name="P400"><text:span text:style-name="T401">m. 11/3 164 uyarınca rödovans sözl</text:span><text:span text:style-name="T402">eşmesinin yazılı olarak yapılması ve ticaret sicile</text:span></text:p>
      <text:p text:style-name="P403"><text:span text:style-name="T404">kaydedilmesi gerekecektir. O halde rödovans sözleşmesi ile kiralanacak işletme</text:span></text:p>
      <text:p text:style-name="P405"><text:span text:style-name="T406">ruhsatında eğer teçhizatları kurulu ve hazır bir ticari işletme var ise bu sözleşmenin ticaret</text:span></text:p>
      <text:p text:style-name="P407"><text:span text:style-name="T408">sicile tescil ve ilan olması g</text:span><text:span text:style-name="T409">erekecektir165. Bilindiği üzere devralınan ticari işletmenin ilanı</text:span></text:p>
      <text:p text:style-name="P410"><text:span text:style-name="T411">Ticaret Sicil Yönetmeliği m.30 gereğince 3.kişilere karşı ileri sürülecek haklar açısından</text:span></text:p>
      <text:p text:style-name="P412"><text:span text:style-name="T413">önem taşıyacaktır.</text:span></text:p>
      <text:p text:style-name="P414"><text:bookmark-start text:name="_Hlk155695244"/><text:bookmark-end text:name="_Hlk155694961"/><text:span text:style-name="T415">04/02/2015 tarihinde yürürlüğü giren 6592 sayılı kanunun m.22’de düzenlenen 321</text:span><text:span text:style-name="T416">3 sayılı</text:span></text:p>
      <text:p text:style-name="P417"><text:span text:style-name="T418">kanunun ek madde 7’sine eklenen maddede kanun koyucu yer üstündeki madenler için</text:span></text:p>
      <text:p text:style-name="P419"><text:span text:style-name="T420">“Ruhsat sahipleri ile 3.kişiler arasında rödovans sözleşmeleri Genel Müdürlüğün iznine</text:span></text:p>
      <text:p text:style-name="P421"><text:span text:style-name="T422">tabidir. İzin alınmaksızın yapılan rödovans sözleşmesi ile yürütülen madencilik</text:span></text:p>
      <text:p text:style-name="P423"><text:span text:style-name="T424">faaliyetleri durdurulur. Genel müdürlük rödovans sözleşmelerinin tarafı değildir.”</text:span></text:p>
      <text:p text:style-name="P425"><text:span text:style-name="T426">diyerek rödovans sözleşmelerine ayrıca bir şart getirmiştir. Söz konusu şart da Genel</text:span></text:p>
      <text:p text:style-name="P427"><text:span text:style-name="T428">Müdürlüğün iznidir.</text:span><text:bookmark-end text:name="_Hlk155695244"/><text:span text:style-name="T429"><text:s/>Yukarıda da bahsedildiği üzere Genel Müdürlüğün yapacağı</text:span></text:p>
      <text:p text:style-name="P430"><text:span text:style-name="T431">inceleme<text:s/></text:span><text:span text:style-name="T432">rödovans veren olarak ruhsata talip olan 3.kişinin Maden Kanunu m.6’daki</text:span></text:p>
      <text:p text:style-name="P433"><text:span text:style-name="T434">şartları taşıyıp taşımadığının tespiti ve yönetmelikte belirtilen mali yeterliliğe sahip olup olmadığının tespiti amacıyladır166. Yapılan düzenleme uygulamada paravan şirketlerin</text:span></text:p>
      <text:p text:style-name="P435"><text:span text:style-name="T436">rödo</text:span><text:span text:style-name="T437">vans veren olarak görünmesini engelleyeceği ölçüde yerinde bir düzenleme olarak</text:span></text:p>
      <text:p text:style-name="P438"><text:span text:style-name="T439">kabul edilebilir.<text:s/></text:span><text:bookmark-start text:name="_Hlk155695729"/><text:span text:style-name="T440">04/02/2015 tarihinde yapılan değişiklik ile yasal düzenlemeden önce</text:span></text:p>
      <text:p text:style-name="P441"><text:span text:style-name="T442">yapılan ve Genel Müdürlüğün izni olmayan rödovans sözleşmelerinin durumunun ne</text:span></text:p>
      <text:p text:style-name="P443"><text:span text:style-name="T444">olacağı hakkında da aynı kanunun geçici 23.maddesi ile düzenleme altına alınmıştır167.</text:span></text:p>
      <text:p text:style-name="P445"><text:span text:style-name="T446">Söz konusu düzenleme ile kanunun yürürlüğünden önce mevcut bulunan rödovans</text:span></text:p>
      <text:p text:style-name="P447"><text:span text:style-name="T448">sözleşmelerinin geçersiz olmadığı, kanunun yürürlük tarihinden itibaren 3 ay içerisinde</text:span></text:p>
      <text:p text:style-name="P449"><text:span text:style-name="T450">(04/0</text:span><text:span text:style-name="T451">5/2015 tarihine kadar) mevcut sözleşmelerin kuruma sunulması istenir. Yine aynı</text:span></text:p>
      <text:p text:style-name="P452"><text:span text:style-name="T453">maddede mevcut rödovans sözleşmelerinin kuruma sunulmaması halinde madencilik</text:span></text:p>
      <text:p text:style-name="P454"><text:span text:style-name="T455">faaliyetlerinin durdurulacağı yaptırım olarak düzenlenir</text:span></text:p>
      <text:p text:style-name="P456"><text:bookmark-end text:name="_Hlk155695729"/></text:p>
      <text:p text:style-name="P457"><text:bookmark-start text:name="_Hlk155696288"/><text:span text:style-name="T458">Genel</text:span></text:p>
      <text:p text:style-name="P459"><text:span text:style-name="T460">müdürlüğün iznine müteakip s</text:span><text:span text:style-name="T461">özleşme hüküm ve sonuç doğuracaktır. Genel Müdürlüğün</text:span></text:p>
      <text:p text:style-name="P462"><text:span text:style-name="T463">sözleşmeye izin vermemesi halinde ise rödovans sözleşmenin geçerliliğine etkisinin ne</text:span></text:p>
      <text:p text:style-name="P464"><text:span text:style-name="T465">olacağı tartışılmalıdır. Genel Müdürlüğün izni olmayan sözleşmelere izin safhasına kadar</text:span></text:p>
      <text:soft-page-break/>
      <text:p text:style-name="P466"><text:span text:style-name="T467">kesin hükümsüzdür denilemez</text:span><text:span text:style-name="T468">. Bir başka ifadeyle bu izin tamamlayıcı unsur olarak kabul</text:span></text:p>
      <text:p text:style-name="P469"><text:span text:style-name="T470">etmek gerekmektedir. Genel Müdürlüğün iznine müteakip sözleşme hukuk dünyasında</text:span></text:p>
      <text:p text:style-name="P471"><text:span text:style-name="T472">sonuç doğuracaktır. Rödovans verenin yeterli şartları taşımadığı anlaşılıp iznin</text:span></text:p>
      <text:p text:style-name="P473"><text:span text:style-name="T474">verilmemesi halinde ise tarafların<text:s/></text:span><text:span text:style-name="T475">yaptığı sözleşme Maden Kanunu uyarınca baştan</text:span></text:p>
      <text:p text:style-name="P476"><text:span text:style-name="T477">itibaren yok hükmünde olacaktır 174 . Burada kesin hükümsüzlük yaptırımı ile yokluk</text:span></text:p>
      <text:p text:style-name="P478"><text:span text:style-name="T479">yaptırımını karıştırmamak gerekir. Bilindiği üzere TBK m.27’ye aykırı yapılan her</text:span></text:p>
      <text:p text:style-name="P480"><text:span text:style-name="T481">sözleşme baştan itibaren kesin bir şekilde h</text:span><text:span text:style-name="T482">ükümsüz iken sonradan tamamlanması gereken (ki somut durumda Genel müdürlüğün izni tamamlayıcı unsurdur.) bir unsurun</text:span></text:p>
      <text:p text:style-name="P483"><text:span text:style-name="T484">gerçekleşmemesi halinde yokluk yaptırımı söz konusu olacaktır 175 . Bu noktada</text:span></text:p>
      <text:p text:style-name="P485"><text:span text:style-name="T486">hükümsüzlükten öncesine ilişkin taraflar maden sahasına bel</text:span><text:span text:style-name="T487">irli yatırımlar yaptı ise</text:span></text:p>
      <text:p text:style-name="P488"><text:span text:style-name="T489">sözleşmenin geçersizliğinden bahisle tarafların iade yükümlülükleri doğacaktır.</text:span></text:p>
      <text:p text:style-name="P490"><text:span text:style-name="T491">Sonuç olarak rödovans sözleşmesinin yapılması için kanunda öngörülen bir şekil şartı</text:span></text:p>
      <text:p text:style-name="P492"><text:span text:style-name="T493">bulunmamaktadır. Ancak sözleşmenin taraflarına göre (idarenin olu</text:span><text:span text:style-name="T494">p olmaması),</text:span></text:p>
      <text:p text:style-name="P495"><text:span text:style-name="T496">sözleşmenin konusuna göre (yer altı madenciliği – yer üstü madenciliği), sözleşmenin</text:span></text:p>
      <text:p text:style-name="P497"><text:span text:style-name="T498">ispatlanabilmesine göre bazı şekil şartları başkaca kanunlarda düzenlenebilmektedir.</text:span></text:p>
      <text:p text:style-name="P499"><text:span text:style-name="T500">Ancak burada şekil şartına ilişkin en genel ilke olarak, Kanun koyucunun<text:s/></text:span><text:span text:style-name="T501">ek madde ile</text:span></text:p>
      <text:p text:style-name="P502"><text:span text:style-name="T503">getirdiği düzenlemeye göre artık rödovans sözleşmelerinin Genel Müdürlüğün iznine tabi</text:span></text:p>
      <text:p text:style-name="P504"><text:span text:style-name="T505">olduğundan yazılı olarak yapılması gerektiği söylenebilecektir</text:span></text:p>
      <text:p text:style-name="P506"><text:bookmark-end text:name="_Hlk155696288"/></text:p>
      <text:p text:style-name="P507"><text:span text:style-name="T508">Rödovans sözleşmelerinde ise Maden Kanunu m.14’de işletme ruhsatından kaynaklı</text:span></text:p>
      <text:p text:style-name="P509"><text:span text:style-name="T510">ödenecek başlıca benzeri ödeme yükümlülüğü devlet hakkıdır229. Devlet hakkının vergi</text:span></text:p>
      <text:p text:style-name="P511"><text:span text:style-name="T512">olup olmadığı noktasında ise devletin mülk ve teşebbüslerinin geliri arasında sayılacağı</text:span></text:p>
      <text:p text:style-name="P513"><text:span text:style-name="T514">ve madencilik sektöründe ruhsat sahibinin katlanması gereken en önemli mali yük ol</text:span><text:span text:style-name="T515">arak</text:span></text:p>
      <text:p text:style-name="P516"><text:span text:style-name="T517">tanımlanmaktadır230 . Devlet hakkı, Maden Kanunu m.14/1’de “Devlet hakkı, ocaktan</text:span></text:p>
      <text:p text:style-name="P518"><text:span text:style-name="T519">çıkarılan madenin ocak başındaki fiyatından alınır.” şeklinde tanımlanmıştır. Hükümde</text:span></text:p>
      <text:p text:style-name="P520"><text:span text:style-name="T521">bahsi geçen devlet hakkının, Maden Kanunu m.14/14 hükmüne göre her yıl haziran ayın</text:span><text:span text:style-name="T522">ın</text:span></text:p>
      <text:p text:style-name="P523"><text:span text:style-name="T524">sonuncu gününe kadar ödenmesi gerekmektedir. Burada devlet hakkının süresinde beyan</text:span></text:p>
      <text:p text:style-name="P525"><text:span text:style-name="T526">edilmemesi veya ödenmemesi halinde sorumluluğa ilişkin çok ağır yaptırımlar</text:span></text:p>
      <text:p text:style-name="P527"><text:span text:style-name="T528">düzenlendiği unutulmamalıdır.</text:span></text:p>
      <text:p text:style-name="P529"/>
      <text:p text:style-name="P530"><text:span text:style-name="T531">Maden Ruhsatı İçin Gerekli İzinleri Alma Borcu</text:span></text:p>
      <text:p text:style-name="P532"><text:span text:style-name="T533">Ruhsat sahibini</text:span><text:span text:style-name="T534">n bu borcu, aslında ruhsat sahasını teslime hazır hale getirme borcunun bir</text:span></text:p>
      <text:p text:style-name="P535"><text:span text:style-name="T536">sonucu olarak doğmaktadır. Maden Kanunu m.6’daki şartları taşıyan kişilerin maden</text:span></text:p>
      <text:p text:style-name="P537"><text:span text:style-name="T538">ruhsatı alabilmesi için idareden alması gereken izinler Maden Kanunun m.7’de</text:span></text:p>
      <text:p text:style-name="P539"><text:span text:style-name="T540">düzenlenmiştir. Maden</text:span><text:span text:style-name="T541"><text:s/>Kanunu m.7 madencilik faaliyetinde izinler başlığı ile</text:span></text:p>
      <text:p text:style-name="P542"><text:span text:style-name="T543">düzenlenmiştir. Bu maddeye göre gerçek veya tüzel kişinin, maden işletme hakkına sahip</text:span></text:p>
      <text:p text:style-name="P544"><text:span text:style-name="T545">olabilmesi için alması gereken başlıca 3 izin bulunmaktadır. Bunlar; Çevresel Etki</text:span></text:p>
      <text:p text:style-name="P546"><text:span text:style-name="T547">Değerlendirme raporu (ÇED), ma</text:span><text:span text:style-name="T548">denin çıkarılacağı arazinin malikinden alınacak izin237</text:span></text:p>
      <text:p text:style-name="P549"><text:span text:style-name="T550">ve Belediyeden alınacak işyeri açma iznidir238. Bu izinler alınmasına müteakip cevher</text:span></text:p>
      <text:p text:style-name="P551"><text:span text:style-name="T552">çıkarmaya hazır bir maden sahası bulunacaktır</text:span></text:p>
      <text:p text:style-name="P553"/>
      <text:p text:style-name="P554"/>
      <text:p text:style-name="P555"><text:span text:style-name="T556">.9.2. Sevk Fişi Alma Borcu</text:span></text:p>
      <text:p text:style-name="P557"><text:span text:style-name="T558">Ruhsat sahibinin, rödovans verene karşı</text:span><text:span text:style-name="T559"><text:s/>Maden Kanunu’ndan kaynaklı doğan bir diğer</text:span></text:p>
      <text:p text:style-name="P560"><text:span text:style-name="T561">borcu da sevk fişi alma borcudur. Söz konusu borç Maden Kanunu m.12’de</text:span></text:p>
      <text:p text:style-name="P562"><text:span text:style-name="T563">düzenlenmiştir. Sevk fişi olmadan madenin sevki halinde bir takım yaptırımlar düzenlenmiştir 240 . Buradaki amaç, maden sevkiyatından idareni</text:span><text:span text:style-name="T564">n haberinin olmasını</text:span></text:p>
      <text:p text:style-name="P565"><text:span text:style-name="T566">sağlamaktır</text:span></text:p>
      <text:p text:style-name="P567"/>
      <text:p text:style-name="P568"><text:span text:style-name="T569">.3. Faaliyetlerini Maden Kanunu’na Uygun Yapma ve İdareye Hesap Verme</text:span></text:p>
      <text:p text:style-name="P570"><text:span text:style-name="T571">Borcu</text:span></text:p>
      <text:p text:style-name="P572"><text:span text:style-name="T573">Ruhsat sahibinin, ruhsattan kaynaklı, gerek idareye gerekse rödovans verene karşı</text:span></text:p>
      <text:soft-page-break/>
      <text:p text:style-name="P574"><text:span text:style-name="T575">borçlarından bir diğeri de idareye karşı hesap verme ve<text:s/></text:span><text:span text:style-name="T576">Maden Kanunu m.29’a göre</text:span></text:p>
      <text:p text:style-name="P577"><text:span text:style-name="T578">işletme iznine uygun olarak faaliyetlerini yürütme borcudur. Bu noktada kanun maddesi</text:span></text:p>
      <text:p text:style-name="P579"><text:span text:style-name="T580">çok uzun olup, sadece işletme projesine uygun olarak maden faaliyetlerinin hesabını her</text:span></text:p>
      <text:p text:style-name="P581"><text:span text:style-name="T582">yıl nisan ayı sonuna kadar idareye vermesi<text:s/></text:span><text:span text:style-name="T583">gerekmektedir. Ruhsat sahibi, Maden</text:span></text:p>
      <text:p text:style-name="P584"><text:span text:style-name="T585">Kanunu’nun m.29’dan kaynaklı yükümlülükleri yerine getirmemesi halinde öncelikle her</text:span></text:p>
      <text:p text:style-name="P586"><text:span text:style-name="T587">yıl güncellenen rakamlara göre para cezası devamında ise faaliyetlerin durdurulması</text:span></text:p>
      <text:p text:style-name="P588"><text:span text:style-name="T589">yaptırımı ile karşı karşıya kalabilecektir. Bu duru</text:span><text:span text:style-name="T590">mda da ruhsat sahibi, rödovans verene</text:span></text:p>
      <text:p text:style-name="P591"><text:span text:style-name="T592">karşı ruhsat sahasını teslim borcuna aykırı davranmış olup, akde aykırılıktan sorumluluğu</text:span></text:p>
      <text:p text:style-name="P593"><text:span text:style-name="T594">doğacaktır</text:span></text:p>
      <text:p text:style-name="P595"/>
      <text:p text:style-name="P596"/>
      <text:p text:style-name="P597"><text:span text:style-name="T598">1.9.4. Daimi Nezaretçi ve Teknik Eleman Atama Borcu</text:span></text:p>
      <text:p text:style-name="P599"><text:span text:style-name="T600">Ruhsat sahibinin, Maden Kanunu’ndan doğan bir diğer borcu da Ma</text:span><text:span text:style-name="T601">den Kanunu m.31’de</text:span></text:p>
      <text:p text:style-name="P602"><text:span text:style-name="T603">düzenlenmektedir. Maddeye göre maden ruhsat sahalarındaki işletme faaliyetlerinin, en</text:span></text:p>
      <text:p text:style-name="P604"><text:span text:style-name="T605">az bir maden mühendisi nezaretinde yapılması zorunludur. Bu zorunluluğa uyulmaması</text:span></text:p>
      <text:p text:style-name="P606"><text:span text:style-name="T607">halinde ise para cezası ve faaliyetin durdurulması yaptırımı uygulan</text:span><text:span text:style-name="T608">acaktır244.</text:span></text:p>
      <text:p text:style-name="P609"><text:span text:style-name="T610">Maddede de görüleceği üzere Genel Müdürlüğün iznine müteakip sicile işlenen rödovans</text:span></text:p>
      <text:p text:style-name="P611"><text:span text:style-name="T612">verenin bulunması halinde maden mühendisinin kim tarafından ve nasıl atanacağı belirli</text:span></text:p>
      <text:p text:style-name="P613"><text:span text:style-name="T614">değildir. Bu belirsizlik de rödovans veren ile ruhsat sahibi arasında da</text:span><text:span text:style-name="T615">imi nezaretçi seçimi</text:span></text:p>
      <text:p text:style-name="P616"><text:span text:style-name="T617">hususunda uyuşamaması halinde maden faaliyetinin ertelenmesine neden olabilecektir245.</text:span></text:p>
      <text:p text:style-name="P618"><text:span text:style-name="T619">Söz konusu boşluk Maden Yönetmeliği m.123’de düzenlenmiştir. Yönetmelikteki</text:span></text:p>
      <text:p text:style-name="P620"><text:span text:style-name="T621">maddeye göre rödovans veren ile birlikte ruhsat sahibi bir daimi nezaret</text:span><text:span text:style-name="T622">çi (maden</text:span></text:p>
      <text:p text:style-name="P623"><text:span text:style-name="T624">mühendisi) istihdamı hususunda anlaşacaklardır. Anlaşma olmaması halinde ise konuyu</text:span></text:p>
      <text:p text:style-name="P625"><text:span text:style-name="T626">idare bir maden mühendisi atayarak çözecektir</text:span></text:p>
      <text:p text:style-name="P627"/>
      <text:p text:style-name="P628"/>
      <text:p text:style-name="P629"/>
      <text:p text:style-name="P630"><text:span text:style-name="T631">ruhsat sahibinin Maden</text:span></text:p>
      <text:p text:style-name="P632"><text:span text:style-name="T633">Kanunu’ndan kaynaklı üretim taahhüdü bulunmaktadır. Örnek vermek gerekirse<text:s/></text:span><text:span text:style-name="T634">aldığınız</text:span></text:p>
      <text:p text:style-name="P635"><text:span text:style-name="T636">mıcır ruhsatında yıllık 100.000 Ton mıcır üretileceğini taahhüt ettiniz. 1.yıl 10.000 Ton,</text:span></text:p>
      <text:p text:style-name="P637"><text:span text:style-name="T638">2.yıl 20.000 Ton, 3.yıl 5.000 ton, 4.yıl 1.000 Ton, 5.yıl üretim taahhüdünü yerine</text:span></text:p>
      <text:p text:style-name="P639"><text:span text:style-name="T640">getirmediniz. Bu durumda en az üretim yapılan yıllar 5.yıl, 4.yıl ve 3.y</text:span><text:span text:style-name="T641">ıl olacaktır. Toplam</text:span></text:p>
      <text:p text:style-name="P642"><text:span text:style-name="T643">üretim ise 6.000 Ton olacaktır. Burada 5 yıllık süreçler her defasında geçmişe doğru</text:span></text:p>
      <text:p text:style-name="P644"><text:span text:style-name="T645">hesaplanacaktır. Yıllık üretim taahhüdü projede 100.000 Ton olduğu için ve örnekte</text:span></text:p>
      <text:p text:style-name="P646"><text:span text:style-name="T647">üretilen miktar 6.000 Ton olduğu için Maden Kanunu m.24/12246 uyarı</text:span><text:span text:style-name="T648">nca 2019 yılı</text:span></text:p>
      <text:p text:style-name="P649"><text:span text:style-name="T650">itibariyle 77.632 TL olarak öngörülen idari para cezası ruhsata uygulanacaktır. İşte Maden</text:span></text:p>
      <text:p text:style-name="P651"><text:span text:style-name="T652">Kanunu m.24/12’deki yaptırımın uygulanmaması için mücbir sebep ve beklenmeyen hal</text:span></text:p>
      <text:p text:style-name="P653"><text:span text:style-name="T654">ileri sürülerek Maden Kanunu m.24/12’deki idari para cezası hükmü uyg</text:span><text:span text:style-name="T655">ulanmasının</text:span></text:p>
      <text:p text:style-name="P656"><text:span text:style-name="T657">önüne geçilebilecektir</text:span></text:p>
      <text:p text:style-name="P658"/>
      <text:p text:style-name="P659"/>
      <text:p text:style-name="P660"/>
      <text:p text:style-name="P661"><text:span text:style-name="T662">.2.1. Maden Kanunu’ndan Doğan İstisnalar</text:span></text:p>
      <text:p text:style-name="P663"><text:span text:style-name="T664">Yukarıda izah edildiği üzere madencilik faaliyeti için ruhsat sahibinin maden çıkartılacak</text:span></text:p>
      <text:p text:style-name="P665"><text:span text:style-name="T666">araziye erişim izninin bulunması gerekmektedir. Bu konu Maden Kanunun m.46’da</text:span></text:p>
      <text:p text:style-name="P667"><text:span text:style-name="T668">düzenlen</text:span><text:span text:style-name="T669">mektedir.</text:span></text:p>
      <text:p text:style-name="P670"><text:span text:style-name="T671">46. Madde “(1)Maden arama dönemi içerisinde arama sahası özel mülkiyete konu</text:span></text:p>
      <text:p text:style-name="P672"><text:span text:style-name="T673">gayrimenkul üzerinde kullanma amacına münhasır olmak üzere belli süreler için madenci,</text:span></text:p>
      <text:p text:style-name="P674"><text:span text:style-name="T675">Genel Müdürlüğe müracaat ile irtifak ve/veya intifa hakkı tesisi isteyebilir.</text:span></text:p>
      <text:p text:style-name="P676"><text:span text:style-name="T677">(2)İ</text:span><text:span text:style-name="T678">rtifak ve/veya intifa hakkı karşılığı, Kamulaştırma Kanununa uygun olarak seçilecek</text:span></text:p>
      <text:p text:style-name="P679"><text:span text:style-name="T680">bilirkişiler tarafından tespit edilir.</text:span></text:p>
      <text:p text:style-name="P681"><text:span text:style-name="T682">(3) Arama süresi sonunda (...) (2) işletme talebi söz konusu olduğu takdirde tesis edilen</text:span></text:p>
      <text:soft-page-break/>
      <text:p text:style-name="P683"><text:span text:style-name="T684">irtifak ve/veya intifa hakkının süresi (...</text:span><text:span text:style-name="T685">) (2) işletme süresini geçmemek kaydıyla</text:span></text:p>
      <text:p text:style-name="P686"><text:span text:style-name="T687">uzatılabildiği gibi yeni irtifak ve/veya intifa hakkı talebinde de bulunulabilir. İşletme</text:span></text:p>
      <text:p text:style-name="P688"><text:span text:style-name="T689">ruhsat sahasında ve/veya mücavirinde kurulacak tesislerde kullanılacak ve ruhsat sahası</text:span></text:p>
      <text:p text:style-name="P690"><text:span text:style-name="T691">dışından getirilecek olan su,<text:s/></text:span><text:span text:style-name="T692">doğalgaz, elektrik ve haberleşme hatları için ruhsat sahibi</text:span></text:p>
      <text:p text:style-name="P693"><text:span text:style-name="T694">Genel Müdürlüğe müracaat ederek irtifak ve/veya intifa hakkı tesisi isteyebilir.(4)</text:span></text:p>
      <text:p text:style-name="P695"><text:span text:style-name="T696">(4)Faaliyetler sırasında sahaya zarar verilmesi durumunda ruhsat sahibi adli merciler</text:span></text:p>
      <text:p text:style-name="P697"><text:span text:style-name="T698">tarafından tespit<text:s/></text:span><text:span text:style-name="T699">edilecek tazminatı arazi sahibine ödemek ve sahayı kullanılabilir</text:span></text:p>
      <text:p text:style-name="P700"><text:span text:style-name="T701">durumda terk etmekle yükümlüdür</text:span></text:p>
      <text:p text:style-name="P702"/>
      <text:p text:style-name="P703"/>
      <text:p text:style-name="P704"/>
      <text:p text:style-name="P705"><text:span text:style-name="T706">Ruhsatın Süresinin Dolması</text:span></text:p>
      <text:p text:style-name="P707"><text:span text:style-name="T708">Arama ve işletme ruhsatları Maden Kanunu uyarınca belirli sürelerle verilebilir. Bu</text:span></text:p>
      <text:p text:style-name="P709"><text:span text:style-name="T710">süreler Maden Kanunu m.24/3’de düzenlenmişti</text:span><text:span text:style-name="T711">r. Fıkrada bahsi geçtiği üzere 1.grup (a)</text:span></text:p>
      <text:p text:style-name="P712"><text:span text:style-name="T713">bendi madenlerin işletme ruhsat süreleri 5 yıl iken, diğer grup madenlerin işletme ruhsat</text:span></text:p>
      <text:p text:style-name="P714"><text:span text:style-name="T715">süreleri 10 yıldan az olmamak üzere işletme projesine göre belirlenmektedir. Maddenin</text:span></text:p>
      <text:p text:style-name="P716"><text:span text:style-name="T717">devamı cümlelerinde de işletme ruhsatl</text:span><text:span text:style-name="T718">arının uzatma halleri düzenlenmiştir. Kanunda</text:span></text:p>
      <text:p text:style-name="P719"><text:span text:style-name="T720">bahsi geçen sürelerin sona ermesi halinde doğal olarak devletin kiraladığı ruhsat sona</text:span></text:p>
      <text:p text:style-name="P721"><text:span text:style-name="T722">erecektir. Bunun sonucunda da rödovans sözleşmesi kendiliğinden sona erecektir.</text:span></text:p>
      <text:p text:style-name="P723"/>
      <text:p text:style-name="P724"><text:span text:style-name="T725">///////////////**************************-</text:span><text:span text:style-name="T726">------------------------------------</text:span></text:p>
      <text:p text:style-name="P727"/>
      <text:list text:style-name="LFO1" text:continue-numbering="true">
        <text:list-item>
          <text:p text:style-name="P728"><text:span text:style-name="T729">Rodovans sözleşmesinin maden dairesince onaylanması gerektiğinden sözleşme rodovans sözleşmesi değildir.</text:span></text:p>
        </text:list-item>
        <text:list-item>
          <text:p text:style-name="P730"><text:span text:style-name="T731">Kira sözleşmesi olduuğu için yetkili mahkeme sulh hukuktur.</text:span></text:p>
        </text:list-item>
        <text:list-item>
          <text:p text:style-name="P732"><text:span text:style-name="T733">Kira sözleşmesi olduğu için zamanaşımı 5 yıldır</text:span></text:p>
        </text:list-item>
        <text:list-item>
          <text:p text:style-name="P734"><text:span text:style-name="T735">karşı</text:span><text:span text:style-name="T736"><text:s/>dava</text:span></text:p>
        </text:list-item>
        <text:list-item>
          <text:p text:style-name="P737"><text:span text:style-name="T738">orman dairesine vewrdiği taahhüde aykırı olarak işletme hakkı devri sözleşmesi yapmış</text:span></text:p>
        </text:list-item>
        <text:list-item>
          <text:p text:style-name="P739"><text:span text:style-name="T740"><text:s/>Türk Borçlar Kanunu’nun ürün kirasına ilişkin hükümleri m.357-378) kıyasen uygulanacaktır. Bu hükümler arasında somut olaya uygulanacak hüküm bulunmazsa, TBK m.358</text:span><text:span text:style-name="T741">’in atfı nedeniyle kira sözleşmesinin genel hükümleri de somut uyuşmazlığa uygulanabilir. Kira sözleşmesi genel hükümlerde uygulanacak hüküm bulunmaması halinde ise artık Türk Borçlar Kanunu’nun Genel Hükümleri uygulanmalıdır. <text:s/></text:span></text:p>
        </text:list-item>
        <text:list-item>
          <text:p text:style-name="P742"><text:span text:style-name="T743">MADDE 67 –</text:span><text:span text:style-name="T744"><text:s/>(1)<text:s/></text:span><text:span text:style-name="T745">Hammadde üretim izin belgeli yap-işlet-devret modeli kamu yatırımları için görevli şirket tarafından, her yıl Ocak ayı sonuna kadar aynı grupta bulunan işletme ruhsatlarından alınan ruhsat bedelinin %30’u oranında çevre ile uyum bedeli, kullanılan hammadde</text:span><text:span text:style-name="T746">nin ocak başı satış fiyatı üzerinden her yıl Haziran ayı sonuna kadar Kanunun 14 üncü maddesine göre Devlet hakkı yatırılır.</text:span></text:p>
        </text:list-item>
      </text:list>
      <text:p text:style-name="P747"><text:span text:style-name="T748">(2</text:span>) Devlet hakkı ve çevre ile uyum bedelinin süresinde yatırılmaması veya eksik yatırılması hâlinde hammadde üretim izin sahibi görevli şirkete Kanunun 14 üncü maddesinin on yedinci fıkrası gereğince idari para cezası verilir ve üç ay içinde tamamlanması istenir. Aksi halde üretim faaliyeti durdurulur.</text:p>
      <text:list text:style-name="LFO1" text:continue-numbering="true">
        <text:list-item>
          <text:p text:style-name="P749"/>
        </text:list-item>
      </text:list>
      <text:p text:style-name="P750"><text:span text:style-name="T751">MADDE 101 –<text:s/></text:span><text:span text:style-name="T752">(1) Ruhsat sahipleri ile üçüncü kişiler arasında yapılacak olan rödöva</text:span><text:span text:style-name="T753">ns sözleşmeleri Bakanlığın iznine tabidir.</text:span></text:p>
      <text:p text:style-name="P754">(2) Maden işletme ruhsat sahiplerinin, ruhsat sahalarının bir kısmı veya tamamı için üçüncü kişilerle yapmış oldukları rödövans sözleşmelerinin ve bu sözleşmelerde yapılan değişikliklerin, devir ve intikal işlemlerinde, bilgilendirme amacıyla Genel Müdürlüğe verilmesi ve maden siciline bilgi amaçlı şerh edilmesi zorunludur. Genel Müdürlük hiçbir şekilde rödövans sözleşmelerine taraf değildir.</text:p>
      <text:p text:style-name="P755"/>
      <text:p text:style-name="P756">30187 maden yönetmeliği</text:p>
      <text:soft-page-break/>
      <text:p text:style-name="P757"><text:span text:style-name="T758">MADDE 123 –<text:s/></text:span><text:span text:style-name="T759">(1) Kaynak tuzlaları hariç olmak üze</text:span><text:span text:style-name="T760">re maden ruhsat sahalarındaki işletme faaliyetleri, maden mühendisi nezaretinde yapılır. Daimi nezaretçisi olmayan maden işletme ruhsat ve hammadde üretim izin sahalarında, maden işletme faaliyeti yapılamaz.</text:span></text:p>
      <text:p text:style-name="P761"><text:span text:style-name="T762">ruhsat</text:span></text:p>
      <text:p text:style-name="P763"><text:span text:style-name="T764">sahibi de ruhsatını Devletten almaktadır.</text:span><text:span text:style-name="T765"><text:s/>Yapılan bu işlem bir nevi süreli lisanslama</text:span></text:p>
      <text:p text:style-name="P766"><text:span text:style-name="T767">işlemidir(Anayasa m.168, Maden Kanunu m.4). Bu süre içerisinde ruhsat sahibi de devlete</text:span></text:p>
      <text:p text:style-name="P768"><text:span text:style-name="T769">karşı 3213 sayılı Maden Kanunu’ndan doğan yükümlülüklerini yerine getirecek ki,</text:span></text:p>
      <text:p text:style-name="P770"><text:span text:style-name="T771">rödovans verene karşı teslim borcunda sıkın</text:span><text:span text:style-name="T772">tı çıkmasın.</text:span></text:p>
      <text:p text:style-name="P773"/>
      <text:p text:style-name="P774"><text:span text:style-name="T775">Maden sevkiyatı</text:span></text:p>
      <text:p text:style-name="P776"><text:span text:style-name="T777">MADDE 48 –<text:s/></text:span><text:span text:style-name="T778">(1) Ruhsat sahasında açılan ocaktan doğrudan satışlarda, stok alanları, kırma-eleme tesisi veya zenginleştirme tesislerine kadar yapılan birincil sevkiyatlarda Genel Müdürlükten alınan sevk fişlerinin kullanılması z</text:span><text:span text:style-name="T779">orunludur. Ayrıca doğrudan satışlarda, sevkiyat güzergahı üzerinde kantar olması halinde sevk fişine kantar fişinin eklenmesi gerekir. Stok alanından dışarıya satışlarda veya yukarıda belirtilen tesislerde işleme tabi tutulduktan sonra yapılan ikincil sevk</text:span><text:span text:style-name="T780">iyatlarda ise 213 sayılı Vergi Usul Kanununa göre düzenlenmiş sevk irsaliyesinin kullanılması gerekli ve yeterlidir.</text:span></text:p>
      <text:p text:style-name="P781">(2) Sevk fişi Genel Müdürlük tarafından bastırılır. Genel Müdürlüğün her yıl belirlediği bedel karşılığında zimmetli olarak ruhsat sahibi veya hammadde üretim izin sahibine verilir. Ancak, ruhsat sahasında rödövansçı veya hammadde üretim izin sahasında faaliyeti gerçekleştiren bulunması halinde ise sevk fişinin müştereken veya münferiden talep edilmesi üzerine verilebilir. Sevk fişi koçanlarının numarası özel bir deftere kayıt edilerek takip edilir.</text:p>
      <text:p text:style-name="P782"><text:span text:style-name="T783">Üretimin, sevkiyatın veya satışın bildirilmemesi</text:span></text:p>
      <text:p text:style-name="P784"><text:span text:style-name="T785">MADDE 53 –</text:span><text:s/><text:span text:style-name="T786">(1) Genel Müdürlükçe yapılan denetim, inceleme ve ölçümler sonucunda, yaptığı üretim ve sevkiyatı bildirmediği veya eksik bildirdiği tesp</text:span><text:span text:style-name="T787">it edilen ruhsat sahiplerine, ödenmesi gereken Devlet hakkına ilaveten bildirilmeyen miktar için hesaplanacak Devlet hakkının beş katı tutarında, idari para cezası verilir. Ayrıca, yapılan üretim veya satışların beyan edilmemesi halinde haksız yere hak ikt</text:span><text:span text:style-name="T788">isabı kapsamında yapılmış fiil sayılarak Kanunun 10 uncu maddesinin yedinci fıkrası kapsamında işlem tesis edilir.</text:span></text:p>
      <text:p text:style-name="P789"><text:span text:style-name="T790">Bakanlığın onayını, borçlandırıcı<text:s/></text:span><text:span text:style-name="T791">i</text:span><text:span text:style-name="T792">şlem</text:span><text:span text:style-name="T793">i</text:span><text:span text:style-name="T794">n</text:span><text:span text:style-name="T795">i<text:s/></text:span><text:span text:style-name="T796">etk</text:span><text:span text:style-name="T797">i</text:span><text:span text:style-name="T798">nl</text:span><text:span text:style-name="T799">i</text:span><text:span text:style-name="T800">k unsuru olarak değerlend</text:span><text:span text:style-name="T801">i</text:span><text:span text:style-name="T802">rmek yer</text:span><text:span text:style-name="T803">i</text:span><text:span text:style-name="T804">nde olacaktır. Hâl böyle olunca,</text:span><text:span text:style-name="T805"><text:s/></text:span><text:span text:style-name="T806">öncek</text:span><text:span text:style-name="T807">i</text:span><text:span text:style-name="T808"><text:s/></text:span><text:span text:style-name="T809">ruhsat sah</text:span><text:span text:style-name="T810">i</text:span><text:span text:style-name="T811">b</text:span><text:span text:style-name="T812">i</text:span><text:span text:style-name="T813"><text:s/></text:span><text:span text:style-name="T814">i</text:span><text:span text:style-name="T815">le yen</text:span><text:span text:style-name="T816">i</text:span><text:span text:style-name="T817"><text:s/></text:span><text:span text:style-name="T818">ruhsat sah</text:span><text:span text:style-name="T819">i</text:span><text:span text:style-name="T820">b</text:span><text:span text:style-name="T821">i</text:span><text:span text:style-name="T822"><text:s/></text:span><text:span text:style-name="T823">arasında akded</text:span><text:span text:style-name="T824">i</text:span><text:span text:style-name="T825">len sözleşmen</text:span><text:span text:style-name="T826">i</text:span><text:span text:style-name="T827">n hü-</text:span></text:p>
      <text:p text:style-name="P828"><text:span text:style-name="T829">küm<text:s/></text:span><text:span text:style-name="T830">i</text:span><text:span text:style-name="T831">fade edeb</text:span><text:span text:style-name="T832">i</text:span><text:span text:style-name="T833">lmes</text:span><text:span text:style-name="T834">i</text:span><text:span text:style-name="T835"><text:s/></text:span><text:span text:style-name="T836">i</text:span><text:span text:style-name="T837">ç</text:span><text:span text:style-name="T838">i</text:span><text:span text:style-name="T839">n, Enerj</text:span><text:span text:style-name="T840">i</text:span><text:span text:style-name="T841"><text:s/></text:span><text:span text:style-name="T842">ve Tab</text:span><text:span text:style-name="T843">ii</text:span><text:span text:style-name="T844"><text:s/></text:span><text:span text:style-name="T845">Kaynaklar Bakanlığı tarafından</text:span><text:span text:style-name="T846"><text:s/></text:span><text:span text:style-name="T847">onay ver</text:span><text:span text:style-name="T848">i</text:span><text:span text:style-name="T849">lmes</text:span><text:span text:style-name="T850">i</text:span><text:span text:style-name="T851"><text:s/></text:span><text:span text:style-name="T852">gerekmekted</text:span><text:span text:style-name="T853">i</text:span><text:span text:style-name="T854">r. Sözleşme, Bakanlık tarafından onay ver</text:span><text:span text:style-name="T855">i</text:span><text:span text:style-name="T856">l</text:span><text:span text:style-name="T857">i</text:span><text:span text:style-name="T858">nce</text:span><text:span text:style-name="T859">ye kadar askıdadır. Bakanlığın onay vermes</text:span><text:span text:style-name="T860">i</text:span><text:span text:style-name="T861">yle<text:s/></text:span><text:span text:style-name="T862">etk</text:span><text:span text:style-name="T863">i</text:span><text:span text:style-name="T864">nl</text:span><text:span text:style-name="T865">i</text:span><text:span text:style-name="T866">k unsuru gerçekleşecek</text:span><text:span text:style-name="T867"><text:s/></text:span><text:span text:style-name="T868">ve maden hakkını dev</text:span><text:span text:style-name="T869">i</text:span><text:span text:style-name="T870">r sözleşmes</text:span><text:span text:style-name="T871">i</text:span><text:span text:style-name="T872"><text:s/></text:span><text:span text:style-name="T873">hüküm<text:s/></text:span><text:span text:style-name="T874">i</text:span><text:span text:style-name="T875">fade edecekt</text:span><text:span text:style-name="T876">i</text:span><text:span text:style-name="T877">r. Buna karşılık, Ba</text:span><text:span text:style-name="T878">kanlık tarafından onay ver</text:span><text:span text:style-name="T879">i</text:span><text:span text:style-name="T880">lmezse, maden hakkını dev</text:span><text:span text:style-name="T881">i</text:span><text:span text:style-name="T882">r sözleşmes</text:span><text:span text:style-name="T883">i</text:span><text:span text:style-name="T884"><text:s/></text:span><text:span text:style-name="T885">tamamen</text:span></text:p>
      <text:p text:style-name="P886"><text:span text:style-name="T887">hükümsüzleşecekt</text:span><text:span text:style-name="T888">i</text:span><text:span text:style-name="T889">r</text:span></text:p>
      <text:p text:style-name="P890"/>
      <text:p text:style-name="P891">Kemal ERDOĞAN</text:p>
      <text:p text:style-name="P892"><text:span text:style-name="T893">121Ankara Hacı Bayram Vel</text:span><text:span text:style-name="T894">i</text:span><text:span text:style-name="T895"><text:s/></text:span><text:span text:style-name="T896">Ün</text:span><text:span text:style-name="T897">i</text:span><text:span text:style-name="T898">v.-Hukuk Fak</text:span><text:span text:style-name="T899">ültes</text:span><text:span text:style-name="T900">i</text:span><text:span text:style-name="T901"><text:s/></text:span><text:span text:style-name="T902">Derg</text:span><text:span text:style-name="T903">i</text:span><text:span text:style-name="T904">s</text:span><text:span text:style-name="T905">i</text:span><text:span text:style-name="T906"><text:s/></text:span><text:span text:style-name="T907">C. XXII, Y. 2018, Sa. 1</text:span></text:p>
      <text:p text:style-name="P908"><text:span text:style-name="T909">Rödövans sözleşmes</text:span><text:span text:style-name="T910">i</text:span><text:span text:style-name="T911">n</text:span><text:span text:style-name="T912">i</text:span><text:span text:style-name="T913">n aslının ve sözleşmede<text:s/></text:span><text:span text:style-name="T914">i</text:span><text:span text:style-name="T915">mzası bulunan taraf</text:span></text:p>
      <text:p text:style-name="P916"><text:span text:style-name="T917">ş</text:span><text:span text:style-name="T918">i</text:span><text:span text:style-name="T919">rket<text:s/></text:span><text:span text:style-name="T920">i</text:span><text:span text:style-name="T921">se,<text:s/></text:span><text:span text:style-name="T922">i</text:span><text:span text:style-name="T923">mza s</text:span><text:span text:style-name="T924">i</text:span><text:span text:style-name="T925">rküler</text:span><text:span text:style-name="T926">i</text:span><text:span text:style-name="T927">n</text:span><text:span text:style-name="T928">i</text:span><text:span text:style-name="T929">n; gerçek k</text:span><text:span text:style-name="T930">i</text:span><text:span text:style-name="T931">ş</text:span><text:span text:style-name="T932">i</text:span><text:span text:style-name="T933"><text:s/></text:span><text:span text:style-name="T934">i</text:span><text:span text:style-name="T935">se,<text:s/></text:span><text:span text:style-name="T936">i</text:span><text:span text:style-name="T937">mza beyannames</text:span><text:span text:style-name="T938">i</text:span><text:span text:style-name="T939">n</text:span><text:span text:style-name="T940">i</text:span><text:span text:style-name="T941">n asıllarının</text:span></text:p>
      <text:p text:style-name="P942"><text:span text:style-name="T943">MİGEM’e ver</text:span><text:span text:style-name="T944">i</text:span><text:span text:style-name="T945">lmes</text:span><text:span text:style-name="T946">i</text:span><text:span text:style-name="T947"><text:s/></text:span><text:span text:style-name="T948">gerekmekted</text:span><text:span text:style-name="T949">i</text:span><text:span text:style-name="T950">r</text:span></text:p>
    </office:text>
  </office:body>
</office:document-content>
</file>

<file path=styles.xml><?xml version="1.0" encoding="utf-8"?>
<office:document-styles xmlns:anim="urn:oasis:names:tc:opendocument:xmlns:animation:1.0" xmlns:chart="urn:oasis:names:tc:opendocument:xmlns:chart:1.0" xmlns:config="urn:oasis:names:tc:opendocument:xmlns:config:1.0" xmlns:db="urn:oasis:names:tc:opendocument:xmlns:database:1.0" xmlns:dc="http://purl.org/dc/elements/1.1/" xmlns:dr3d="urn:oasis:names:tc:opendocument:xmlns:dr3d:1.0" xmlns:draw="urn:oasis:names:tc:opendocument:xmlns:drawing:1.0" xmlns:fo="urn:oasis:names:tc:opendocument:xmlns:xsl-fo-compatible:1.0" xmlns:form="urn:oasis:names:tc:opendocument:xmlns:form:1.0" xmlns:grddl="http://www.w3.org/2003/g/data-view#" xmlns:math="http://www.w3.org/1998/Math/MathML" xmlns:meta="urn:oasis:names:tc:opendocument:xmlns:meta:1.0" xmlns:number="urn:oasis:names:tc:opendocument:xmlns:datastyle:1.0" xmlns:office="urn:oasis:names:tc:opendocument:xmlns:office:1.0" xmlns:presentation="urn:oasis:names:tc:opendocument:xmlns:presentation:1.0" xmlns:script="urn:oasis:names:tc:opendocument:xmlns:script:1.0" xmlns:smil="urn:oasis:names:tc:opendocument:xmlns:smil-compatible:1.0" xmlns:style="urn:oasis:names:tc:opendocument:xmlns:style:1.0" xmlns:svg="urn:oasis:names:tc:opendocument:xmlns:svg-compatible:1.0" xmlns:table="urn:oasis:names:tc:opendocument:xmlns:table:1.0" xmlns:text="urn:oasis:names:tc:opendocument:xmlns:text:1.0" xmlns:xforms="http://www.w3.org/2002/xforms" xmlns:xhtml="http://www.w3.org/1999/xhtml" xmlns:xlink="http://www.w3.org/1999/xlink" office:version="1.3">
  <office:font-face-decls>
    <style:font-face style:name="Liberation Serif" svg:font-family="Liberation Serif" style:font-family-generic="roman" style:font-pitch="variable"/>
    <style:font-face style:name="Noto Serif CJK SC" svg:font-family="Noto Serif CJK SC" style:font-family-generic="system" style:font-pitch="variable"/>
    <style:font-face style:name="Noto Sans Devanagari" svg:font-family="Noto Sans Devanagari" style:font-family-generic="system" style:font-pitch="variable"/>
    <style:font-face style:name="Times New Roman" svg:font-family="Times New Roman" style:font-family-generic="roman" style:font-pitch="variable" svg:panose-1="2 2 6 3 5 4 5 2 3 4"/>
    <style:font-face style:name="Liberation Sans" svg:font-family="Liberation Sans" style:font-family-generic="swiss" style:font-pitch="variable"/>
    <style:font-face style:name="Noto Sans CJK SC" svg:font-family="Noto Sans CJK SC" style:font-family-generic="system" style:font-pitch="variable"/>
    <style:font-face style:name="OpenSymbol" style:font-charset="x-symbol" svg:font-family="OpenSymbol" style:font-family-generic="system"/>
    <style:font-face style:name="Calibri" svg:font-family="Calibri" style:font-family-generic="swiss" style:font-pitch="variable" svg:panose-1="2 15 5 2 2 2 4 3 2 4"/>
    <style:font-face style:name="Nirmala UI" svg:font-family="Nirmala UI" style:font-family-generic="swiss" style:font-pitch="variable" svg:panose-1="2 11 5 2 4 2 4 2 2 3"/>
    <style:font-face style:name="Calibri Light" svg:font-family="Calibri Light" style:font-family-generic="swiss" style:font-pitch="variable" svg:panose-1="2 15 3 2 2 2 4 3 2 4"/>
  </office:font-face-decls>
  <office:styles>
    <style:default-style style:family="table">
      <style:table-properties fo:margin-left="0in" table:border-model="collapsing" style:writing-mode="lr-tb" table:align="left"/>
    </style:default-style>
    <style:default-style style:family="table-column">
      <style:table-column-properties style:use-optimal-column-width="true"/>
    </style:default-style>
    <style:default-style style:family="table-row">
      <style:table-row-properties style:min-row-height="0in" style:use-optimal-row-height="true" fo:keep-together="auto"/>
    </style:default-style>
    <style:default-style style:family="table-cell">
      <style:table-cell-properties fo:background-color="transparent" style:glyph-orientation-vertical="auto" style:vertical-align="top" fo:wrap-option="wrap"/>
    </style:default-style>
    <style:default-style style:family="paragraph">
      <style:paragraph-properties fo:keep-with-next="auto" fo:keep-together="auto" fo:widows="2" fo:orphans="2" fo:break-before="auto" text:number-lines="true" fo:border="none" fo:padding="0in" style:shadow="none" style:line-break="strict" style:punctuation-wrap="hanging" style:text-autospace="ideograph-alpha" style:snap-to-layout-grid="true" style:contextual-spacing="false" fo:text-align="start" style:writing-mode="lr-tb" fo:line-height="100%" fo:background-color="transparent" style:tab-stop-distance="0.4923in"/>
      <style:text-properties style:font-name="Liberation Serif" style:font-name-asian="Noto Serif CJK SC" style:font-name-complex="Noto Sans Devanagari" fo:font-weight="normal" style:font-weight-asian="normal" style:font-weight-complex="normal" fo:font-style="normal" style:font-style-asian="normal" style:font-style-complex="normal" fo:text-transform="none" fo:font-variant="normal" style:text-line-through-type="none" style:text-outline="false" style:font-relief="none" style:use-window-font-color="true" fo:letter-spacing="normal" style:text-scale="100%" style:letter-kerning="true" style:text-position="0% 100%" fo:font-size="12pt" style:font-size-asian="12pt" style:font-size-complex="12pt" fo:background-color="transparent" style:text-underline-type="none" style:text-underline-color="font-color" style:text-emphasize="none" fo:language="tr" fo:country="TR" style:language-asian="zh" style:country-asian="CN" style:language-complex="hi" style:country-complex="IN" style:text-combine="none" fo:hyphenate="true"/>
    </style:default-style>
    <style:style style:name="Normal" style:display-name="Normal" style:family="paragraph">
      <style:text-properties fo:hyphenate="false"/>
    </style:style>
    <style:style style:name="VarsayılanParagrafYazıTipi" style:display-name="Varsayılan Paragraf Yazı Tipi" style:family="text"/>
    <style:style style:name="Standard" style:display-name="Standard" style:family="paragraph">
      <style:text-properties fo:hyphenate="false"/>
    </style:style>
    <style:style style:name="Heading" style:display-name="Heading" style:family="paragraph" style:parent-style-name="Standard" style:next-style-name="Textbody">
      <style:paragraph-properties fo:keep-with-next="always" fo:margin-top="0.1666in" fo:margin-bottom="0.0833in"/>
      <style:text-properties style:font-name="Liberation Sans" style:font-name-asian="Noto Sans CJK SC" fo:font-size="14pt" style:font-size-asian="14pt" style:font-size-complex="14pt" fo:hyphenate="false"/>
    </style:style>
    <style:style style:name="Textbody" style:display-name="Text body" style:family="paragraph" style:parent-style-name="Standard">
      <style:paragraph-properties fo:margin-bottom="0.0972in" fo:line-height="115%"/>
      <style:text-properties fo:hyphenate="false"/>
    </style:style>
    <style:style style:name="Liste" style:display-name="Liste" style:family="paragraph" style:parent-style-name="Textbody">
      <style:text-properties fo:hyphenate="false"/>
    </style:style>
    <style:style style:name="ResimYazısı" style:display-name="Resim Yazısı" style:family="paragraph" style:parent-style-name="Standard">
      <style:paragraph-properties text:number-lines="false" fo:margin-top="0.0833in" fo:margin-bottom="0.0833in"/>
      <style:text-properties fo:font-style="italic" style:font-style-asian="italic" style:font-style-complex="italic" fo:hyphenate="false"/>
    </style:style>
    <style:style style:name="Index" style:display-name="Index" style:family="paragraph" style:parent-style-name="Standard">
      <style:paragraph-properties text:number-lines="false"/>
      <style:text-properties fo:hyphenate="false"/>
    </style:style>
    <style:style style:name="BulletSymbols" style:display-name="Bullet Symbols" style:family="text">
      <style:text-properties style:font-name="OpenSymbol" style:font-name-asian="OpenSymbol" style:font-name-complex="OpenSymbol"/>
    </style:style>
    <style:style style:name="fontstyle01" style:display-name="fontstyle01" style:family="text" style:parent-style-name="VarsayılanParagrafYazıTipi">
      <style:text-properties style:font-name="Times New Roman" style:font-name-complex="Times New Roman" fo:font-weight="normal" style:font-weight-asian="normal" style:font-weight-complex="normal" fo:font-style="normal" style:font-style-asian="normal" style:font-style-complex="normal" fo:color="#000000" fo:font-size="10pt" style:font-size-asian="10pt" style:font-size-complex="10pt"/>
    </style:style>
    <text:notes-configuration text:note-class="footnote" text:start-value="0" style:num-format="1" text:start-numbering-at="document" text:footnotes-position="page"/>
    <text:notes-configuration text:note-class="endnote" text:start-value="0" style:num-format="i" text:start-numbering-at="document" text:footnotes-position="document"/>
    <style:style style:name="WW_CharLFO1LVL1" style:family="text">
      <style:text-properties style:font-name="OpenSymbol" style:font-name-asian="OpenSymbol" style:font-name-complex="OpenSymbol"/>
    </style:style>
    <style:style style:name="WW_CharLFO1LVL2" style:family="text">
      <style:text-properties style:font-name="OpenSymbol" style:font-name-asian="OpenSymbol" style:font-name-complex="OpenSymbol"/>
    </style:style>
    <style:style style:name="WW_CharLFO1LVL3" style:family="text">
      <style:text-properties style:font-name="OpenSymbol" style:font-name-asian="OpenSymbol" style:font-name-complex="OpenSymbol"/>
    </style:style>
    <style:style style:name="WW_CharLFO1LVL4" style:family="text">
      <style:text-properties style:font-name="OpenSymbol" style:font-name-asian="OpenSymbol" style:font-name-complex="OpenSymbol"/>
    </style:style>
    <style:style style:name="WW_CharLFO1LVL5" style:family="text">
      <style:text-properties style:font-name="OpenSymbol" style:font-name-asian="OpenSymbol" style:font-name-complex="OpenSymbol"/>
    </style:style>
    <style:style style:name="WW_CharLFO1LVL6" style:family="text">
      <style:text-properties style:font-name="OpenSymbol" style:font-name-asian="OpenSymbol" style:font-name-complex="OpenSymbol"/>
    </style:style>
    <style:style style:name="WW_CharLFO1LVL7" style:family="text">
      <style:text-properties style:font-name="OpenSymbol" style:font-name-asian="OpenSymbol" style:font-name-complex="OpenSymbol"/>
    </style:style>
    <style:style style:name="WW_CharLFO1LVL8" style:family="text">
      <style:text-properties style:font-name="OpenSymbol" style:font-name-asian="OpenSymbol" style:font-name-complex="OpenSymbol"/>
    </style:style>
    <style:style style:name="WW_CharLFO1LVL9" style:family="text">
      <style:text-properties style:font-name="OpenSymbol" style:font-name-asian="OpenSymbol" style:font-name-complex="OpenSymbol"/>
    </style:style>
    <style:default-page-layout>
      <style:page-layout-properties style:layout-grid-standard-mode="true"/>
    </style:default-page-layout>
    <style:default-style style:family="graphic">
      <style:graphic-properties draw:fill="solid" draw:fill-color="#4472c4" draw:opacity="100%" draw:stroke="solid" svg:stroke-width="0.01389in" svg:stroke-color="#2f528f" svg:stroke-opacity="100%" draw:stroke-linejoin="miter" svg:stroke-linecap="butt"/>
    </style:default-style>
  </office:styles>
  <office:automatic-styles>
    <text:list-style style:name="LFO1">
      <text:list-level-style-bullet text:level="1" text:style-name="WW_CharLFO1LVL1" text:bullet-char="•">
        <style:list-level-properties text:space-before="0.25in" text:min-label-width="0.25in" text:list-level-position-and-space-mode="label-alignment">
          <style:list-level-label-alignment text:label-followed-by="listtab" fo:margin-left="0.5in" fo:text-indent="-0.25in"/>
        </style:list-level-properties>
        <style:text-properties style:font-name="OpenSymbol"/>
      </text:list-level-style-bullet>
      <text:list-level-style-bullet text:level="2" text:style-name="WW_CharLFO1LVL2" text:bullet-char="◦">
        <style:list-level-properties text:space-before="0.5in" text:min-label-width="0.25in" text:list-level-position-and-space-mode="label-alignment">
          <style:list-level-label-alignment text:label-followed-by="listtab" fo:margin-left="0.75in" fo:text-indent="-0.25in"/>
        </style:list-level-properties>
        <style:text-properties style:font-name="OpenSymbol"/>
      </text:list-level-style-bullet>
      <text:list-level-style-bullet text:level="3" text:style-name="WW_CharLFO1LVL3" text:bullet-char="▪">
        <style:list-level-properties text:space-before="0.75in" text:min-label-width="0.25in" text:list-level-position-and-space-mode="label-alignment">
          <style:list-level-label-alignment text:label-followed-by="listtab" fo:margin-left="1in" fo:text-indent="-0.25in"/>
        </style:list-level-properties>
        <style:text-properties style:font-name="OpenSymbol"/>
      </text:list-level-style-bullet>
      <text:list-level-style-bullet text:level="4" text:style-name="WW_CharLFO1LVL4" text:bullet-char="•">
        <style:list-level-properties text:space-before="1in" text:min-label-width="0.25in" text:list-level-position-and-space-mode="label-alignment">
          <style:list-level-label-alignment text:label-followed-by="listtab" fo:margin-left="1.25in" fo:text-indent="-0.25in"/>
        </style:list-level-properties>
        <style:text-properties style:font-name="OpenSymbol"/>
      </text:list-level-style-bullet>
      <text:list-level-style-bullet text:level="5" text:style-name="WW_CharLFO1LVL5" text:bullet-char="◦">
        <style:list-level-properties text:space-before="1.25in" text:min-label-width="0.25in" text:list-level-position-and-space-mode="label-alignment">
          <style:list-level-label-alignment text:label-followed-by="listtab" fo:margin-left="1.5in" fo:text-indent="-0.25in"/>
        </style:list-level-properties>
        <style:text-properties style:font-name="OpenSymbol"/>
      </text:list-level-style-bullet>
      <text:list-level-style-bullet text:level="6" text:style-name="WW_CharLFO1LVL6" text:bullet-char="▪">
        <style:list-level-properties text:space-before="1.5in" text:min-label-width="0.25in" text:list-level-position-and-space-mode="label-alignment">
          <style:list-level-label-alignment text:label-followed-by="listtab" fo:margin-left="1.75in" fo:text-indent="-0.25in"/>
        </style:list-level-properties>
        <style:text-properties style:font-name="OpenSymbol"/>
      </text:list-level-style-bullet>
      <text:list-level-style-bullet text:level="7" text:style-name="WW_CharLFO1LVL7" text:bullet-char="•">
        <style:list-level-properties text:space-before="1.75in" text:min-label-width="0.25in" text:list-level-position-and-space-mode="label-alignment">
          <style:list-level-label-alignment text:label-followed-by="listtab" fo:margin-left="2in" fo:text-indent="-0.25in"/>
        </style:list-level-properties>
        <style:text-properties style:font-name="OpenSymbol"/>
      </text:list-level-style-bullet>
      <text:list-level-style-bullet text:level="8" text:style-name="WW_CharLFO1LVL8" text:bullet-char="◦">
        <style:list-level-properties text:space-before="2in" text:min-label-width="0.25in" text:list-level-position-and-space-mode="label-alignment">
          <style:list-level-label-alignment text:label-followed-by="listtab" fo:margin-left="2.25in" fo:text-indent="-0.25in"/>
        </style:list-level-properties>
        <style:text-properties style:font-name="OpenSymbol"/>
      </text:list-level-style-bullet>
      <text:list-level-style-bullet text:level="9" text:style-name="WW_CharLFO1LVL9" text:bullet-char="▪">
        <style:list-level-properties text:space-before="2.25in" text:min-label-width="0.25in" text:list-level-position-and-space-mode="label-alignment">
          <style:list-level-label-alignment text:label-followed-by="listtab" fo:margin-left="2.5in" fo:text-indent="-0.25in"/>
        </style:list-level-properties>
        <style:text-properties style:font-name="OpenSymbol"/>
      </text:list-level-style-bullet>
    </text:list-style>
    <style:page-layout style:name="PL0">
      <style:page-layout-properties fo:page-width="8.268in" fo:page-height="11.693in" style:print-orientation="portrait" fo:margin-top="0.7875in" fo:margin-left="0.7875in" fo:margin-bottom="0.7875in" fo:margin-right="0.7875in" style:num-format="1" style:writing-mode="lr-tb">
        <style:footnote-sep style:width="0.007in" style:rel-width="33%" style:color="#000000" style:line-style="solid" style:adjustment="left"/>
      </style:page-layout-properties>
    </style:page-layout>
  </office:automatic-styles>
  <office:master-styles>
    <style:master-page style:name="MP0" style:page-layout-name="PL0"/>
  </office:master-styles>
</office:document-styles>
</file>

<file path=meta.xml><?xml version="1.0" encoding="utf-8"?>
<office:document-meta xmlns:office="urn:oasis:names:tc:opendocument:xmlns:office:1.0" xmlns:meta="urn:oasis:names:tc:opendocument:xmlns:meta:1.0" xmlns:dc="http://purl.org/dc/elements/1.1/" xmlns:xlink="http://www.w3.org/1999/xlink" office:version="1.3">
  <office:meta>
    <meta:generator>MicrosoftOffice/15.0 MicrosoftWord</meta:generator>
    <dc:creator>m</dc:creator>
    <meta:creation-date>2024-01-07T14:49:00Z</meta:creation-date>
    <dc:date>2024-01-09T14:28:00Z</dc:date>
    <meta:template xlink:href="Normal" xlink:type="simple"/>
    <meta:editing-cycles>7</meta:editing-cycles>
    <meta:editing-duration>PT4860S</meta:editing-duration>
    <meta:document-statistic meta:page-count="10" meta:paragraph-count="62" meta:word-count="4667" meta:character-count="31207" meta:row-count="221" meta:non-whitespace-character-count="26602"/>
  </office:meta>
</office:document-meta>
</file>